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3.88055555555556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Experime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/>T_start</text:p>
          </table:table-cell>
          <table:table-cell office:value-type="string" table:style-name="ce3">
            <text:p><text:s/>T_end</text:p>
          </table:table-cell>
          <table:table-cell office:value-type="string" table:style-name="ce2">
            <text:p>T_elapsed (ms)</text:p>
          </table:table-cell>
          <table:table-cell office:value-type="string" table:style-name="ce2">
            <text:p>P_CPU (%)</text:p>
          </table:table-cell>
          <table:table-cell office:value-type="string" table:style-name="ce2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2"/>
        </table:table-row>
        <table:table-row table:style-name="ro2">
          <table:table-cell office:value-type="time" office:time-value="PT18H43M6S" table:style-name="ce5">
            <text:p>18:43:06</text:p>
          </table:table-cell>
          <table:table-cell office:value-type="time" office:time-value="PT18H43M7S" table:style-name="ce5">
            <text:p>18:43:07</text:p>
          </table:table-cell>
          <table:table-cell office:value-type="float" office:value="1014" table:style-name="ce1">
            <text:p>1014</text:p>
          </table:table-cell>
          <table:table-cell office:value-type="float" office:value="3.698" table:style-name="ce1">
            <text:p>3,698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0.20888399999999999" table:formula="of:=[.C3]/1000*[.E3]" table:style-name="ce1">
            <text:p>0,208884</text:p>
          </table:table-cell>
          <table:table-cell table:number-columns-repeated="16378"/>
        </table:table-row>
        <table:table-row table:style-name="ro2">
          <table:table-cell office:value-type="time" office:time-value="PT18H43M7S" table:style-name="ce5">
            <text:p>18:43:07</text:p>
          </table:table-cell>
          <table:table-cell office:value-type="time" office:time-value="PT18H43M8S" table:style-name="ce5">
            <text:p>18:43:08</text:p>
          </table:table-cell>
          <table:table-cell office:value-type="float" office:value="1016" table:style-name="ce1">
            <text:p>1016</text:p>
          </table:table-cell>
          <table:table-cell office:value-type="float" office:value="2.9529999999999998" table:style-name="ce1">
            <text:p>2,953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0.21132799999999999" table:formula="of:=[.C4]/1000*[.E4]" table:style-name="ce1">
            <text:p>0,211328</text:p>
          </table:table-cell>
          <table:table-cell table:number-columns-repeated="16378"/>
        </table:table-row>
        <table:table-row table:style-name="ro2">
          <table:table-cell office:value-type="time" office:time-value="PT18H43M8S" table:style-name="ce5">
            <text:p>18:43:08</text:p>
          </table:table-cell>
          <table:table-cell office:value-type="time" office:time-value="PT18H43M9S" table:style-name="ce5">
            <text:p>18:43:09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251" table:style-name="ce1">
            <text:p>0,251</text:p>
          </table:table-cell>
          <table:table-cell office:value-type="float" office:value="0.25476499999999996" table:formula="of:=[.C5]/1000*[.E5]" table:style-name="ce1">
            <text:p>0,254765</text:p>
          </table:table-cell>
          <table:table-cell table:number-columns-repeated="16378"/>
        </table:table-row>
        <table:table-row table:style-name="ro2">
          <table:table-cell office:value-type="time" office:time-value="PT18H43M9S" table:style-name="ce5">
            <text:p>18:43:09</text:p>
          </table:table-cell>
          <table:table-cell office:value-type="time" office:time-value="PT18H43M10S" table:style-name="ce5">
            <text:p>18:43:10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46" table:style-name="ce1">
            <text:p>0,246</text:p>
          </table:table-cell>
          <table:table-cell office:value-type="float" office:value="0.24968999999999997" table:formula="of:=[.C6]/1000*[.E6]" table:style-name="ce1">
            <text:p>0,24969</text:p>
          </table:table-cell>
          <table:table-cell table:number-columns-repeated="16378"/>
        </table:table-row>
        <table:table-row table:style-name="ro2">
          <table:table-cell office:value-type="time" office:time-value="PT18H43M10S" table:style-name="ce5">
            <text:p>18:43:10</text:p>
          </table:table-cell>
          <table:table-cell office:value-type="time" office:time-value="PT18H43M11S" table:style-name="ce5">
            <text:p>18:43:11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2" table:style-name="ce1">
            <text:p>0,22</text:p>
          </table:table-cell>
          <table:table-cell office:value-type="float" office:value="0.22329999999999997" table:formula="of:=[.C7]/1000*[.E7]" table:style-name="ce1">
            <text:p>0,2233</text:p>
          </table:table-cell>
          <table:table-cell table:number-columns-repeated="16378"/>
        </table:table-row>
        <table:table-row table:style-name="ro2">
          <table:table-cell office:value-type="time" office:time-value="PT18H43M11S" table:style-name="ce5">
            <text:p>18:43:11</text:p>
          </table:table-cell>
          <table:table-cell office:value-type="time" office:time-value="PT18H43M12S" table:style-name="ce5">
            <text:p>18:43:12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3599999999999999" table:style-name="ce1">
            <text:p>0,236</text:p>
          </table:table-cell>
          <table:table-cell office:value-type="float" office:value="0.23953999999999998" table:formula="of:=[.C8]/1000*[.E8]" table:style-name="ce1">
            <text:p>0,23954</text:p>
          </table:table-cell>
          <table:table-cell table:number-columns-repeated="16378"/>
        </table:table-row>
        <table:table-row table:style-name="ro2">
          <table:table-cell office:value-type="time" office:time-value="PT18H43M12S" table:style-name="ce5">
            <text:p>18:43:12</text:p>
          </table:table-cell>
          <table:table-cell office:value-type="time" office:time-value="PT18H43M13S" table:style-name="ce5">
            <text:p>18:43:13</text:p>
          </table:table-cell>
          <table:table-cell office:value-type="float" office:value="1015" table:style-name="ce1">
            <text:p>1015</text:p>
          </table:table-cell>
          <table:table-cell office:value-type="float" office:value="3.9409999999999998" table:style-name="ce1">
            <text:p>3,941</text:p>
          </table:table-cell>
          <table:table-cell office:value-type="float" office:value="0.26100000000000001" table:style-name="ce1">
            <text:p>0,261</text:p>
          </table:table-cell>
          <table:table-cell office:value-type="float" office:value="0.26491500000000001" table:formula="of:=[.C9]/1000*[.E9]" table:style-name="ce1">
            <text:p>0,264915</text:p>
          </table:table-cell>
          <table:table-cell table:number-columns-repeated="16378"/>
        </table:table-row>
        <table:table-row table:style-name="ro2">
          <table:table-cell office:value-type="time" office:time-value="PT18H43M13S" table:style-name="ce5">
            <text:p>18:43:13</text:p>
          </table:table-cell>
          <table:table-cell office:value-type="time" office:time-value="PT18H43M14S" table:style-name="ce5">
            <text:p>18:43:14</text:p>
          </table:table-cell>
          <table:table-cell office:value-type="float" office:value="1014" table:style-name="ce1">
            <text:p>1014</text:p>
          </table:table-cell>
          <table:table-cell office:value-type="float" office:value="3.698" table:style-name="ce1">
            <text:p>3,698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22815000000000002" table:formula="of:=[.C10]/1000*[.E10]" table:style-name="ce1">
            <text:p>0,22815</text:p>
          </table:table-cell>
          <table:table-cell table:number-columns-repeated="16378"/>
        </table:table-row>
        <table:table-row table:style-name="ro2">
          <table:table-cell office:value-type="time" office:time-value="PT18H43M14S" table:style-name="ce5">
            <text:p>18:43:14</text:p>
          </table:table-cell>
          <table:table-cell office:value-type="time" office:time-value="PT18H43M15S" table:style-name="ce5">
            <text:p>18:43:15</text:p>
          </table:table-cell>
          <table:table-cell office:value-type="float" office:value="1016" table:style-name="ce1">
            <text:p>1016</text:p>
          </table:table-cell>
          <table:table-cell office:value-type="float" office:value="4.6749999999999998" table:style-name="ce1">
            <text:p>4,675</text:p>
          </table:table-cell>
          <table:table-cell office:value-type="float" office:value="0.25800000000000001" table:style-name="ce1">
            <text:p>0,258</text:p>
          </table:table-cell>
          <table:table-cell office:value-type="float" office:value="0.26212800000000003" table:formula="of:=[.C11]/1000*[.E11]" table:style-name="ce1">
            <text:p>0,262128</text:p>
          </table:table-cell>
          <table:table-cell table:number-columns-repeated="16378"/>
        </table:table-row>
        <table:table-row table:style-name="ro2">
          <table:table-cell office:value-type="time" office:time-value="PT18H43M15S" table:style-name="ce5">
            <text:p>18:43:15</text:p>
          </table:table-cell>
          <table:table-cell office:value-type="time" office:time-value="PT18H43M16S" table:style-name="ce5">
            <text:p>18:43:16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52" table:style-name="ce1">
            <text:p>0,252</text:p>
          </table:table-cell>
          <table:table-cell office:value-type="float" office:value="0.255276" table:formula="of:=[.C12]/1000*[.E12]" table:style-name="ce1">
            <text:p>0,255276</text:p>
          </table:table-cell>
          <table:table-cell table:number-columns-repeated="16378"/>
        </table:table-row>
        <table:table-row table:style-name="ro2">
          <table:table-cell office:value-type="time" office:time-value="PT18H43M16S" table:style-name="ce5">
            <text:p>18:43:16</text:p>
          </table:table-cell>
          <table:table-cell office:value-type="time" office:time-value="PT18H43M17S" table:style-name="ce5">
            <text:p>18:43:17</text:p>
          </table:table-cell>
          <table:table-cell office:value-type="float" office:value="1014" table:style-name="ce1">
            <text:p>1014</text:p>
          </table:table-cell>
          <table:table-cell office:value-type="float" office:value="3.9449999999999998" table:style-name="ce1">
            <text:p>3,945</text:p>
          </table:table-cell>
          <table:table-cell office:value-type="float" office:value="0.253" table:style-name="ce1">
            <text:p>0,253</text:p>
          </table:table-cell>
          <table:table-cell office:value-type="float" office:value="0.25654199999999999" table:formula="of:=[.C13]/1000*[.E13]" table:style-name="ce1">
            <text:p>0,256542</text:p>
          </table:table-cell>
          <table:table-cell table:number-columns-repeated="16378"/>
        </table:table-row>
        <table:table-row table:style-name="ro2">
          <table:table-cell office:value-type="time" office:time-value="PT18H43M17S" table:style-name="ce5">
            <text:p>18:43:17</text:p>
          </table:table-cell>
          <table:table-cell office:value-type="time" office:time-value="PT18H43M18S" table:style-name="ce5">
            <text:p>18:43:18</text:p>
          </table:table-cell>
          <table:table-cell office:value-type="float" office:value="1014" table:style-name="ce1">
            <text:p>1014</text:p>
          </table:table-cell>
          <table:table-cell office:value-type="float" office:value="4.931" table:style-name="ce1">
            <text:p>4,93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28392000000000001" table:formula="of:=[.C14]/1000*[.E14]" table:style-name="ce1">
            <text:p>0,28392</text:p>
          </table:table-cell>
          <table:table-cell table:number-columns-repeated="16378"/>
        </table:table-row>
        <table:table-row table:style-name="ro2">
          <table:table-cell office:value-type="time" office:time-value="PT18H43M18S" table:style-name="ce5">
            <text:p>18:43:18</text:p>
          </table:table-cell>
          <table:table-cell office:value-type="time" office:time-value="PT18H43M19S" table:style-name="ce5">
            <text:p>18:43:19</text:p>
          </table:table-cell>
          <table:table-cell office:value-type="float" office:value="1015" table:style-name="ce1">
            <text:p>1015</text:p>
          </table:table-cell>
          <table:table-cell office:value-type="float" office:value="5.4189999999999996" table:style-name="ce1">
            <text:p>5,419</text:p>
          </table:table-cell>
          <table:table-cell office:value-type="float" office:value="0.31" table:style-name="ce1">
            <text:p>0,31</text:p>
          </table:table-cell>
          <table:table-cell office:value-type="float" office:value="0.31464999999999999" table:formula="of:=[.C15]/1000*[.E15]" table:style-name="ce1">
            <text:p>0,31465</text:p>
          </table:table-cell>
          <table:table-cell table:number-columns-repeated="16378"/>
        </table:table-row>
        <table:table-row table:style-name="ro2">
          <table:table-cell office:value-type="time" office:time-value="PT18H43M19S" table:style-name="ce5">
            <text:p>18:43:19</text:p>
          </table:table-cell>
          <table:table-cell office:value-type="time" office:time-value="PT18H43M20S" table:style-name="ce5">
            <text:p>18:43:20</text:p>
          </table:table-cell>
          <table:table-cell office:value-type="float" office:value="1014" table:style-name="ce1">
            <text:p>1014</text:p>
          </table:table-cell>
          <table:table-cell office:value-type="float" office:value="4.4379999999999997" table:style-name="ce1">
            <text:p>4,438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0.28189200000000003" table:formula="of:=[.C16]/1000*[.E16]" table:style-name="ce1">
            <text:p>0,281892</text:p>
          </table:table-cell>
          <table:table-cell table:number-columns-repeated="16378"/>
        </table:table-row>
        <table:table-row table:style-name="ro2">
          <table:table-cell office:value-type="time" office:time-value="PT18H43M20S" table:style-name="ce5">
            <text:p>18:43:20</text:p>
          </table:table-cell>
          <table:table-cell office:value-type="time" office:time-value="PT18H43M21S" table:style-name="ce5">
            <text:p>18:43:21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40200000000000002" table:style-name="ce1">
            <text:p>0,402</text:p>
          </table:table-cell>
          <table:table-cell office:value-type="float" office:value="0.40803" table:formula="of:=[.C17]/1000*[.E17]" table:style-name="ce1">
            <text:p>0,40803</text:p>
          </table:table-cell>
          <table:table-cell table:number-columns-repeated="16378"/>
        </table:table-row>
        <table:table-row table:style-name="ro2">
          <table:table-cell office:value-type="time" office:time-value="PT18H43M21S" table:style-name="ce5">
            <text:p>18:43:21</text:p>
          </table:table-cell>
          <table:table-cell office:value-type="time" office:time-value="PT18H43M22S" table:style-name="ce5">
            <text:p>18:43:22</text:p>
          </table:table-cell>
          <table:table-cell office:value-type="float" office:value="1015" table:style-name="ce1">
            <text:p>1015</text:p>
          </table:table-cell>
          <table:table-cell office:value-type="float" office:value="4.68" table:style-name="ce1">
            <text:p>4,68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0.29840999999999995" table:formula="of:=[.C18]/1000*[.E18]" table:style-name="ce1">
            <text:p>0,29841</text:p>
          </table:table-cell>
          <table:table-cell table:number-columns-repeated="16378"/>
        </table:table-row>
        <table:table-row table:style-name="ro2">
          <table:table-cell office:value-type="time" office:time-value="PT18H43M22S" table:style-name="ce5">
            <text:p>18:43:22</text:p>
          </table:table-cell>
          <table:table-cell office:value-type="time" office:time-value="PT18H43M23S" table:style-name="ce5">
            <text:p>18:43:23</text:p>
          </table:table-cell>
          <table:table-cell office:value-type="float" office:value="1014" table:style-name="ce1">
            <text:p>1014</text:p>
          </table:table-cell>
          <table:table-cell office:value-type="float" office:value="4.4379999999999997" table:style-name="ce1">
            <text:p>4,438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.30115799999999998" table:formula="of:=[.C19]/1000*[.E19]" table:style-name="ce1">
            <text:p>0,301158</text:p>
          </table:table-cell>
          <table:table-cell table:number-columns-repeated="16378"/>
        </table:table-row>
        <table:table-row table:style-name="ro2">
          <table:table-cell office:value-type="time" office:time-value="PT18H43M23S" table:style-name="ce5">
            <text:p>18:43:23</text:p>
          </table:table-cell>
          <table:table-cell office:value-type="time" office:time-value="PT18H43M24S" table:style-name="ce5">
            <text:p>18:43:24</text:p>
          </table:table-cell>
          <table:table-cell office:value-type="float" office:value="1015" table:style-name="ce1">
            <text:p>1015</text:p>
          </table:table-cell>
          <table:table-cell office:value-type="float" office:value="4.9260000000000002" table:style-name="ce1">
            <text:p>4,926</text:p>
          </table:table-cell>
          <table:table-cell office:value-type="float" office:value="0.29499999999999998" table:style-name="ce1">
            <text:p>0,295</text:p>
          </table:table-cell>
          <table:table-cell office:value-type="float" office:value="0.29942499999999994" table:formula="of:=[.C20]/1000*[.E20]" table:style-name="ce1">
            <text:p>0,299425</text:p>
          </table:table-cell>
          <table:table-cell table:number-columns-repeated="16378"/>
        </table:table-row>
        <table:table-row table:style-name="ro2">
          <table:table-cell office:value-type="time" office:time-value="PT18H43M24S" table:style-name="ce5">
            <text:p>18:43:24</text:p>
          </table:table-cell>
          <table:table-cell office:value-type="time" office:time-value="PT18H43M25S" table:style-name="ce5">
            <text:p>18:43:25</text:p>
          </table:table-cell>
          <table:table-cell office:value-type="float" office:value="1015" table:style-name="ce1">
            <text:p>1015</text:p>
          </table:table-cell>
          <table:table-cell office:value-type="float" office:value="4.9260000000000002" table:style-name="ce1">
            <text:p>4,926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637999999999998" table:formula="of:=[.C21]/1000*[.E21]" table:style-name="ce1">
            <text:p>0,29638</text:p>
          </table:table-cell>
          <table:table-cell table:number-columns-repeated="16378"/>
        </table:table-row>
        <table:table-row table:style-name="ro2">
          <table:table-cell office:value-type="time" office:time-value="PT18H43M25S" table:style-name="ce5">
            <text:p>18:43:25</text:p>
          </table:table-cell>
          <table:table-cell office:value-type="time" office:time-value="PT18H43M26S" table:style-name="ce5">
            <text:p>18:43:26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31" table:style-name="ce1">
            <text:p>0,31</text:p>
          </table:table-cell>
          <table:table-cell office:value-type="float" office:value="0.31434000000000001" table:formula="of:=[.C22]/1000*[.E22]" table:style-name="ce1">
            <text:p>0,31434</text:p>
          </table:table-cell>
          <table:table-cell table:number-columns-repeated="16378"/>
        </table:table-row>
        <table:table-row table:style-name="ro2">
          <table:table-cell office:value-type="time" office:time-value="PT18H43M26S" table:style-name="ce5">
            <text:p>18:43:26</text:p>
          </table:table-cell>
          <table:table-cell office:value-type="time" office:time-value="PT18H43M27S" table:style-name="ce5">
            <text:p>18:43:27</text:p>
          </table:table-cell>
          <table:table-cell office:value-type="float" office:value="1014" table:style-name="ce1">
            <text:p>1014</text:p>
          </table:table-cell>
          <table:table-cell office:value-type="float" office:value="4.6840000000000002" table:style-name="ce1">
            <text:p>4,684</text:p>
          </table:table-cell>
          <table:table-cell office:value-type="float" office:value="0.307" table:style-name="ce1">
            <text:p>0,307</text:p>
          </table:table-cell>
          <table:table-cell office:value-type="float" office:value="0.31129800000000002" table:formula="of:=[.C23]/1000*[.E23]" table:style-name="ce1">
            <text:p>0,311298</text:p>
          </table:table-cell>
          <table:table-cell table:number-columns-repeated="16378"/>
        </table:table-row>
        <table:table-row table:style-name="ro2">
          <table:table-cell office:value-type="time" office:time-value="PT18H43M27S" table:style-name="ce5">
            <text:p>18:43:27</text:p>
          </table:table-cell>
          <table:table-cell office:value-type="time" office:time-value="PT18H43M28S" table:style-name="ce5">
            <text:p>18:43:28</text:p>
          </table:table-cell>
          <table:table-cell office:value-type="float" office:value="1015" table:style-name="ce1">
            <text:p>1015</text:p>
          </table:table-cell>
          <table:table-cell office:value-type="float" office:value="5.4189999999999996" table:style-name="ce1">
            <text:p>5,419</text:p>
          </table:table-cell>
          <table:table-cell office:value-type="float" office:value="0.33400000000000002" table:style-name="ce1">
            <text:p>0,334</text:p>
          </table:table-cell>
          <table:table-cell office:value-type="float" office:value="0.33900999999999998" table:formula="of:=[.C24]/1000*[.E24]" table:style-name="ce1">
            <text:p>0,33901</text:p>
          </table:table-cell>
          <table:table-cell table:number-columns-repeated="16378"/>
        </table:table-row>
        <table:table-row table:style-name="ro2">
          <table:table-cell office:value-type="time" office:time-value="PT18H43M28S" table:style-name="ce5">
            <text:p>18:43:28</text:p>
          </table:table-cell>
          <table:table-cell office:value-type="time" office:time-value="PT18H43M29S" table:style-name="ce5">
            <text:p>18:43:29</text:p>
          </table:table-cell>
          <table:table-cell office:value-type="float" office:value="1015" table:style-name="ce1">
            <text:p>1015</text:p>
          </table:table-cell>
          <table:table-cell office:value-type="float" office:value="5.1719999999999997" table:style-name="ce1">
            <text:p>5,172</text:p>
          </table:table-cell>
          <table:table-cell office:value-type="float" office:value="0.33400000000000002" table:style-name="ce1">
            <text:p>0,334</text:p>
          </table:table-cell>
          <table:table-cell office:value-type="float" office:value="0.33900999999999998" table:formula="of:=[.C25]/1000*[.E25]" table:style-name="ce1">
            <text:p>0,33901</text:p>
          </table:table-cell>
          <table:table-cell table:number-columns-repeated="16378"/>
        </table:table-row>
        <table:table-row table:style-name="ro2">
          <table:table-cell office:value-type="time" office:time-value="PT18H43M29S" table:style-name="ce5">
            <text:p>18:43:29</text:p>
          </table:table-cell>
          <table:table-cell office:value-type="time" office:time-value="PT18H43M30S" table:style-name="ce5">
            <text:p>18:43:30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378" table:style-name="ce1">
            <text:p>0,378</text:p>
          </table:table-cell>
          <table:table-cell office:value-type="float" office:value="0.38329200000000002" table:formula="of:=[.C26]/1000*[.E26]" table:style-name="ce1">
            <text:p>0,383292</text:p>
          </table:table-cell>
          <table:table-cell table:number-columns-repeated="16378"/>
        </table:table-row>
        <table:table-row table:style-name="ro2">
          <table:table-cell office:value-type="time" office:time-value="PT18H43M30S" table:style-name="ce5">
            <text:p>18:43:30</text:p>
          </table:table-cell>
          <table:table-cell office:value-type="time" office:time-value="PT18H43M31S" table:style-name="ce5">
            <text:p>18:43:31</text:p>
          </table:table-cell>
          <table:table-cell office:value-type="float" office:value="1014" table:style-name="ce1">
            <text:p>1014</text:p>
          </table:table-cell>
          <table:table-cell office:value-type="float" office:value="4.6840000000000002" table:style-name="ce1">
            <text:p>4,684</text:p>
          </table:table-cell>
          <table:table-cell office:value-type="float" office:value="0.313" table:style-name="ce1">
            <text:p>0,313</text:p>
          </table:table-cell>
          <table:table-cell office:value-type="float" office:value="0.317382" table:formula="of:=[.C27]/1000*[.E27]" table:style-name="ce1">
            <text:p>0,317382</text:p>
          </table:table-cell>
          <table:table-cell table:number-columns-repeated="16378"/>
        </table:table-row>
        <table:table-row table:style-name="ro2">
          <table:table-cell office:value-type="time" office:time-value="PT18H43M31S" table:style-name="ce5">
            <text:p>18:43:31</text:p>
          </table:table-cell>
          <table:table-cell office:value-type="time" office:time-value="PT18H43M32S" table:style-name="ce5">
            <text:p>18:43:32</text:p>
          </table:table-cell>
          <table:table-cell office:value-type="float" office:value="1014" table:style-name="ce1">
            <text:p>1014</text:p>
          </table:table-cell>
          <table:table-cell office:value-type="float" office:value="4.6840000000000002" table:style-name="ce1">
            <text:p>4,684</text:p>
          </table:table-cell>
          <table:table-cell office:value-type="float" office:value="0.33400000000000002" table:style-name="ce1">
            <text:p>0,334</text:p>
          </table:table-cell>
          <table:table-cell office:value-type="float" office:value="0.33867600000000003" table:formula="of:=[.C28]/1000*[.E28]" table:style-name="ce1">
            <text:p>0,338676</text:p>
          </table:table-cell>
          <table:table-cell table:number-columns-repeated="16378"/>
        </table:table-row>
        <table:table-row table:style-name="ro2">
          <table:table-cell office:value-type="time" office:time-value="PT18H43M32S" table:style-name="ce5">
            <text:p>18:43:32</text:p>
          </table:table-cell>
          <table:table-cell office:value-type="time" office:time-value="PT18H43M33S" table:style-name="ce5">
            <text:p>18:43:33</text:p>
          </table:table-cell>
          <table:table-cell office:value-type="float" office:value="1014" table:style-name="ce1">
            <text:p>1014</text:p>
          </table:table-cell>
          <table:table-cell office:value-type="float" office:value="4.4379999999999997" table:style-name="ce1">
            <text:p>4,438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32752200000000004" table:formula="of:=[.C29]/1000*[.E29]" table:style-name="ce1">
            <text:p>0,327522</text:p>
          </table:table-cell>
          <table:table-cell table:number-columns-repeated="16378"/>
        </table:table-row>
        <table:table-row table:style-name="ro2">
          <table:table-cell office:value-type="time" office:time-value="PT18H43M33S" table:style-name="ce5">
            <text:p>18:43:33</text:p>
          </table:table-cell>
          <table:table-cell office:value-type="time" office:time-value="PT18H43M34S" table:style-name="ce5">
            <text:p>18:43:34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34138099999999999" table:formula="of:=[.C30]/1000*[.E30]" table:style-name="ce1">
            <text:p>0,341381</text:p>
          </table:table-cell>
          <table:table-cell table:number-columns-repeated="16378"/>
        </table:table-row>
        <table:table-row table:style-name="ro2">
          <table:table-cell office:value-type="time" office:time-value="PT18H43M34S" table:style-name="ce5">
            <text:p>18:43:34</text:p>
          </table:table-cell>
          <table:table-cell office:value-type="time" office:time-value="PT18H43M35S" table:style-name="ce5">
            <text:p>18:43:35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40300000000000002" table:style-name="ce1">
            <text:p>0,403</text:p>
          </table:table-cell>
          <table:table-cell office:value-type="float" office:value="0.40864200000000001" table:formula="of:=[.C31]/1000*[.E31]" table:style-name="ce1">
            <text:p>0,408642</text:p>
          </table:table-cell>
          <table:table-cell table:number-columns-repeated="16378"/>
        </table:table-row>
        <table:table-row table:style-name="ro2">
          <table:table-cell office:value-type="time" office:time-value="PT18H43M35S" table:style-name="ce5">
            <text:p>18:43:35</text:p>
          </table:table-cell>
          <table:table-cell office:value-type="time" office:time-value="PT18H43M36S" table:style-name="ce5">
            <text:p>18:43:36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0.36062799999999995" table:formula="of:=[.C32]/1000*[.E32]" table:style-name="ce1">
            <text:p>0,360628</text:p>
          </table:table-cell>
          <table:table-cell table:number-columns-repeated="16378"/>
        </table:table-row>
        <table:table-row table:style-name="ro2">
          <table:table-cell office:value-type="time" office:time-value="PT18H43M36S" table:style-name="ce5">
            <text:p>18:43:36</text:p>
          </table:table-cell>
          <table:table-cell office:value-type="time" office:time-value="PT18H43M37S" table:style-name="ce5">
            <text:p>18:43:37</text:p>
          </table:table-cell>
          <table:table-cell office:value-type="float" office:value="1014" table:style-name="ce1">
            <text:p>1014</text:p>
          </table:table-cell>
          <table:table-cell office:value-type="float" office:value="5.9169999999999998" table:style-name="ce1">
            <text:p>5,917</text:p>
          </table:table-cell>
          <table:table-cell office:value-type="float" office:value="0.378" table:style-name="ce1">
            <text:p>0,378</text:p>
          </table:table-cell>
          <table:table-cell office:value-type="float" office:value="0.38329200000000002" table:formula="of:=[.C33]/1000*[.E33]" table:style-name="ce1">
            <text:p>0,383292</text:p>
          </table:table-cell>
          <table:table-cell table:number-columns-repeated="16378"/>
        </table:table-row>
        <table:table-row table:style-name="ro2">
          <table:table-cell office:value-type="time" office:time-value="PT18H43M37S" table:style-name="ce5">
            <text:p>18:43:37</text:p>
          </table:table-cell>
          <table:table-cell office:value-type="time" office:time-value="PT18H43M38S" table:style-name="ce5">
            <text:p>18:43:38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1199999999999998" table:style-name="ce1">
            <text:p>0,412</text:p>
          </table:table-cell>
          <table:table-cell office:value-type="float" office:value="0.41735599999999995" table:formula="of:=[.C34]/1000*[.E34]" table:style-name="ce1">
            <text:p>0,417356</text:p>
          </table:table-cell>
          <table:table-cell table:number-columns-repeated="16378"/>
        </table:table-row>
        <table:table-row table:style-name="ro2">
          <table:table-cell office:value-type="time" office:time-value="PT18H43M38S" table:style-name="ce5">
            <text:p>18:43:38</text:p>
          </table:table-cell>
          <table:table-cell office:value-type="time" office:time-value="PT18H43M39S" table:style-name="ce5">
            <text:p>18:43:39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38200000000000001" table:style-name="ce1">
            <text:p>0,382</text:p>
          </table:table-cell>
          <table:table-cell office:value-type="float" office:value="0.38696599999999998" table:formula="of:=[.C35]/1000*[.E35]" table:style-name="ce1">
            <text:p>0,386966</text:p>
          </table:table-cell>
          <table:table-cell table:number-columns-repeated="16378"/>
        </table:table-row>
        <table:table-row table:style-name="ro2">
          <table:table-cell office:value-type="time" office:time-value="PT18H43M39S" table:style-name="ce5">
            <text:p>18:43:39</text:p>
          </table:table-cell>
          <table:table-cell office:value-type="time" office:time-value="PT18H43M40S" table:style-name="ce5">
            <text:p>18:43:40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37" table:style-name="ce1">
            <text:p>0,37</text:p>
          </table:table-cell>
          <table:table-cell office:value-type="float" office:value="0.37444" table:formula="of:=[.C36]/1000*[.E36]" table:style-name="ce1">
            <text:p>0,37444</text:p>
          </table:table-cell>
          <table:table-cell table:number-columns-repeated="16378"/>
        </table:table-row>
        <table:table-row table:style-name="ro2">
          <table:table-cell office:value-type="time" office:time-value="PT18H43M40S" table:style-name="ce5">
            <text:p>18:43:40</text:p>
          </table:table-cell>
          <table:table-cell office:value-type="time" office:time-value="PT18H43M41S" table:style-name="ce5">
            <text:p>18:43:41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.39709599999999995" table:formula="of:=[.C37]/1000*[.E37]" table:style-name="ce1">
            <text:p>0,397096</text:p>
          </table:table-cell>
          <table:table-cell table:number-columns-repeated="16378"/>
        </table:table-row>
        <table:table-row table:style-name="ro2">
          <table:table-cell office:value-type="time" office:time-value="PT18H43M41S" table:style-name="ce5">
            <text:p>18:43:41</text:p>
          </table:table-cell>
          <table:table-cell office:value-type="time" office:time-value="PT18H43M42S" table:style-name="ce5">
            <text:p>18:43:42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58811999999999998" table:formula="of:=[.C38]/1000*[.E38]" table:style-name="ce1">
            <text:p>0,58812</text:p>
          </table:table-cell>
          <table:table-cell table:number-columns-repeated="16378"/>
        </table:table-row>
        <table:table-row table:style-name="ro2">
          <table:table-cell office:value-type="time" office:time-value="PT18H43M42S" table:style-name="ce5">
            <text:p>18:43:42</text:p>
          </table:table-cell>
          <table:table-cell office:value-type="time" office:time-value="PT18H43M43S" table:style-name="ce5">
            <text:p>18:43:43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39304399999999995" table:formula="of:=[.C39]/1000*[.E39]" table:style-name="ce1">
            <text:p>0,393044</text:p>
          </table:table-cell>
          <table:table-cell table:number-columns-repeated="16378"/>
        </table:table-row>
        <table:table-row table:style-name="ro2">
          <table:table-cell office:value-type="time" office:time-value="PT18H43M43S" table:style-name="ce5">
            <text:p>18:43:43</text:p>
          </table:table-cell>
          <table:table-cell office:value-type="time" office:time-value="PT18H43M44S" table:style-name="ce5">
            <text:p>18:43:44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46700000000000003" table:style-name="ce1">
            <text:p>0,467</text:p>
          </table:table-cell>
          <table:table-cell office:value-type="float" office:value="0.47307099999999996" table:formula="of:=[.C40]/1000*[.E40]" table:style-name="ce1">
            <text:p>0,473071</text:p>
          </table:table-cell>
          <table:table-cell table:number-columns-repeated="16378"/>
        </table:table-row>
        <table:table-row table:style-name="ro2">
          <table:table-cell office:value-type="time" office:time-value="PT18H43M44S" table:style-name="ce5">
            <text:p>18:43:44</text:p>
          </table:table-cell>
          <table:table-cell office:value-type="time" office:time-value="PT18H43M46S" table:style-name="ce5">
            <text:p>18:43:46</text:p>
          </table:table-cell>
          <table:table-cell office:value-type="float" office:value="1014" table:style-name="ce1">
            <text:p>1014</text:p>
          </table:table-cell>
          <table:table-cell office:value-type="float" office:value="6.1639999999999997" table:style-name="ce1">
            <text:p>6,164</text:p>
          </table:table-cell>
          <table:table-cell office:value-type="float" office:value="0.42699999999999999" table:style-name="ce1">
            <text:p>0,427</text:p>
          </table:table-cell>
          <table:table-cell office:value-type="float" office:value="0.43297799999999997" table:formula="of:=[.C41]/1000*[.E41]" table:style-name="ce1">
            <text:p>0,432978</text:p>
          </table:table-cell>
          <table:table-cell table:number-columns-repeated="16378"/>
        </table:table-row>
        <table:table-row table:style-name="ro2">
          <table:table-cell office:value-type="time" office:time-value="PT18H43M46S" table:style-name="ce5">
            <text:p>18:43:46</text:p>
          </table:table-cell>
          <table:table-cell office:value-type="time" office:time-value="PT18H43M47S" table:style-name="ce5">
            <text:p>18:43:47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1299999999999998" table:style-name="ce1">
            <text:p>0,413</text:p>
          </table:table-cell>
          <table:table-cell office:value-type="float" office:value="0.41836899999999994" table:formula="of:=[.C42]/1000*[.E42]" table:style-name="ce1">
            <text:p>0,418369</text:p>
          </table:table-cell>
          <table:table-cell table:number-columns-repeated="16378"/>
        </table:table-row>
        <table:table-row table:style-name="ro2">
          <table:table-cell office:value-type="time" office:time-value="PT18H43M47S" table:style-name="ce5">
            <text:p>18:43:47</text:p>
          </table:table-cell>
          <table:table-cell office:value-type="time" office:time-value="PT18H43M48S" table:style-name="ce5">
            <text:p>18:43:48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624" table:style-name="ce1">
            <text:p>0,624</text:p>
          </table:table-cell>
          <table:table-cell office:value-type="float" office:value="0.63148800000000005" table:formula="of:=[.C43]/1000*[.E43]" table:style-name="ce1">
            <text:p>0,631488</text:p>
          </table:table-cell>
          <table:table-cell table:number-columns-repeated="16378"/>
        </table:table-row>
        <table:table-row table:style-name="ro2">
          <table:table-cell office:value-type="time" office:time-value="PT18H43M48S" table:style-name="ce5">
            <text:p>18:43:48</text:p>
          </table:table-cell>
          <table:table-cell office:value-type="time" office:time-value="PT18H43M49S" table:style-name="ce5">
            <text:p>18:43:49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45800000000000002" table:style-name="ce1">
            <text:p>0,458</text:p>
          </table:table-cell>
          <table:table-cell office:value-type="float" office:value="0.46395399999999998" table:formula="of:=[.C44]/1000*[.E44]" table:style-name="ce1">
            <text:p>0,463954</text:p>
          </table:table-cell>
          <table:table-cell table:number-columns-repeated="16378"/>
        </table:table-row>
        <table:table-row table:style-name="ro2">
          <table:table-cell office:value-type="time" office:time-value="PT18H43M49S" table:style-name="ce5">
            <text:p>18:43:49</text:p>
          </table:table-cell>
          <table:table-cell office:value-type="time" office:time-value="PT18H43M50S" table:style-name="ce5">
            <text:p>18:43:50</text:p>
          </table:table-cell>
          <table:table-cell office:value-type="float" office:value="1021" table:style-name="ce1">
            <text:p>1021</text:p>
          </table:table-cell>
          <table:table-cell office:value-type="float" office:value="6.3659999999999997" table:style-name="ce1">
            <text:p>6,366</text:p>
          </table:table-cell>
          <table:table-cell office:value-type="float" office:value="0.45600000000000002" table:style-name="ce1">
            <text:p>0,456</text:p>
          </table:table-cell>
          <table:table-cell office:value-type="float" office:value="0.46557599999999999" table:formula="of:=[.C45]/1000*[.E45]" table:style-name="ce1">
            <text:p>0,465576</text:p>
          </table:table-cell>
          <table:table-cell table:number-columns-repeated="16378"/>
        </table:table-row>
        <table:table-row table:style-name="ro2">
          <table:table-cell office:value-type="time" office:time-value="PT18H43M50S" table:style-name="ce5">
            <text:p>18:43:50</text:p>
          </table:table-cell>
          <table:table-cell office:value-type="time" office:time-value="PT18H43M51S" table:style-name="ce5">
            <text:p>18:43:51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45800000000000002" table:style-name="ce1">
            <text:p>0,458</text:p>
          </table:table-cell>
          <table:table-cell office:value-type="float" office:value="0.46395399999999998" table:formula="of:=[.C46]/1000*[.E46]" table:style-name="ce1">
            <text:p>0,463954</text:p>
          </table:table-cell>
          <table:table-cell table:number-columns-repeated="16378"/>
        </table:table-row>
        <table:table-row table:style-name="ro2">
          <table:table-cell office:value-type="time" office:time-value="PT18H43M51S" table:style-name="ce5">
            <text:p>18:43:51</text:p>
          </table:table-cell>
          <table:table-cell office:value-type="time" office:time-value="PT18H43M52S" table:style-name="ce5">
            <text:p>18:43:52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45600000000000002" table:style-name="ce1">
            <text:p>0,456</text:p>
          </table:table-cell>
          <table:table-cell office:value-type="float" office:value="0.46192799999999995" table:formula="of:=[.C47]/1000*[.E47]" table:style-name="ce1">
            <text:p>0,461928</text:p>
          </table:table-cell>
          <table:table-cell table:number-columns-repeated="16378"/>
        </table:table-row>
        <table:table-row table:style-name="ro2">
          <table:table-cell office:value-type="time" office:time-value="PT18H43M52S" table:style-name="ce5">
            <text:p>18:43:52</text:p>
          </table:table-cell>
          <table:table-cell office:value-type="time" office:time-value="PT18H43M53S" table:style-name="ce5">
            <text:p>18:43:53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47299999999999998" table:style-name="ce1">
            <text:p>0,473</text:p>
          </table:table-cell>
          <table:table-cell office:value-type="float" office:value="0.47914899999999994" table:formula="of:=[.C48]/1000*[.E48]" table:style-name="ce1">
            <text:p>0,479149</text:p>
          </table:table-cell>
          <table:table-cell table:number-columns-repeated="16378"/>
        </table:table-row>
        <table:table-row table:style-name="ro2">
          <table:table-cell office:value-type="time" office:time-value="PT18H43M53S" table:style-name="ce5">
            <text:p>18:43:53</text:p>
          </table:table-cell>
          <table:table-cell office:value-type="time" office:time-value="PT18H43M54S" table:style-name="ce5">
            <text:p>18:43:54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51600000000000001" table:style-name="ce1">
            <text:p>0,516</text:p>
          </table:table-cell>
          <table:table-cell office:value-type="float" office:value="0.52219199999999999" table:formula="of:=[.C49]/1000*[.E49]" table:style-name="ce1">
            <text:p>0,522192</text:p>
          </table:table-cell>
          <table:table-cell table:number-columns-repeated="16378"/>
        </table:table-row>
        <table:table-row table:style-name="ro2">
          <table:table-cell office:value-type="time" office:time-value="PT18H43M54S" table:style-name="ce5">
            <text:p>18:43:54</text:p>
          </table:table-cell>
          <table:table-cell office:value-type="time" office:time-value="PT18H43M55S" table:style-name="ce5">
            <text:p>18:43:55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5800000000000002" table:style-name="ce1">
            <text:p>0,458</text:p>
          </table:table-cell>
          <table:table-cell office:value-type="float" office:value="0.46349600000000002" table:formula="of:=[.C50]/1000*[.E50]" table:style-name="ce1">
            <text:p>0,463496</text:p>
          </table:table-cell>
          <table:table-cell table:number-columns-repeated="16378"/>
        </table:table-row>
        <table:table-row table:style-name="ro2">
          <table:table-cell office:value-type="time" office:time-value="PT18H43M55S" table:style-name="ce5">
            <text:p>18:43:55</text:p>
          </table:table-cell>
          <table:table-cell office:value-type="time" office:time-value="PT18H43M56S" table:style-name="ce5">
            <text:p>18:43:56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0.49081999999999998" table:formula="of:=[.C51]/1000*[.E51]" table:style-name="ce1">
            <text:p>0,49082</text:p>
          </table:table-cell>
          <table:table-cell table:number-columns-repeated="16378"/>
        </table:table-row>
        <table:table-row table:style-name="ro2">
          <table:table-cell office:value-type="time" office:time-value="PT18H43M56S" table:style-name="ce5">
            <text:p>18:43:56</text:p>
          </table:table-cell>
          <table:table-cell office:value-type="time" office:time-value="PT18H43M57S" table:style-name="ce5">
            <text:p>18:43:57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4400000000000004" table:style-name="ce1">
            <text:p>0,544</text:p>
          </table:table-cell>
          <table:table-cell office:value-type="float" office:value="0.55052800000000002" table:formula="of:=[.C52]/1000*[.E52]" table:style-name="ce1">
            <text:p>0,550528</text:p>
          </table:table-cell>
          <table:table-cell table:number-columns-repeated="16378"/>
        </table:table-row>
        <table:table-row table:style-name="ro2">
          <table:table-cell office:value-type="time" office:time-value="PT18H43M57S" table:style-name="ce5">
            <text:p>18:43:57</text:p>
          </table:table-cell>
          <table:table-cell office:value-type="time" office:time-value="PT18H43M58S" table:style-name="ce5">
            <text:p>18:43:58</text:p>
          </table:table-cell>
          <table:table-cell office:value-type="float" office:value="1014" table:style-name="ce1">
            <text:p>1014</text:p>
          </table:table-cell>
          <table:table-cell office:value-type="float" office:value="7.3959999999999999" table:style-name="ce1">
            <text:p>7,396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.54350399999999999" table:formula="of:=[.C53]/1000*[.E53]" table:style-name="ce1">
            <text:p>0,543504</text:p>
          </table:table-cell>
          <table:table-cell table:number-columns-repeated="16378"/>
        </table:table-row>
        <table:table-row table:style-name="ro2">
          <table:table-cell office:value-type="time" office:time-value="PT18H43M58S" table:style-name="ce5">
            <text:p>18:43:58</text:p>
          </table:table-cell>
          <table:table-cell office:value-type="time" office:time-value="PT18H43M59S" table:style-name="ce5">
            <text:p>18:43:59</text:p>
          </table:table-cell>
          <table:table-cell office:value-type="float" office:value="1014" table:style-name="ce1">
            <text:p>1014</text:p>
          </table:table-cell>
          <table:table-cell office:value-type="float" office:value="7.6429999999999998" table:style-name="ce1">
            <text:p>7,643</text:p>
          </table:table-cell>
          <table:table-cell office:value-type="float" office:value="0.51100000000000001" table:style-name="ce1">
            <text:p>0,511</text:p>
          </table:table-cell>
          <table:table-cell office:value-type="float" office:value="0.518154" table:formula="of:=[.C54]/1000*[.E54]" table:style-name="ce1">
            <text:p>0,518154</text:p>
          </table:table-cell>
          <table:table-cell table:number-columns-repeated="16378"/>
        </table:table-row>
        <table:table-row table:style-name="ro2">
          <table:table-cell office:value-type="time" office:time-value="PT18H43M59S" table:style-name="ce5">
            <text:p>18:43:59</text:p>
          </table:table-cell>
          <table:table-cell office:value-type="time" office:time-value="PT18H44M0S" table:style-name="ce5">
            <text:p>18:44:00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505" table:style-name="ce1">
            <text:p>0,505</text:p>
          </table:table-cell>
          <table:table-cell office:value-type="float" office:value="0.51105999999999996" table:formula="of:=[.C55]/1000*[.E55]" table:style-name="ce1">
            <text:p>0,51106</text:p>
          </table:table-cell>
          <table:table-cell table:number-columns-repeated="16378"/>
        </table:table-row>
        <table:table-row table:style-name="ro2">
          <table:table-cell office:value-type="time" office:time-value="PT18H44M0S" table:style-name="ce5">
            <text:p>18:44:00</text:p>
          </table:table-cell>
          <table:table-cell office:value-type="time" office:time-value="PT18H44M1S" table:style-name="ce5">
            <text:p>18:44:01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56899999999999995" table:style-name="ce1">
            <text:p>0,569</text:p>
          </table:table-cell>
          <table:table-cell office:value-type="float" office:value="0.57582800000000001" table:formula="of:=[.C56]/1000*[.E56]" table:style-name="ce1">
            <text:p>0,575828</text:p>
          </table:table-cell>
          <table:table-cell table:number-columns-repeated="16378"/>
        </table:table-row>
        <table:table-row table:style-name="ro2">
          <table:table-cell office:value-type="time" office:time-value="PT18H44M1S" table:style-name="ce5">
            <text:p>18:44:01</text:p>
          </table:table-cell>
          <table:table-cell office:value-type="time" office:time-value="PT18H44M2S" table:style-name="ce5">
            <text:p>18:44:02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53100000000000003" table:style-name="ce1">
            <text:p>0,531</text:p>
          </table:table-cell>
          <table:table-cell office:value-type="float" office:value="0.53737200000000007" table:formula="of:=[.C57]/1000*[.E57]" table:style-name="ce1">
            <text:p>0,537372</text:p>
          </table:table-cell>
          <table:table-cell table:number-columns-repeated="16378"/>
        </table:table-row>
        <table:table-row table:style-name="ro2">
          <table:table-cell office:value-type="time" office:time-value="PT18H44M2S" table:style-name="ce5">
            <text:p>18:44:02</text:p>
          </table:table-cell>
          <table:table-cell office:value-type="time" office:time-value="PT18H44M3S" table:style-name="ce5">
            <text:p>18:44:03</text:p>
          </table:table-cell>
          <table:table-cell office:value-type="float" office:value="1012" table:style-name="ce1">
            <text:p>1012</text:p>
          </table:table-cell>
          <table:table-cell office:value-type="float" office:value="8.8930000000000007" table:style-name="ce1">
            <text:p>8,893</text:p>
          </table:table-cell>
          <table:table-cell office:value-type="float" office:value="0.57499999999999996" table:style-name="ce1">
            <text:p>0,575</text:p>
          </table:table-cell>
          <table:table-cell office:value-type="float" office:value="0.58189999999999997" table:formula="of:=[.C58]/1000*[.E58]" table:style-name="ce1">
            <text:p>0,5819</text:p>
          </table:table-cell>
          <table:table-cell table:number-columns-repeated="16378"/>
        </table:table-row>
        <table:table-row table:style-name="ro2">
          <table:table-cell office:value-type="time" office:time-value="PT18H44M3S" table:style-name="ce5">
            <text:p>18:44:03</text:p>
          </table:table-cell>
          <table:table-cell office:value-type="time" office:time-value="PT18H44M4S" table:style-name="ce5">
            <text:p>18:44:04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55900000000000005" table:style-name="ce1">
            <text:p>0,559</text:p>
          </table:table-cell>
          <table:table-cell office:value-type="float" office:value="0.5657080000000001" table:formula="of:=[.C59]/1000*[.E59]" table:style-name="ce1">
            <text:p>0,565708</text:p>
          </table:table-cell>
          <table:table-cell table:number-columns-repeated="16378"/>
        </table:table-row>
        <table:table-row table:style-name="ro2">
          <table:table-cell office:value-type="time" office:time-value="PT18H44M4S" table:style-name="ce5">
            <text:p>18:44:04</text:p>
          </table:table-cell>
          <table:table-cell office:value-type="time" office:time-value="PT18H44M5S" table:style-name="ce5">
            <text:p>18:44:05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58199999999999996" table:style-name="ce1">
            <text:p>0,582</text:p>
          </table:table-cell>
          <table:table-cell office:value-type="float" office:value="0.58898399999999995" table:formula="of:=[.C60]/1000*[.E60]" table:style-name="ce1">
            <text:p>0,588984</text:p>
          </table:table-cell>
          <table:table-cell table:number-columns-repeated="16378"/>
        </table:table-row>
        <table:table-row table:style-name="ro2">
          <table:table-cell office:value-type="time" office:time-value="PT18H44M5S" table:style-name="ce5">
            <text:p>18:44:05</text:p>
          </table:table-cell>
          <table:table-cell office:value-type="time" office:time-value="PT18H44M6S" table:style-name="ce5">
            <text:p>18:44:06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5500000000000005" table:style-name="ce1">
            <text:p>0,555</text:p>
          </table:table-cell>
          <table:table-cell office:value-type="float" office:value="0.56166000000000005" table:formula="of:=[.C61]/1000*[.E61]" table:style-name="ce1">
            <text:p>0,56166</text:p>
          </table:table-cell>
          <table:table-cell table:number-columns-repeated="16378"/>
        </table:table-row>
        <table:table-row table:style-name="ro2">
          <table:table-cell office:value-type="time" office:time-value="PT18H44M6S" table:style-name="ce5">
            <text:p>18:44:06</text:p>
          </table:table-cell>
          <table:table-cell office:value-type="time" office:time-value="PT18H44M7S" table:style-name="ce5">
            <text:p>18:44:07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55800000000000005" table:style-name="ce1">
            <text:p>0,558</text:p>
          </table:table-cell>
          <table:table-cell office:value-type="float" office:value="0.56469600000000009" table:formula="of:=[.C62]/1000*[.E62]" table:style-name="ce1">
            <text:p>0,564696</text:p>
          </table:table-cell>
          <table:table-cell table:number-columns-repeated="16378"/>
        </table:table-row>
        <table:table-row table:style-name="ro2">
          <table:table-cell office:value-type="time" office:time-value="PT18H44M7S" table:style-name="ce5">
            <text:p>18:44:07</text:p>
          </table:table-cell>
          <table:table-cell office:value-type="time" office:time-value="PT18H44M8S" table:style-name="ce5">
            <text:p>18:44:08</text:p>
          </table:table-cell>
          <table:table-cell office:value-type="float" office:value="1014" table:style-name="ce1">
            <text:p>1014</text:p>
          </table:table-cell>
          <table:table-cell office:value-type="float" office:value="7.89" table:style-name="ce1">
            <text:p>7,89</text:p>
          </table:table-cell>
          <table:table-cell office:value-type="float" office:value="0.57399999999999995" table:style-name="ce1">
            <text:p>0,574</text:p>
          </table:table-cell>
          <table:table-cell office:value-type="float" office:value="0.582036" table:formula="of:=[.C63]/1000*[.E63]" table:style-name="ce1">
            <text:p>0,582036</text:p>
          </table:table-cell>
          <table:table-cell table:number-columns-repeated="16378"/>
        </table:table-row>
        <table:table-row table:style-name="ro2">
          <table:table-cell office:value-type="time" office:time-value="PT18H44M8S" table:style-name="ce5">
            <text:p>18:44:08</text:p>
          </table:table-cell>
          <table:table-cell office:value-type="time" office:time-value="PT18H44M9S" table:style-name="ce5">
            <text:p>18:44:09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56799999999999995" table:style-name="ce1">
            <text:p>0,568</text:p>
          </table:table-cell>
          <table:table-cell office:value-type="float" office:value="0.57481599999999999" table:formula="of:=[.C64]/1000*[.E64]" table:style-name="ce1">
            <text:p>0,574816</text:p>
          </table:table-cell>
          <table:table-cell table:number-columns-repeated="16378"/>
        </table:table-row>
        <table:table-row table:style-name="ro2">
          <table:table-cell office:value-type="time" office:time-value="PT18H44M9S" table:style-name="ce5">
            <text:p>18:44:09</text:p>
          </table:table-cell>
          <table:table-cell office:value-type="time" office:time-value="PT18H44M10S" table:style-name="ce5">
            <text:p>18:44:10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6" table:style-name="ce1">
            <text:p>0,6</text:p>
          </table:table-cell>
          <table:table-cell office:value-type="float" office:value="0.60719999999999996" table:formula="of:=[.C65]/1000*[.E65]" table:style-name="ce1">
            <text:p>0,6072</text:p>
          </table:table-cell>
          <table:table-cell table:number-columns-repeated="16378"/>
        </table:table-row>
        <table:table-row table:style-name="ro2">
          <table:table-cell office:value-type="time" office:time-value="PT18H44M10S" table:style-name="ce5">
            <text:p>18:44:10</text:p>
          </table:table-cell>
          <table:table-cell office:value-type="time" office:time-value="PT18H44M11S" table:style-name="ce5">
            <text:p>18:44:11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60699999999999998" table:style-name="ce1">
            <text:p>0,607</text:p>
          </table:table-cell>
          <table:table-cell office:value-type="float" office:value="0.61428399999999994" table:formula="of:=[.C66]/1000*[.E66]" table:style-name="ce1">
            <text:p>0,614284</text:p>
          </table:table-cell>
          <table:table-cell table:number-columns-repeated="16378"/>
        </table:table-row>
        <table:table-row table:style-name="ro2">
          <table:table-cell office:value-type="time" office:time-value="PT18H44M11S" table:style-name="ce5">
            <text:p>18:44:11</text:p>
          </table:table-cell>
          <table:table-cell office:value-type="time" office:time-value="PT18H44M12S" table:style-name="ce5">
            <text:p>18:44:12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60599999999999998" table:style-name="ce1">
            <text:p>0,606</text:p>
          </table:table-cell>
          <table:table-cell office:value-type="float" office:value="0.61327200000000004" table:formula="of:=[.C67]/1000*[.E67]" table:style-name="ce1">
            <text:p>0,613272</text:p>
          </table:table-cell>
          <table:table-cell table:number-columns-repeated="16378"/>
        </table:table-row>
        <table:table-row table:style-name="ro2">
          <table:table-cell office:value-type="time" office:time-value="PT18H44M12S" table:style-name="ce5">
            <text:p>18:44:12</text:p>
          </table:table-cell>
          <table:table-cell office:value-type="time" office:time-value="PT18H44M13S" table:style-name="ce5">
            <text:p>18:44:13</text:p>
          </table:table-cell>
          <table:table-cell office:value-type="float" office:value="1014" table:style-name="ce1">
            <text:p>1014</text:p>
          </table:table-cell>
          <table:table-cell office:value-type="float" office:value="8.1359999999999992" table:style-name="ce1">
            <text:p>8,136</text:p>
          </table:table-cell>
          <table:table-cell office:value-type="float" office:value="0.61499999999999999" table:style-name="ce1">
            <text:p>0,615</text:p>
          </table:table-cell>
          <table:table-cell office:value-type="float" office:value="0.62361" table:formula="of:=[.C68]/1000*[.E68]" table:style-name="ce1">
            <text:p>0,62361</text:p>
          </table:table-cell>
          <table:table-cell table:number-columns-repeated="16378"/>
        </table:table-row>
        <table:table-row table:style-name="ro2">
          <table:table-cell office:value-type="time" office:time-value="PT18H44M13S" table:style-name="ce5">
            <text:p>18:44:13</text:p>
          </table:table-cell>
          <table:table-cell office:value-type="time" office:time-value="PT18H44M14S" table:style-name="ce5">
            <text:p>18:44:14</text:p>
          </table:table-cell>
          <table:table-cell office:value-type="float" office:value="1014" table:style-name="ce1">
            <text:p>1014</text:p>
          </table:table-cell>
          <table:table-cell office:value-type="float" office:value="9.1219999999999999" table:style-name="ce1">
            <text:p>9,122</text:p>
          </table:table-cell>
          <table:table-cell office:value-type="float" office:value="0.67500000000000004" table:style-name="ce1">
            <text:p>0,675</text:p>
          </table:table-cell>
          <table:table-cell office:value-type="float" office:value="0.68445" table:formula="of:=[.C69]/1000*[.E69]" table:style-name="ce1">
            <text:p>0,68445</text:p>
          </table:table-cell>
          <table:table-cell table:number-columns-repeated="16378"/>
        </table:table-row>
        <table:table-row table:style-name="ro2">
          <table:table-cell office:value-type="time" office:time-value="PT18H44M14S" table:style-name="ce5">
            <text:p>18:44:14</text:p>
          </table:table-cell>
          <table:table-cell office:value-type="time" office:time-value="PT18H44M15S" table:style-name="ce5">
            <text:p>18:44:15</text:p>
          </table:table-cell>
          <table:table-cell office:value-type="float" office:value="1012" table:style-name="ce1">
            <text:p>1012</text:p>
          </table:table-cell>
          <table:table-cell office:value-type="float" office:value="8.3989999999999991" table:style-name="ce1">
            <text:p>8,399</text:p>
          </table:table-cell>
          <table:table-cell office:value-type="float" office:value="0.61599999999999999" table:style-name="ce1">
            <text:p>0,616</text:p>
          </table:table-cell>
          <table:table-cell office:value-type="float" office:value="0.62339199999999995" table:formula="of:=[.C70]/1000*[.E70]" table:style-name="ce1">
            <text:p>0,623392</text:p>
          </table:table-cell>
          <table:table-cell table:number-columns-repeated="16378"/>
        </table:table-row>
        <table:table-row table:style-name="ro2">
          <table:table-cell office:value-type="time" office:time-value="PT18H44M15S" table:style-name="ce5">
            <text:p>18:44:15</text:p>
          </table:table-cell>
          <table:table-cell office:value-type="time" office:time-value="PT18H44M16S" table:style-name="ce5">
            <text:p>18:44:16</text:p>
          </table:table-cell>
          <table:table-cell office:value-type="float" office:value="1013" table:style-name="ce1">
            <text:p>1013</text:p>
          </table:table-cell>
          <table:table-cell office:value-type="float" office:value="8.1440000000000001" table:style-name="ce1">
            <text:p>8,144</text:p>
          </table:table-cell>
          <table:table-cell office:value-type="float" office:value="0.63" table:style-name="ce1">
            <text:p>0,63</text:p>
          </table:table-cell>
          <table:table-cell office:value-type="float" office:value="0.63818999999999992" table:formula="of:=[.C71]/1000*[.E71]" table:style-name="ce1">
            <text:p>0,63819</text:p>
          </table:table-cell>
          <table:table-cell table:number-columns-repeated="16378"/>
        </table:table-row>
        <table:table-row table:style-name="ro2">
          <table:table-cell office:value-type="time" office:time-value="PT18H44M16S" table:style-name="ce5">
            <text:p>18:44:16</text:p>
          </table:table-cell>
          <table:table-cell office:value-type="time" office:time-value="PT18H44M17S" table:style-name="ce5">
            <text:p>18:44:17</text:p>
          </table:table-cell>
          <table:table-cell office:value-type="float" office:value="1012" table:style-name="ce1">
            <text:p>1012</text:p>
          </table:table-cell>
          <table:table-cell office:value-type="float" office:value="8.8930000000000007" table:style-name="ce1">
            <text:p>8,893</text:p>
          </table:table-cell>
          <table:table-cell office:value-type="float" office:value="0.63700000000000001" table:style-name="ce1">
            <text:p>0,637</text:p>
          </table:table-cell>
          <table:table-cell office:value-type="float" office:value="0.64464399999999999" table:formula="of:=[.C72]/1000*[.E72]" table:style-name="ce1">
            <text:p>0,644644</text:p>
          </table:table-cell>
          <table:table-cell table:number-columns-repeated="16378"/>
        </table:table-row>
        <table:table-row table:style-name="ro2">
          <table:table-cell office:value-type="time" office:time-value="PT18H44M17S" table:style-name="ce5">
            <text:p>18:44:17</text:p>
          </table:table-cell>
          <table:table-cell office:value-type="time" office:time-value="PT18H44M18S" table:style-name="ce5">
            <text:p>18:44:18</text:p>
          </table:table-cell>
          <table:table-cell office:value-type="float" office:value="1012" table:style-name="ce1">
            <text:p>1012</text:p>
          </table:table-cell>
          <table:table-cell office:value-type="float" office:value="9.3870000000000005" table:style-name="ce1">
            <text:p>9,387</text:p>
          </table:table-cell>
          <table:table-cell office:value-type="float" office:value="0.65700000000000003" table:style-name="ce1">
            <text:p>0,657</text:p>
          </table:table-cell>
          <table:table-cell office:value-type="float" office:value="0.66488400000000003" table:formula="of:=[.C73]/1000*[.E73]" table:style-name="ce1">
            <text:p>0,664884</text:p>
          </table:table-cell>
          <table:table-cell table:number-columns-repeated="16378"/>
        </table:table-row>
        <table:table-row table:style-name="ro2">
          <table:table-cell office:value-type="time" office:time-value="PT18H44M18S" table:style-name="ce5">
            <text:p>18:44:18</text:p>
          </table:table-cell>
          <table:table-cell office:value-type="time" office:time-value="PT18H44M19S" table:style-name="ce5">
            <text:p>18:44:19</text:p>
          </table:table-cell>
          <table:table-cell office:value-type="float" office:value="1012" table:style-name="ce1">
            <text:p>1012</text:p>
          </table:table-cell>
          <table:table-cell office:value-type="float" office:value="8.8930000000000007" table:style-name="ce1">
            <text:p>8,893</text:p>
          </table:table-cell>
          <table:table-cell office:value-type="float" office:value="0.65100000000000002" table:style-name="ce1">
            <text:p>0,651</text:p>
          </table:table-cell>
          <table:table-cell office:value-type="float" office:value="0.65881200000000006" table:formula="of:=[.C74]/1000*[.E74]" table:style-name="ce1">
            <text:p>0,658812</text:p>
          </table:table-cell>
          <table:table-cell table:number-columns-repeated="16378"/>
        </table:table-row>
        <table:table-row table:style-name="ro2">
          <table:table-cell office:value-type="time" office:time-value="PT18H44M19S" table:style-name="ce5">
            <text:p>18:44:19</text:p>
          </table:table-cell>
          <table:table-cell office:value-type="time" office:time-value="PT18H44M20S" table:style-name="ce5">
            <text:p>18:44:20</text:p>
          </table:table-cell>
          <table:table-cell office:value-type="float" office:value="1013" table:style-name="ce1">
            <text:p>1013</text:p>
          </table:table-cell>
          <table:table-cell office:value-type="float" office:value="8.391" table:style-name="ce1">
            <text:p>8,391</text:p>
          </table:table-cell>
          <table:table-cell office:value-type="float" office:value="0.64500000000000002" table:style-name="ce1">
            <text:p>0,645</text:p>
          </table:table-cell>
          <table:table-cell office:value-type="float" office:value="0.65338499999999999" table:formula="of:=[.C75]/1000*[.E75]" table:style-name="ce1">
            <text:p>0,653385</text:p>
          </table:table-cell>
          <table:table-cell table:number-columns-repeated="16378"/>
        </table:table-row>
        <table:table-row table:style-name="ro2">
          <table:table-cell office:value-type="time" office:time-value="PT18H44M20S" table:style-name="ce5">
            <text:p>18:44:20</text:p>
          </table:table-cell>
          <table:table-cell office:value-type="time" office:time-value="PT18H44M21S" table:style-name="ce5">
            <text:p>18:44:21</text:p>
          </table:table-cell>
          <table:table-cell office:value-type="float" office:value="1011" table:style-name="ce1">
            <text:p>1011</text:p>
          </table:table-cell>
          <table:table-cell office:value-type="float" office:value="9.1489999999999991" table:style-name="ce1">
            <text:p>9,149</text:p>
          </table:table-cell>
          <table:table-cell office:value-type="float" office:value="0.66400000000000003" table:style-name="ce1">
            <text:p>0,664</text:p>
          </table:table-cell>
          <table:table-cell office:value-type="float" office:value="0.67130400000000001" table:formula="of:=[.C76]/1000*[.E76]" table:style-name="ce1">
            <text:p>0,671304</text:p>
          </table:table-cell>
          <table:table-cell table:number-columns-repeated="16378"/>
        </table:table-row>
        <table:table-row table:style-name="ro2">
          <table:table-cell office:value-type="time" office:time-value="PT18H44M21S" table:style-name="ce5">
            <text:p>18:44:21</text:p>
          </table:table-cell>
          <table:table-cell office:value-type="time" office:time-value="PT18H44M22S" table:style-name="ce5">
            <text:p>18:44:22</text:p>
          </table:table-cell>
          <table:table-cell office:value-type="float" office:value="1019" table:style-name="ce1">
            <text:p>1019</text:p>
          </table:table-cell>
          <table:table-cell office:value-type="float" office:value="9.3230000000000004" table:style-name="ce1">
            <text:p>9,323</text:p>
          </table:table-cell>
          <table:table-cell office:value-type="float" office:value="0.71099999999999997" table:style-name="ce1">
            <text:p>0,711</text:p>
          </table:table-cell>
          <table:table-cell office:value-type="float" office:value="0.72450899999999985" table:formula="of:=[.C77]/1000*[.E77]" table:style-name="ce1">
            <text:p>0,724509</text:p>
          </table:table-cell>
          <table:table-cell table:number-columns-repeated="16378"/>
        </table:table-row>
        <table:table-row table:style-name="ro2">
          <table:table-cell office:value-type="time" office:time-value="PT18H44M22S" table:style-name="ce5">
            <text:p>18:44:22</text:p>
          </table:table-cell>
          <table:table-cell office:value-type="time" office:time-value="PT18H44M23S" table:style-name="ce5">
            <text:p>18:44:23</text:p>
          </table:table-cell>
          <table:table-cell office:value-type="float" office:value="1012" table:style-name="ce1">
            <text:p>1012</text:p>
          </table:table-cell>
          <table:table-cell office:value-type="float" office:value="10.375" table:style-name="ce1">
            <text:p>10,375</text:p>
          </table:table-cell>
          <table:table-cell office:value-type="float" office:value="0.73299999999999998" table:style-name="ce1">
            <text:p>0,733</text:p>
          </table:table-cell>
          <table:table-cell office:value-type="float" office:value="0.74179600000000001" table:formula="of:=[.C78]/1000*[.E78]" table:style-name="ce1">
            <text:p>0,741796</text:p>
          </table:table-cell>
          <table:table-cell table:number-columns-repeated="16378"/>
        </table:table-row>
        <table:table-row table:style-name="ro2">
          <table:table-cell office:value-type="time" office:time-value="PT18H44M23S" table:style-name="ce5">
            <text:p>18:44:23</text:p>
          </table:table-cell>
          <table:table-cell office:value-type="time" office:time-value="PT18H44M24S" table:style-name="ce5">
            <text:p>18:44:24</text:p>
          </table:table-cell>
          <table:table-cell office:value-type="float" office:value="1011" table:style-name="ce1">
            <text:p>1011</text:p>
          </table:table-cell>
          <table:table-cell office:value-type="float" office:value="9.3970000000000002" table:style-name="ce1">
            <text:p>9,397</text:p>
          </table:table-cell>
          <table:table-cell office:value-type="float" office:value="0.69399999999999995" table:style-name="ce1">
            <text:p>0,694</text:p>
          </table:table-cell>
          <table:table-cell office:value-type="float" office:value="0.70163399999999987" table:formula="of:=[.C79]/1000*[.E79]" table:style-name="ce1">
            <text:p>0,701634</text:p>
          </table:table-cell>
          <table:table-cell table:number-columns-repeated="16378"/>
        </table:table-row>
        <table:table-row table:style-name="ro2">
          <table:table-cell office:value-type="time" office:time-value="PT18H44M24S" table:style-name="ce5">
            <text:p>18:44:24</text:p>
          </table:table-cell>
          <table:table-cell office:value-type="time" office:time-value="PT18H44M25S" table:style-name="ce5">
            <text:p>18:44:25</text:p>
          </table:table-cell>
          <table:table-cell office:value-type="float" office:value="1011" table:style-name="ce1">
            <text:p>1011</text:p>
          </table:table-cell>
          <table:table-cell office:value-type="float" office:value="9.3970000000000002" table:style-name="ce1">
            <text:p>9,397</text:p>
          </table:table-cell>
          <table:table-cell office:value-type="float" office:value="0.67700000000000005" table:style-name="ce1">
            <text:p>0,677</text:p>
          </table:table-cell>
          <table:table-cell office:value-type="float" office:value="0.68444700000000003" table:formula="of:=[.C80]/1000*[.E80]" table:style-name="ce1">
            <text:p>0,684447</text:p>
          </table:table-cell>
          <table:table-cell table:number-columns-repeated="16378"/>
        </table:table-row>
        <table:table-row table:style-name="ro2">
          <table:table-cell office:value-type="time" office:time-value="PT18H44M25S" table:style-name="ce5">
            <text:p>18:44:25</text:p>
          </table:table-cell>
          <table:table-cell office:value-type="time" office:time-value="PT18H44M26S" table:style-name="ce5">
            <text:p>18:44:26</text:p>
          </table:table-cell>
          <table:table-cell office:value-type="float" office:value="1011" table:style-name="ce1">
            <text:p>1011</text:p>
          </table:table-cell>
          <table:table-cell office:value-type="float" office:value="9.6440000000000001" table:style-name="ce1">
            <text:p>9,644</text:p>
          </table:table-cell>
          <table:table-cell office:value-type="float" office:value="0.70399999999999996" table:style-name="ce1">
            <text:p>0,704</text:p>
          </table:table-cell>
          <table:table-cell office:value-type="float" office:value="0.71174399999999993" table:formula="of:=[.C81]/1000*[.E81]" table:style-name="ce1">
            <text:p>0,711744</text:p>
          </table:table-cell>
          <table:table-cell table:number-columns-repeated="16378"/>
        </table:table-row>
        <table:table-row table:style-name="ro2">
          <table:table-cell office:value-type="time" office:time-value="PT18H44M26S" table:style-name="ce5">
            <text:p>18:44:26</text:p>
          </table:table-cell>
          <table:table-cell office:value-type="time" office:time-value="PT18H44M27S" table:style-name="ce5">
            <text:p>18:44:27</text:p>
          </table:table-cell>
          <table:table-cell office:value-type="float" office:value="1009" table:style-name="ce1">
            <text:p>1009</text:p>
          </table:table-cell>
          <table:table-cell office:value-type="float" office:value="9.4149999999999991" table:style-name="ce1">
            <text:p>9,415</text:p>
          </table:table-cell>
          <table:table-cell office:value-type="float" office:value="0.68700000000000006" table:style-name="ce1">
            <text:p>0,687</text:p>
          </table:table-cell>
          <table:table-cell office:value-type="float" office:value="0.69318299999999999" table:formula="of:=[.C82]/1000*[.E82]" table:style-name="ce1">
            <text:p>0,693183</text:p>
          </table:table-cell>
          <table:table-cell table:number-columns-repeated="16378"/>
        </table:table-row>
        <table:table-row table:style-name="ro2">
          <table:table-cell office:value-type="time" office:time-value="PT18H44M27S" table:style-name="ce5">
            <text:p>18:44:27</text:p>
          </table:table-cell>
          <table:table-cell office:value-type="time" office:time-value="PT18H44M28S" table:style-name="ce5">
            <text:p>18:44:28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74611799999999995" table:formula="of:=[.C83]/1000*[.E83]" table:style-name="ce1">
            <text:p>0,746118</text:p>
          </table:table-cell>
          <table:table-cell table:number-columns-repeated="16378"/>
        </table:table-row>
        <table:table-row table:style-name="ro2">
          <table:table-cell office:value-type="time" office:time-value="PT18H44M28S" table:style-name="ce5">
            <text:p>18:44:28</text:p>
          </table:table-cell>
          <table:table-cell office:value-type="time" office:time-value="PT18H44M29S" table:style-name="ce5">
            <text:p>18:44:29</text:p>
          </table:table-cell>
          <table:table-cell office:value-type="float" office:value="1010" table:style-name="ce1">
            <text:p>1010</text:p>
          </table:table-cell>
          <table:table-cell office:value-type="float" office:value="9.9009999999999998" table:style-name="ce1">
            <text:p>9,901</text:p>
          </table:table-cell>
          <table:table-cell office:value-type="float" office:value="0.73699999999999999" table:style-name="ce1">
            <text:p>0,737</text:p>
          </table:table-cell>
          <table:table-cell office:value-type="float" office:value="0.74436999999999998" table:formula="of:=[.C84]/1000*[.E84]" table:style-name="ce1">
            <text:p>0,74437</text:p>
          </table:table-cell>
          <table:table-cell table:number-columns-repeated="16378"/>
        </table:table-row>
        <table:table-row table:style-name="ro2">
          <table:table-cell office:value-type="time" office:time-value="PT18H44M29S" table:style-name="ce5">
            <text:p>18:44:29</text:p>
          </table:table-cell>
          <table:table-cell office:value-type="time" office:time-value="PT18H44M30S" table:style-name="ce5">
            <text:p>18:44:30</text:p>
          </table:table-cell>
          <table:table-cell office:value-type="float" office:value="1011" table:style-name="ce1">
            <text:p>1011</text:p>
          </table:table-cell>
          <table:table-cell office:value-type="float" office:value="9.891" table:style-name="ce1">
            <text:p>9,891</text:p>
          </table:table-cell>
          <table:table-cell office:value-type="float" office:value="0.72199999999999998" table:style-name="ce1">
            <text:p>0,722</text:p>
          </table:table-cell>
          <table:table-cell office:value-type="float" office:value="0.72994199999999987" table:formula="of:=[.C85]/1000*[.E85]" table:style-name="ce1">
            <text:p>0,729942</text:p>
          </table:table-cell>
          <table:table-cell table:number-columns-repeated="16378"/>
        </table:table-row>
        <table:table-row table:style-name="ro2">
          <table:table-cell office:value-type="time" office:time-value="PT18H44M30S" table:style-name="ce5">
            <text:p>18:44:30</text:p>
          </table:table-cell>
          <table:table-cell office:value-type="time" office:time-value="PT18H44M31S" table:style-name="ce5">
            <text:p>18:44:31</text:p>
          </table:table-cell>
          <table:table-cell office:value-type="float" office:value="1015" table:style-name="ce1">
            <text:p>1015</text:p>
          </table:table-cell>
          <table:table-cell office:value-type="float" office:value="10.345000000000001" table:style-name="ce1">
            <text:p>10,345</text:p>
          </table:table-cell>
          <table:table-cell office:value-type="float" office:value="0.77900000000000003" table:style-name="ce1">
            <text:p>0,779</text:p>
          </table:table-cell>
          <table:table-cell office:value-type="float" office:value="0.79068499999999997" table:formula="of:=[.C86]/1000*[.E86]" table:style-name="ce1">
            <text:p>0,790685</text:p>
          </table:table-cell>
          <table:table-cell table:number-columns-repeated="16378"/>
        </table:table-row>
        <table:table-row table:style-name="ro2">
          <table:table-cell office:value-type="time" office:time-value="PT18H44M31S" table:style-name="ce5">
            <text:p>18:44:31</text:p>
          </table:table-cell>
          <table:table-cell office:value-type="time" office:time-value="PT18H44M32S" table:style-name="ce5">
            <text:p>18:44:32</text:p>
          </table:table-cell>
          <table:table-cell office:value-type="float" office:value="1022" table:style-name="ce1">
            <text:p>1022</text:p>
          </table:table-cell>
          <table:table-cell office:value-type="float" office:value="9.7850000000000001" table:style-name="ce1">
            <text:p>9,785</text:p>
          </table:table-cell>
          <table:table-cell office:value-type="float" office:value="0.76300000000000001" table:style-name="ce1">
            <text:p>0,763</text:p>
          </table:table-cell>
          <table:table-cell office:value-type="float" office:value="0.77978599999999998" table:formula="of:=[.C87]/1000*[.E87]" table:style-name="ce1">
            <text:p>0,779786</text:p>
          </table:table-cell>
          <table:table-cell table:number-columns-repeated="16378"/>
        </table:table-row>
        <table:table-row table:style-name="ro2">
          <table:table-cell office:value-type="time" office:time-value="PT18H44M32S" table:style-name="ce5">
            <text:p>18:44:32</text:p>
          </table:table-cell>
          <table:table-cell office:value-type="time" office:time-value="PT18H44M33S" table:style-name="ce5">
            <text:p>18:44:33</text:p>
          </table:table-cell>
          <table:table-cell office:value-type="float" office:value="1012" table:style-name="ce1">
            <text:p>1012</text:p>
          </table:table-cell>
          <table:table-cell office:value-type="float" office:value="10.375" table:style-name="ce1">
            <text:p>10,375</text:p>
          </table:table-cell>
          <table:table-cell office:value-type="float" office:value="0.79" table:style-name="ce1">
            <text:p>0,79</text:p>
          </table:table-cell>
          <table:table-cell office:value-type="float" office:value="0.79948000000000008" table:formula="of:=[.C88]/1000*[.E88]" table:style-name="ce1">
            <text:p>0,79948</text:p>
          </table:table-cell>
          <table:table-cell table:number-columns-repeated="16378"/>
        </table:table-row>
        <table:table-row table:style-name="ro2">
          <table:table-cell office:value-type="time" office:time-value="PT18H44M33S" table:style-name="ce5">
            <text:p>18:44:33</text:p>
          </table:table-cell>
          <table:table-cell office:value-type="time" office:time-value="PT18H44M34S" table:style-name="ce5">
            <text:p>18:44:34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78200000000000003" table:style-name="ce1">
            <text:p>0,782</text:p>
          </table:table-cell>
          <table:table-cell office:value-type="float" office:value="0.79060199999999992" table:formula="of:=[.C89]/1000*[.E89]" table:style-name="ce1">
            <text:p>0,790602</text:p>
          </table:table-cell>
          <table:table-cell table:number-columns-repeated="16378"/>
        </table:table-row>
        <table:table-row table:style-name="ro2">
          <table:table-cell office:value-type="time" office:time-value="PT18H44M34S" table:style-name="ce5">
            <text:p>18:44:34</text:p>
          </table:table-cell>
          <table:table-cell office:value-type="time" office:time-value="PT18H44M35S" table:style-name="ce5">
            <text:p>18:44:35</text:p>
          </table:table-cell>
          <table:table-cell office:value-type="float" office:value="1009" table:style-name="ce1">
            <text:p>1009</text:p>
          </table:table-cell>
          <table:table-cell office:value-type="float" office:value="10.406000000000001" table:style-name="ce1">
            <text:p>10,406</text:p>
          </table:table-cell>
          <table:table-cell office:value-type="float" office:value="0.76500000000000001" table:style-name="ce1">
            <text:p>0,765</text:p>
          </table:table-cell>
          <table:table-cell office:value-type="float" office:value="0.77188499999999993" table:formula="of:=[.C90]/1000*[.E90]" table:style-name="ce1">
            <text:p>0,771885</text:p>
          </table:table-cell>
          <table:table-cell table:number-columns-repeated="16378"/>
        </table:table-row>
        <table:table-row table:style-name="ro2">
          <table:table-cell office:value-type="time" office:time-value="PT18H44M35S" table:style-name="ce5">
            <text:p>18:44:35</text:p>
          </table:table-cell>
          <table:table-cell office:value-type="time" office:time-value="PT18H44M36S" table:style-name="ce5">
            <text:p>18:44:36</text:p>
          </table:table-cell>
          <table:table-cell office:value-type="float" office:value="1010" table:style-name="ce1">
            <text:p>1010</text:p>
          </table:table-cell>
          <table:table-cell office:value-type="float" office:value="10.148999999999999" table:style-name="ce1">
            <text:p>10,149</text:p>
          </table:table-cell>
          <table:table-cell office:value-type="float" office:value="0.76900000000000002" table:style-name="ce1">
            <text:p>0,769</text:p>
          </table:table-cell>
          <table:table-cell office:value-type="float" office:value="0.77668999999999999" table:formula="of:=[.C91]/1000*[.E91]" table:style-name="ce1">
            <text:p>0,77669</text:p>
          </table:table-cell>
          <table:table-cell table:number-columns-repeated="16378"/>
        </table:table-row>
        <table:table-row table:style-name="ro2">
          <table:table-cell office:value-type="time" office:time-value="PT18H44M36S" table:style-name="ce5">
            <text:p>18:44:36</text:p>
          </table:table-cell>
          <table:table-cell office:value-type="time" office:time-value="PT18H44M37S" table:style-name="ce5">
            <text:p>18:44:37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82399999999999995" table:style-name="ce1">
            <text:p>0,824</text:p>
          </table:table-cell>
          <table:table-cell office:value-type="float" office:value="0.83306399999999992" table:formula="of:=[.C92]/1000*[.E92]" table:style-name="ce1">
            <text:p>0,833064</text:p>
          </table:table-cell>
          <table:table-cell table:number-columns-repeated="16378"/>
        </table:table-row>
        <table:table-row table:style-name="ro2">
          <table:table-cell office:value-type="time" office:time-value="PT18H44M37S" table:style-name="ce5">
            <text:p>18:44:37</text:p>
          </table:table-cell>
          <table:table-cell office:value-type="time" office:time-value="PT18H44M38S" table:style-name="ce5">
            <text:p>18:44:38</text:p>
          </table:table-cell>
          <table:table-cell office:value-type="float" office:value="1011" table:style-name="ce1">
            <text:p>1011</text:p>
          </table:table-cell>
          <table:table-cell office:value-type="float" office:value="10.88" table:style-name="ce1">
            <text:p>10,88</text:p>
          </table:table-cell>
          <table:table-cell office:value-type="float" office:value="0.91700000000000004" table:style-name="ce1">
            <text:p>0,917</text:p>
          </table:table-cell>
          <table:table-cell office:value-type="float" office:value="0.92708699999999999" table:formula="of:=[.C93]/1000*[.E93]" table:style-name="ce1">
            <text:p>0,927087</text:p>
          </table:table-cell>
          <table:table-cell table:number-columns-repeated="16378"/>
        </table:table-row>
        <table:table-row table:style-name="ro2">
          <table:table-cell office:value-type="time" office:time-value="PT18H44M38S" table:style-name="ce5">
            <text:p>18:44:38</text:p>
          </table:table-cell>
          <table:table-cell office:value-type="time" office:time-value="PT18H44M39S" table:style-name="ce5">
            <text:p>18:44:39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81200000000000006" table:style-name="ce1">
            <text:p>0,812</text:p>
          </table:table-cell>
          <table:table-cell office:value-type="float" office:value="0.820932" table:formula="of:=[.C94]/1000*[.E94]" table:style-name="ce1">
            <text:p>0,820932</text:p>
          </table:table-cell>
          <table:table-cell table:number-columns-repeated="16378"/>
        </table:table-row>
        <table:table-row table:style-name="ro2">
          <table:table-cell office:value-type="time" office:time-value="PT18H44M39S" table:style-name="ce5">
            <text:p>18:44:39</text:p>
          </table:table-cell>
          <table:table-cell office:value-type="time" office:time-value="PT18H44M40S" table:style-name="ce5">
            <text:p>18:44:40</text:p>
          </table:table-cell>
          <table:table-cell office:value-type="float" office:value="1011" table:style-name="ce1">
            <text:p>1011</text:p>
          </table:table-cell>
          <table:table-cell office:value-type="float" office:value="10.385999999999999" table:style-name="ce1">
            <text:p>10,386</text:p>
          </table:table-cell>
          <table:table-cell office:value-type="float" office:value="0.79300000000000004" table:style-name="ce1">
            <text:p>0,793</text:p>
          </table:table-cell>
          <table:table-cell office:value-type="float" office:value="0.80172299999999996" table:formula="of:=[.C95]/1000*[.E95]" table:style-name="ce1">
            <text:p>0,801723</text:p>
          </table:table-cell>
          <table:table-cell table:number-columns-repeated="16378"/>
        </table:table-row>
        <table:table-row table:style-name="ro2">
          <table:table-cell office:value-type="time" office:time-value="PT18H44M40S" table:style-name="ce5">
            <text:p>18:44:40</text:p>
          </table:table-cell>
          <table:table-cell office:value-type="time" office:time-value="PT18H44M41S" table:style-name="ce5">
            <text:p>18:44:41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82199999999999995" table:style-name="ce1">
            <text:p>0,822</text:p>
          </table:table-cell>
          <table:table-cell office:value-type="float" office:value="0.83104199999999984" table:formula="of:=[.C96]/1000*[.E96]" table:style-name="ce1">
            <text:p>0,831042</text:p>
          </table:table-cell>
          <table:table-cell table:number-columns-repeated="16378"/>
        </table:table-row>
        <table:table-row table:style-name="ro2">
          <table:table-cell office:value-type="time" office:time-value="PT18H44M41S" table:style-name="ce5">
            <text:p>18:44:41</text:p>
          </table:table-cell>
          <table:table-cell office:value-type="time" office:time-value="PT18H44M42S" table:style-name="ce5">
            <text:p>18:44:42</text:p>
          </table:table-cell>
          <table:table-cell office:value-type="float" office:value="1012" table:style-name="ce1">
            <text:p>1012</text:p>
          </table:table-cell>
          <table:table-cell office:value-type="float" office:value="10.622999999999999" table:style-name="ce1">
            <text:p>10,623</text:p>
          </table:table-cell>
          <table:table-cell office:value-type="float" office:value="0.81100000000000005" table:style-name="ce1">
            <text:p>0,811</text:p>
          </table:table-cell>
          <table:table-cell office:value-type="float" office:value="0.82073200000000002" table:formula="of:=[.C97]/1000*[.E97]" table:style-name="ce1">
            <text:p>0,820732</text:p>
          </table:table-cell>
          <table:table-cell table:number-columns-repeated="16378"/>
        </table:table-row>
        <table:table-row table:style-name="ro2">
          <table:table-cell office:value-type="time" office:time-value="PT18H44M42S" table:style-name="ce5">
            <text:p>18:44:42</text:p>
          </table:table-cell>
          <table:table-cell office:value-type="time" office:time-value="PT18H44M43S" table:style-name="ce5">
            <text:p>18:44:43</text:p>
          </table:table-cell>
          <table:table-cell office:value-type="float" office:value="1012" table:style-name="ce1">
            <text:p>1012</text:p>
          </table:table-cell>
          <table:table-cell office:value-type="float" office:value="11.117000000000001" table:style-name="ce1">
            <text:p>11,117</text:p>
          </table:table-cell>
          <table:table-cell office:value-type="float" office:value="0.84299999999999997" table:style-name="ce1">
            <text:p>0,843</text:p>
          </table:table-cell>
          <table:table-cell office:value-type="float" office:value="0.85311599999999999" table:formula="of:=[.C98]/1000*[.E98]" table:style-name="ce1">
            <text:p>0,853116</text:p>
          </table:table-cell>
          <table:table-cell table:number-columns-repeated="16378"/>
        </table:table-row>
        <table:table-row table:style-name="ro2">
          <table:table-cell office:value-type="time" office:time-value="PT18H44M43S" table:style-name="ce5">
            <text:p>18:44:43</text:p>
          </table:table-cell>
          <table:table-cell office:value-type="time" office:time-value="PT18H44M44S" table:style-name="ce5">
            <text:p>18:44:44</text:p>
          </table:table-cell>
          <table:table-cell office:value-type="float" office:value="1012" table:style-name="ce1">
            <text:p>1012</text:p>
          </table:table-cell>
          <table:table-cell office:value-type="float" office:value="11.858000000000001" table:style-name="ce1">
            <text:p>11,858</text:p>
          </table:table-cell>
          <table:table-cell office:value-type="float" office:value="0.874" table:style-name="ce1">
            <text:p>0,874</text:p>
          </table:table-cell>
          <table:table-cell office:value-type="float" office:value="0.88448800000000005" table:formula="of:=[.C99]/1000*[.E99]" table:style-name="ce1">
            <text:p>0,884488</text:p>
          </table:table-cell>
          <table:table-cell table:number-columns-repeated="16378"/>
        </table:table-row>
        <table:table-row table:style-name="ro2">
          <table:table-cell office:value-type="time" office:time-value="PT18H44M44S" table:style-name="ce5">
            <text:p>18:44:44</text:p>
          </table:table-cell>
          <table:table-cell office:value-type="time" office:time-value="PT18H44M45S" table:style-name="ce5">
            <text:p>18:44:45</text:p>
          </table:table-cell>
          <table:table-cell office:value-type="float" office:value="1010" table:style-name="ce1">
            <text:p>1010</text:p>
          </table:table-cell>
          <table:table-cell office:value-type="float" office:value="10.891" table:style-name="ce1">
            <text:p>10,891</text:p>
          </table:table-cell>
          <table:table-cell office:value-type="float" office:value="0.83399999999999996" table:style-name="ce1">
            <text:p>0,834</text:p>
          </table:table-cell>
          <table:table-cell office:value-type="float" office:value="0.84233999999999998" table:formula="of:=[.C100]/1000*[.E100]" table:style-name="ce1">
            <text:p>0,84234</text:p>
          </table:table-cell>
          <table:table-cell table:number-columns-repeated="16378"/>
        </table:table-row>
        <table:table-row table:style-name="ro2">
          <table:table-cell office:value-type="time" office:time-value="PT18H44M45S" table:style-name="ce5">
            <text:p>18:44:45</text:p>
          </table:table-cell>
          <table:table-cell office:value-type="time" office:time-value="PT18H44M46S" table:style-name="ce5">
            <text:p>18:44:46</text:p>
          </table:table-cell>
          <table:table-cell office:value-type="float" office:value="1012" table:style-name="ce1">
            <text:p>1012</text:p>
          </table:table-cell>
          <table:table-cell office:value-type="float" office:value="10.87" table:style-name="ce1">
            <text:p>10,87</text:p>
          </table:table-cell>
          <table:table-cell office:value-type="float" office:value="0.86099999999999999" table:style-name="ce1">
            <text:p>0,861</text:p>
          </table:table-cell>
          <table:table-cell office:value-type="float" office:value="0.871332" table:formula="of:=[.C101]/1000*[.E101]" table:style-name="ce1">
            <text:p>0,871332</text:p>
          </table:table-cell>
          <table:table-cell table:number-columns-repeated="16378"/>
        </table:table-row>
        <table:table-row table:style-name="ro2">
          <table:table-cell office:value-type="time" office:time-value="PT18H44M46S" table:style-name="ce5">
            <text:p>18:44:46</text:p>
          </table:table-cell>
          <table:table-cell office:value-type="time" office:time-value="PT18H44M48S" table:style-name="ce5">
            <text:p>18:44:48</text:p>
          </table:table-cell>
          <table:table-cell office:value-type="float" office:value="1010" table:style-name="ce1">
            <text:p>1010</text:p>
          </table:table-cell>
          <table:table-cell office:value-type="float" office:value="10.891" table:style-name="ce1">
            <text:p>10,891</text:p>
          </table:table-cell>
          <table:table-cell office:value-type="float" office:value="0.86" table:style-name="ce1">
            <text:p>0,86</text:p>
          </table:table-cell>
          <table:table-cell office:value-type="float" office:value="0.86860000000000004" table:formula="of:=[.C102]/1000*[.E102]" table:style-name="ce1">
            <text:p>0,8686</text:p>
          </table:table-cell>
          <table:table-cell table:number-columns-repeated="16378"/>
        </table:table-row>
        <table:table-row table:style-name="ro2">
          <table:table-cell office:value-type="time" office:time-value="PT18H44M48S" table:style-name="ce5">
            <text:p>18:44:48</text:p>
          </table:table-cell>
          <table:table-cell office:value-type="time" office:time-value="PT18H44M49S" table:style-name="ce5">
            <text:p>18:44:49</text:p>
          </table:table-cell>
          <table:table-cell office:value-type="float" office:value="1010" table:style-name="ce1">
            <text:p>1010</text:p>
          </table:table-cell>
          <table:table-cell office:value-type="float" office:value="10.891" table:style-name="ce1">
            <text:p>10,891</text:p>
          </table:table-cell>
          <table:table-cell office:value-type="float" office:value="0.876" table:style-name="ce1">
            <text:p>0,876</text:p>
          </table:table-cell>
          <table:table-cell office:value-type="float" office:value="0.88475999999999999" table:formula="of:=[.C103]/1000*[.E103]" table:style-name="ce1">
            <text:p>0,88476</text:p>
          </table:table-cell>
          <table:table-cell table:number-columns-repeated="16378"/>
        </table:table-row>
        <table:table-row table:style-name="ro2">
          <table:table-cell office:value-type="time" office:time-value="PT18H44M49S" table:style-name="ce5">
            <text:p>18:44:49</text:p>
          </table:table-cell>
          <table:table-cell office:value-type="time" office:time-value="PT18H44M50S" table:style-name="ce5">
            <text:p>18:44:50</text:p>
          </table:table-cell>
          <table:table-cell office:value-type="float" office:value="1011" table:style-name="ce1">
            <text:p>1011</text:p>
          </table:table-cell>
          <table:table-cell office:value-type="float" office:value="11.375" table:style-name="ce1">
            <text:p>11,375</text:p>
          </table:table-cell>
          <table:table-cell office:value-type="float" office:value="0.87" table:style-name="ce1">
            <text:p>0,87</text:p>
          </table:table-cell>
          <table:table-cell office:value-type="float" office:value="0.87956999999999985" table:formula="of:=[.C104]/1000*[.E104]" table:style-name="ce1">
            <text:p>0,87957</text:p>
          </table:table-cell>
          <table:table-cell table:number-columns-repeated="16378"/>
        </table:table-row>
        <table:table-row table:style-name="ro2">
          <table:table-cell office:value-type="time" office:time-value="PT18H44M50S" table:style-name="ce5">
            <text:p>18:44:50</text:p>
          </table:table-cell>
          <table:table-cell office:value-type="time" office:time-value="PT18H44M51S" table:style-name="ce5">
            <text:p>18:44:51</text:p>
          </table:table-cell>
          <table:table-cell office:value-type="float" office:value="1011" table:style-name="ce1">
            <text:p>1011</text:p>
          </table:table-cell>
          <table:table-cell office:value-type="float" office:value="11.622" table:style-name="ce1">
            <text:p>11,622</text:p>
          </table:table-cell>
          <table:table-cell office:value-type="float" office:value="0.90400000000000003" table:style-name="ce1">
            <text:p>0,904</text:p>
          </table:table-cell>
          <table:table-cell office:value-type="float" office:value="0.91394399999999998" table:formula="of:=[.C105]/1000*[.E105]" table:style-name="ce1">
            <text:p>0,913944</text:p>
          </table:table-cell>
          <table:table-cell table:number-columns-repeated="16378"/>
        </table:table-row>
        <table:table-row table:style-name="ro2">
          <table:table-cell office:value-type="time" office:time-value="PT18H44M51S" table:style-name="ce5">
            <text:p>18:44:51</text:p>
          </table:table-cell>
          <table:table-cell office:value-type="time" office:time-value="PT18H44M52S" table:style-name="ce5">
            <text:p>18:44:52</text:p>
          </table:table-cell>
          <table:table-cell office:value-type="float" office:value="1011" table:style-name="ce1">
            <text:p>1011</text:p>
          </table:table-cell>
          <table:table-cell office:value-type="float" office:value="12.611000000000001" table:style-name="ce1">
            <text:p>12,611</text:p>
          </table:table-cell>
          <table:table-cell office:value-type="float" office:value="0.93" table:style-name="ce1">
            <text:p>0,93</text:p>
          </table:table-cell>
          <table:table-cell office:value-type="float" office:value="0.94023000000000001" table:formula="of:=[.C106]/1000*[.E106]" table:style-name="ce1">
            <text:p>0,94023</text:p>
          </table:table-cell>
          <table:table-cell table:number-columns-repeated="16378"/>
        </table:table-row>
        <table:table-row table:style-name="ro2">
          <table:table-cell office:value-type="time" office:time-value="PT18H44M52S" table:style-name="ce5">
            <text:p>18:44:52</text:p>
          </table:table-cell>
          <table:table-cell office:value-type="time" office:time-value="PT18H44M53S" table:style-name="ce5">
            <text:p>18:44:53</text:p>
          </table:table-cell>
          <table:table-cell office:value-type="float" office:value="1011" table:style-name="ce1">
            <text:p>1011</text:p>
          </table:table-cell>
          <table:table-cell office:value-type="float" office:value="12.117000000000001" table:style-name="ce1">
            <text:p>12,117</text:p>
          </table:table-cell>
          <table:table-cell office:value-type="float" office:value="0.91100000000000003" table:style-name="ce1">
            <text:p>0,911</text:p>
          </table:table-cell>
          <table:table-cell office:value-type="float" office:value="0.92102099999999998" table:formula="of:=[.C107]/1000*[.E107]" table:style-name="ce1">
            <text:p>0,921021</text:p>
          </table:table-cell>
          <table:table-cell table:number-columns-repeated="16378"/>
        </table:table-row>
        <table:table-row table:style-name="ro2">
          <table:table-cell office:value-type="time" office:time-value="PT18H44M53S" table:style-name="ce5">
            <text:p>18:44:53</text:p>
          </table:table-cell>
          <table:table-cell office:value-type="time" office:time-value="PT18H44M54S" table:style-name="ce5">
            <text:p>18:44:54</text:p>
          </table:table-cell>
          <table:table-cell office:value-type="float" office:value="1011" table:style-name="ce1">
            <text:p>1011</text:p>
          </table:table-cell>
          <table:table-cell office:value-type="float" office:value="11.869" table:style-name="ce1">
            <text:p>11,869</text:p>
          </table:table-cell>
          <table:table-cell office:value-type="float" office:value="0.90300000000000002" table:style-name="ce1">
            <text:p>0,903</text:p>
          </table:table-cell>
          <table:table-cell office:value-type="float" office:value="0.91293299999999988" table:formula="of:=[.C108]/1000*[.E108]" table:style-name="ce1">
            <text:p>0,912933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58.574311000000016" table:formula="of:=SUM([.F3:.F108])" table:style-name="ce2">
            <text:p>58,574311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2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8H46M0S" table:style-name="ce5">
            <text:p>18:46:00</text:p>
          </table:table-cell>
          <table:table-cell office:value-type="time" office:time-value="PT18H46M1S" table:style-name="ce5">
            <text:p>18:46:01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56" table:style-name="ce1">
            <text:p>0,156</text:p>
          </table:table-cell>
          <table:table-cell office:value-type="float" office:value="0.15802799999999997" table:formula="of:=[.C111]/1000*[.E111]" table:style-name="ce1">
            <text:p>0,158028</text:p>
          </table:table-cell>
          <table:table-cell table:number-columns-repeated="16378"/>
        </table:table-row>
        <table:table-row table:style-name="ro2">
          <table:table-cell office:value-type="time" office:time-value="PT18H46M1S" table:style-name="ce5">
            <text:p>18:46:01</text:p>
          </table:table-cell>
          <table:table-cell office:value-type="time" office:time-value="PT18H46M2S" table:style-name="ce5">
            <text:p>18:46:02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078800000000001" table:formula="of:=[.C112]/1000*[.E112]" table:style-name="ce1">
            <text:p>0,150788</text:p>
          </table:table-cell>
          <table:table-cell table:number-columns-repeated="16378"/>
        </table:table-row>
        <table:table-row table:style-name="ro2">
          <table:table-cell office:value-type="time" office:time-value="PT18H46M2S" table:style-name="ce5">
            <text:p>18:46:02</text:p>
          </table:table-cell>
          <table:table-cell office:value-type="time" office:time-value="PT18H46M3S" table:style-name="ce5">
            <text:p>18:46:03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00574" table:formula="of:=[.C113]/1000*[.E113]" table:style-name="ce1">
            <text:p>0,200574</text:p>
          </table:table-cell>
          <table:table-cell table:number-columns-repeated="16378"/>
        </table:table-row>
        <table:table-row table:style-name="ro2">
          <table:table-cell office:value-type="time" office:time-value="PT18H46M3S" table:style-name="ce5">
            <text:p>18:46:03</text:p>
          </table:table-cell>
          <table:table-cell office:value-type="time" office:time-value="PT18H46M4S" table:style-name="ce5">
            <text:p>18:46:04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83172" table:formula="of:=[.C114]/1000*[.E114]" table:style-name="ce1">
            <text:p>0,183172</text:p>
          </table:table-cell>
          <table:table-cell table:number-columns-repeated="16378"/>
        </table:table-row>
        <table:table-row table:style-name="ro2">
          <table:table-cell office:value-type="time" office:time-value="PT18H46M4S" table:style-name="ce5">
            <text:p>18:46:04</text:p>
          </table:table-cell>
          <table:table-cell office:value-type="time" office:time-value="PT18H46M5S" table:style-name="ce5">
            <text:p>18:46:05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186" table:style-name="ce1">
            <text:p>0,186</text:p>
          </table:table-cell>
          <table:table-cell office:value-type="float" office:value="0.18841799999999997" table:formula="of:=[.C115]/1000*[.E115]" table:style-name="ce1">
            <text:p>0,188418</text:p>
          </table:table-cell>
          <table:table-cell table:number-columns-repeated="16378"/>
        </table:table-row>
        <table:table-row table:style-name="ro2">
          <table:table-cell office:value-type="time" office:time-value="PT18H46M5S" table:style-name="ce5">
            <text:p>18:46:05</text:p>
          </table:table-cell>
          <table:table-cell office:value-type="time" office:time-value="PT18H46M6S" table:style-name="ce5">
            <text:p>18:46:0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7599999999999999" table:style-name="ce1">
            <text:p>0,176</text:p>
          </table:table-cell>
          <table:table-cell office:value-type="float" office:value="0.17828799999999997" table:formula="of:=[.C116]/1000*[.E116]" table:style-name="ce1">
            <text:p>0,178288</text:p>
          </table:table-cell>
          <table:table-cell table:number-columns-repeated="16378"/>
        </table:table-row>
        <table:table-row table:style-name="ro2">
          <table:table-cell office:value-type="time" office:time-value="PT18H46M6S" table:style-name="ce5">
            <text:p>18:46:06</text:p>
          </table:table-cell>
          <table:table-cell office:value-type="time" office:time-value="PT18H46M7S" table:style-name="ce5">
            <text:p>18:46:07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36400000000001" table:formula="of:=[.C117]/1000*[.E117]" table:style-name="ce1">
            <text:p>0,199364</text:p>
          </table:table-cell>
          <table:table-cell table:number-columns-repeated="16378"/>
        </table:table-row>
        <table:table-row table:style-name="ro2">
          <table:table-cell office:value-type="time" office:time-value="PT18H46M7S" table:style-name="ce5">
            <text:p>18:46:07</text:p>
          </table:table-cell>
          <table:table-cell office:value-type="time" office:time-value="PT18H46M8S" table:style-name="ce5">
            <text:p>18:46:08</text:p>
          </table:table-cell>
          <table:table-cell office:value-type="float" office:value="1014" table:style-name="ce1">
            <text:p>1014</text:p>
          </table:table-cell>
          <table:table-cell office:value-type="float" office:value="2.4649999999999999" table:style-name="ce1">
            <text:p>2,465</text:p>
          </table:table-cell>
          <table:table-cell office:value-type="float" office:value="0.2" table:style-name="ce1">
            <text:p>0,2</text:p>
          </table:table-cell>
          <table:table-cell office:value-type="float" office:value="0.20280000000000001" table:formula="of:=[.C118]/1000*[.E118]" table:style-name="ce1">
            <text:p>0,2028</text:p>
          </table:table-cell>
          <table:table-cell table:number-columns-repeated="16378"/>
        </table:table-row>
        <table:table-row table:style-name="ro2">
          <table:table-cell office:value-type="time" office:time-value="PT18H46M8S" table:style-name="ce5">
            <text:p>18:46:08</text:p>
          </table:table-cell>
          <table:table-cell office:value-type="time" office:time-value="PT18H46M9S" table:style-name="ce5">
            <text:p>18:46:09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27499999999996" table:formula="of:=[.C119]/1000*[.E119]" table:style-name="ce1">
            <text:p>0,177275</text:p>
          </table:table-cell>
          <table:table-cell table:number-columns-repeated="16378"/>
        </table:table-row>
        <table:table-row table:style-name="ro2">
          <table:table-cell office:value-type="time" office:time-value="PT18H46M9S" table:style-name="ce5">
            <text:p>18:46:09</text:p>
          </table:table-cell>
          <table:table-cell office:value-type="time" office:time-value="PT18H46M10S" table:style-name="ce5">
            <text:p>18:46:10</text:p>
          </table:table-cell>
          <table:table-cell office:value-type="float" office:value="1020" table:style-name="ce1">
            <text:p>1020</text:p>
          </table:table-cell>
          <table:table-cell office:value-type="float" office:value="2.4510000000000001" table:style-name="ce1">
            <text:p>2,451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6728000000000001" table:formula="of:=[.C120]/1000*[.E120]" table:style-name="ce1">
            <text:p>0,16728</text:p>
          </table:table-cell>
          <table:table-cell table:number-columns-repeated="16378"/>
        </table:table-row>
        <table:table-row table:style-name="ro2">
          <table:table-cell office:value-type="time" office:time-value="PT18H46M10S" table:style-name="ce5">
            <text:p>18:46:10</text:p>
          </table:table-cell>
          <table:table-cell office:value-type="time" office:time-value="PT18H46M11S" table:style-name="ce5">
            <text:p>18:46:11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17599999999999999" table:style-name="ce1">
            <text:p>0,176</text:p>
          </table:table-cell>
          <table:table-cell office:value-type="float" office:value="0.17811199999999999" table:formula="of:=[.C121]/1000*[.E121]" table:style-name="ce1">
            <text:p>0,178112</text:p>
          </table:table-cell>
          <table:table-cell table:number-columns-repeated="16378"/>
        </table:table-row>
        <table:table-row table:style-name="ro2">
          <table:table-cell office:value-type="time" office:time-value="PT18H46M11S" table:style-name="ce5">
            <text:p>18:46:11</text:p>
          </table:table-cell>
          <table:table-cell office:value-type="time" office:time-value="PT18H46M12S" table:style-name="ce5">
            <text:p>18:46:12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68158" table:formula="of:=[.C122]/1000*[.E122]" table:style-name="ce1">
            <text:p>0,168158</text:p>
          </table:table-cell>
          <table:table-cell table:number-columns-repeated="16378"/>
        </table:table-row>
        <table:table-row table:style-name="ro2">
          <table:table-cell office:value-type="time" office:time-value="PT18H46M12S" table:style-name="ce5">
            <text:p>18:46:12</text:p>
          </table:table-cell>
          <table:table-cell office:value-type="time" office:time-value="PT18H46M13S" table:style-name="ce5">
            <text:p>18:46:13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00574" table:formula="of:=[.C123]/1000*[.E123]" table:style-name="ce1">
            <text:p>0,200574</text:p>
          </table:table-cell>
          <table:table-cell table:number-columns-repeated="16378"/>
        </table:table-row>
        <table:table-row table:style-name="ro2">
          <table:table-cell office:value-type="time" office:time-value="PT18H46M13S" table:style-name="ce5">
            <text:p>18:46:13</text:p>
          </table:table-cell>
          <table:table-cell office:value-type="time" office:time-value="PT18H46M14S" table:style-name="ce5">
            <text:p>18:46:14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0399999999999999" table:style-name="ce1">
            <text:p>0,204</text:p>
          </table:table-cell>
          <table:table-cell office:value-type="float" office:value="0.20644799999999999" table:formula="of:=[.C124]/1000*[.E124]" table:style-name="ce1">
            <text:p>0,206448</text:p>
          </table:table-cell>
          <table:table-cell table:number-columns-repeated="16378"/>
        </table:table-row>
        <table:table-row table:style-name="ro2">
          <table:table-cell office:value-type="time" office:time-value="PT18H46M14S" table:style-name="ce5">
            <text:p>18:46:14</text:p>
          </table:table-cell>
          <table:table-cell office:value-type="time" office:time-value="PT18H46M15S" table:style-name="ce5">
            <text:p>18:46:15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27499999999996" table:formula="of:=[.C125]/1000*[.E125]" table:style-name="ce1">
            <text:p>0,177275</text:p>
          </table:table-cell>
          <table:table-cell table:number-columns-repeated="16378"/>
        </table:table-row>
        <table:table-row table:style-name="ro2">
          <table:table-cell office:value-type="time" office:time-value="PT18H46M15S" table:style-name="ce5">
            <text:p>18:46:15</text:p>
          </table:table-cell>
          <table:table-cell office:value-type="time" office:time-value="PT18H46M16S" table:style-name="ce5">
            <text:p>18:46:16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0.20341200000000001" table:formula="of:=[.C126]/1000*[.E126]" table:style-name="ce1">
            <text:p>0,203412</text:p>
          </table:table-cell>
          <table:table-cell table:number-columns-repeated="16378"/>
        </table:table-row>
        <table:table-row table:style-name="ro2">
          <table:table-cell office:value-type="time" office:time-value="PT18H46M16S" table:style-name="ce5">
            <text:p>18:46:16</text:p>
          </table:table-cell>
          <table:table-cell office:value-type="time" office:time-value="PT18H46M17S" table:style-name="ce5">
            <text:p>18:46:17</text:p>
          </table:table-cell>
          <table:table-cell office:value-type="float" office:value="1014" table:style-name="ce1">
            <text:p>1014</text:p>
          </table:table-cell>
          <table:table-cell office:value-type="float" office:value="2.7120000000000002" table:style-name="ce1">
            <text:p>2,712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09898" table:formula="of:=[.C127]/1000*[.E127]" table:style-name="ce1">
            <text:p>0,209898</text:p>
          </table:table-cell>
          <table:table-cell table:number-columns-repeated="16378"/>
        </table:table-row>
        <table:table-row table:style-name="ro2">
          <table:table-cell office:value-type="time" office:time-value="PT18H46M17S" table:style-name="ce5">
            <text:p>18:46:17</text:p>
          </table:table-cell>
          <table:table-cell office:value-type="time" office:time-value="PT18H46M18S" table:style-name="ce5">
            <text:p>18:46:18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0.30157600000000001" table:formula="of:=[.C128]/1000*[.E128]" table:style-name="ce1">
            <text:p>0,301576</text:p>
          </table:table-cell>
          <table:table-cell table:number-columns-repeated="16378"/>
        </table:table-row>
        <table:table-row table:style-name="ro2">
          <table:table-cell office:value-type="time" office:time-value="PT18H46M18S" table:style-name="ce5">
            <text:p>18:46:18</text:p>
          </table:table-cell>
          <table:table-cell office:value-type="time" office:time-value="PT18H46M19S" table:style-name="ce5">
            <text:p>18:46:19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27499999999996" table:formula="of:=[.C129]/1000*[.E129]" table:style-name="ce1">
            <text:p>0,177275</text:p>
          </table:table-cell>
          <table:table-cell table:number-columns-repeated="16378"/>
        </table:table-row>
        <table:table-row table:style-name="ro2">
          <table:table-cell office:value-type="time" office:time-value="PT18H46M19S" table:style-name="ce5">
            <text:p>18:46:19</text:p>
          </table:table-cell>
          <table:table-cell office:value-type="time" office:time-value="PT18H46M20S" table:style-name="ce5">
            <text:p>18:46:20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0399999999999999" table:style-name="ce1">
            <text:p>0,204</text:p>
          </table:table-cell>
          <table:table-cell office:value-type="float" office:value="0.20665199999999997" table:formula="of:=[.C130]/1000*[.E130]" table:style-name="ce1">
            <text:p>0,206652</text:p>
          </table:table-cell>
          <table:table-cell table:number-columns-repeated="16378"/>
        </table:table-row>
        <table:table-row table:style-name="ro2">
          <table:table-cell office:value-type="time" office:time-value="PT18H46M20S" table:style-name="ce5">
            <text:p>18:46:20</text:p>
          </table:table-cell>
          <table:table-cell office:value-type="time" office:time-value="PT18H46M21S" table:style-name="ce5">
            <text:p>18:46:21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5" table:style-name="ce1">
            <text:p>0,185</text:p>
          </table:table-cell>
          <table:table-cell office:value-type="float" office:value="0.18740499999999999" table:formula="of:=[.C131]/1000*[.E131]" table:style-name="ce1">
            <text:p>0,187405</text:p>
          </table:table-cell>
          <table:table-cell table:number-columns-repeated="16378"/>
        </table:table-row>
        <table:table-row table:style-name="ro2">
          <table:table-cell office:value-type="time" office:time-value="PT18H46M21S" table:style-name="ce5">
            <text:p>18:46:21</text:p>
          </table:table-cell>
          <table:table-cell office:value-type="time" office:time-value="PT18H46M22S" table:style-name="ce5">
            <text:p>18:46:22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0.215556" table:formula="of:=[.C132]/1000*[.E132]" table:style-name="ce1">
            <text:p>0,215556</text:p>
          </table:table-cell>
          <table:table-cell table:number-columns-repeated="16378"/>
        </table:table-row>
        <table:table-row table:style-name="ro2">
          <table:table-cell office:value-type="time" office:time-value="PT18H46M22S" table:style-name="ce5">
            <text:p>18:46:22</text:p>
          </table:table-cell>
          <table:table-cell office:value-type="time" office:time-value="PT18H46M23S" table:style-name="ce5">
            <text:p>18:46:23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8399999999999997" table:style-name="ce1">
            <text:p>0,284</text:p>
          </table:table-cell>
          <table:table-cell office:value-type="float" office:value="0.28769199999999995" table:formula="of:=[.C133]/1000*[.E133]" table:style-name="ce1">
            <text:p>0,287692</text:p>
          </table:table-cell>
          <table:table-cell table:number-columns-repeated="16378"/>
        </table:table-row>
        <table:table-row table:style-name="ro2">
          <table:table-cell office:value-type="time" office:time-value="PT18H46M23S" table:style-name="ce5">
            <text:p>18:46:23</text:p>
          </table:table-cell>
          <table:table-cell office:value-type="time" office:time-value="PT18H46M24S" table:style-name="ce5">
            <text:p>18:46:24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55" table:style-name="ce1">
            <text:p>0,255</text:p>
          </table:table-cell>
          <table:table-cell office:value-type="float" office:value="0.25831499999999996" table:formula="of:=[.C134]/1000*[.E134]" table:style-name="ce1">
            <text:p>0,258315</text:p>
          </table:table-cell>
          <table:table-cell table:number-columns-repeated="16378"/>
        </table:table-row>
        <table:table-row table:style-name="ro2">
          <table:table-cell office:value-type="time" office:time-value="PT18H46M24S" table:style-name="ce5">
            <text:p>18:46:24</text:p>
          </table:table-cell>
          <table:table-cell office:value-type="time" office:time-value="PT18H46M25S" table:style-name="ce5">
            <text:p>18:46:25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38" table:style-name="ce1">
            <text:p>0,38</text:p>
          </table:table-cell>
          <table:table-cell office:value-type="float" office:value="0.38493999999999995" table:formula="of:=[.C135]/1000*[.E135]" table:style-name="ce1">
            <text:p>0,38494</text:p>
          </table:table-cell>
          <table:table-cell table:number-columns-repeated="16378"/>
        </table:table-row>
        <table:table-row table:style-name="ro2">
          <table:table-cell office:value-type="time" office:time-value="PT18H46M25S" table:style-name="ce5">
            <text:p>18:46:25</text:p>
          </table:table-cell>
          <table:table-cell office:value-type="time" office:time-value="PT18H46M26S" table:style-name="ce5">
            <text:p>18:46:26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51" table:style-name="ce1">
            <text:p>0,251</text:p>
          </table:table-cell>
          <table:table-cell office:value-type="float" office:value="0.25426299999999996" table:formula="of:=[.C136]/1000*[.E136]" table:style-name="ce1">
            <text:p>0,254263</text:p>
          </table:table-cell>
          <table:table-cell table:number-columns-repeated="16378"/>
        </table:table-row>
        <table:table-row table:style-name="ro2">
          <table:table-cell office:value-type="time" office:time-value="PT18H46M26S" table:style-name="ce5">
            <text:p>18:46:26</text:p>
          </table:table-cell>
          <table:table-cell office:value-type="time" office:time-value="PT18H46M27S" table:style-name="ce5">
            <text:p>18:46:27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0.21070399999999997" table:formula="of:=[.C137]/1000*[.E137]" table:style-name="ce1">
            <text:p>0,210704</text:p>
          </table:table-cell>
          <table:table-cell table:number-columns-repeated="16378"/>
        </table:table-row>
        <table:table-row table:style-name="ro2">
          <table:table-cell office:value-type="time" office:time-value="PT18H46M27S" table:style-name="ce5">
            <text:p>18:46:27</text:p>
          </table:table-cell>
          <table:table-cell office:value-type="time" office:time-value="PT18H46M28S" table:style-name="ce5">
            <text:p>18:46:28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4199999999999999" table:style-name="ce1">
            <text:p>0,242</text:p>
          </table:table-cell>
          <table:table-cell office:value-type="float" office:value="0.24490399999999998" table:formula="of:=[.C138]/1000*[.E138]" table:style-name="ce1">
            <text:p>0,244904</text:p>
          </table:table-cell>
          <table:table-cell table:number-columns-repeated="16378"/>
        </table:table-row>
        <table:table-row table:style-name="ro2">
          <table:table-cell office:value-type="time" office:time-value="PT18H46M28S" table:style-name="ce5">
            <text:p>18:46:28</text:p>
          </table:table-cell>
          <table:table-cell office:value-type="time" office:time-value="PT18H46M29S" table:style-name="ce5">
            <text:p>18:46:29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22" table:style-name="ce1">
            <text:p>0,222</text:p>
          </table:table-cell>
          <table:table-cell office:value-type="float" office:value="0.22488599999999997" table:formula="of:=[.C139]/1000*[.E139]" table:style-name="ce1">
            <text:p>0,224886</text:p>
          </table:table-cell>
          <table:table-cell table:number-columns-repeated="16378"/>
        </table:table-row>
        <table:table-row table:style-name="ro2">
          <table:table-cell office:value-type="time" office:time-value="PT18H46M29S" table:style-name="ce5">
            <text:p>18:46:29</text:p>
          </table:table-cell>
          <table:table-cell office:value-type="time" office:time-value="PT18H46M30S" table:style-name="ce5">
            <text:p>18:46:30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0.23579600000000001" table:formula="of:=[.C140]/1000*[.E140]" table:style-name="ce1">
            <text:p>0,235796</text:p>
          </table:table-cell>
          <table:table-cell table:number-columns-repeated="16378"/>
        </table:table-row>
        <table:table-row table:style-name="ro2">
          <table:table-cell office:value-type="time" office:time-value="PT18H46M30S" table:style-name="ce5">
            <text:p>18:46:30</text:p>
          </table:table-cell>
          <table:table-cell office:value-type="time" office:time-value="PT18H46M31S" table:style-name="ce5">
            <text:p>18:46:31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23" table:style-name="ce1">
            <text:p>0,223</text:p>
          </table:table-cell>
          <table:table-cell office:value-type="float" office:value="0.22589899999999999" table:formula="of:=[.C141]/1000*[.E141]" table:style-name="ce1">
            <text:p>0,225899</text:p>
          </table:table-cell>
          <table:table-cell table:number-columns-repeated="16378"/>
        </table:table-row>
        <table:table-row table:style-name="ro2">
          <table:table-cell office:value-type="time" office:time-value="PT18H46M31S" table:style-name="ce5">
            <text:p>18:46:31</text:p>
          </table:table-cell>
          <table:table-cell office:value-type="time" office:time-value="PT18H46M32S" table:style-name="ce5">
            <text:p>18:46:32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893799999999997" table:formula="of:=[.C142]/1000*[.E142]" table:style-name="ce1">
            <text:p>0,228938</text:p>
          </table:table-cell>
          <table:table-cell table:number-columns-repeated="16378"/>
        </table:table-row>
        <table:table-row table:style-name="ro2">
          <table:table-cell office:value-type="time" office:time-value="PT18H46M32S" table:style-name="ce5">
            <text:p>18:46:32</text:p>
          </table:table-cell>
          <table:table-cell office:value-type="time" office:time-value="PT18H46M33S" table:style-name="ce5">
            <text:p>18:46:33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4299999999999999" table:style-name="ce1">
            <text:p>0,243</text:p>
          </table:table-cell>
          <table:table-cell office:value-type="float" office:value="0.245916" table:formula="of:=[.C143]/1000*[.E143]" table:style-name="ce1">
            <text:p>0,245916</text:p>
          </table:table-cell>
          <table:table-cell table:number-columns-repeated="16378"/>
        </table:table-row>
        <table:table-row table:style-name="ro2">
          <table:table-cell office:value-type="time" office:time-value="PT18H46M33S" table:style-name="ce5">
            <text:p>18:46:33</text:p>
          </table:table-cell>
          <table:table-cell office:value-type="time" office:time-value="PT18H46M34S" table:style-name="ce5">
            <text:p>18:46:34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45" table:style-name="ce1">
            <text:p>0,245</text:p>
          </table:table-cell>
          <table:table-cell office:value-type="float" office:value="0.24818499999999996" table:formula="of:=[.C144]/1000*[.E144]" table:style-name="ce1">
            <text:p>0,248185</text:p>
          </table:table-cell>
          <table:table-cell table:number-columns-repeated="16378"/>
        </table:table-row>
        <table:table-row table:style-name="ro2">
          <table:table-cell office:value-type="time" office:time-value="PT18H46M34S" table:style-name="ce5">
            <text:p>18:46:34</text:p>
          </table:table-cell>
          <table:table-cell office:value-type="time" office:time-value="PT18H46M35S" table:style-name="ce5">
            <text:p>18:46:35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18" table:style-name="ce1">
            <text:p>0,218</text:p>
          </table:table-cell>
          <table:table-cell office:value-type="float" office:value="0.22061600000000001" table:formula="of:=[.C145]/1000*[.E145]" table:style-name="ce1">
            <text:p>0,220616</text:p>
          </table:table-cell>
          <table:table-cell table:number-columns-repeated="16378"/>
        </table:table-row>
        <table:table-row table:style-name="ro2">
          <table:table-cell office:value-type="time" office:time-value="PT18H46M35S" table:style-name="ce5">
            <text:p>18:46:35</text:p>
          </table:table-cell>
          <table:table-cell office:value-type="time" office:time-value="PT18H46M36S" table:style-name="ce5">
            <text:p>18:46:3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7" table:style-name="ce1">
            <text:p>0,27</text:p>
          </table:table-cell>
          <table:table-cell office:value-type="float" office:value="0.27350999999999998" table:formula="of:=[.C146]/1000*[.E146]" table:style-name="ce1">
            <text:p>0,27351</text:p>
          </table:table-cell>
          <table:table-cell table:number-columns-repeated="16378"/>
        </table:table-row>
        <table:table-row table:style-name="ro2">
          <table:table-cell office:value-type="time" office:time-value="PT18H46M36S" table:style-name="ce5">
            <text:p>18:46:36</text:p>
          </table:table-cell>
          <table:table-cell office:value-type="time" office:time-value="PT18H46M37S" table:style-name="ce5">
            <text:p>18:46:37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0.26034099999999999" table:formula="of:=[.C147]/1000*[.E147]" table:style-name="ce1">
            <text:p>0,260341</text:p>
          </table:table-cell>
          <table:table-cell table:number-columns-repeated="16378"/>
        </table:table-row>
        <table:table-row table:style-name="ro2">
          <table:table-cell office:value-type="time" office:time-value="PT18H46M37S" table:style-name="ce5">
            <text:p>18:46:37</text:p>
          </table:table-cell>
          <table:table-cell office:value-type="time" office:time-value="PT18H46M38S" table:style-name="ce5">
            <text:p>18:46:38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29376999999999998" table:formula="of:=[.C148]/1000*[.E148]" table:style-name="ce1">
            <text:p>0,29377</text:p>
          </table:table-cell>
          <table:table-cell table:number-columns-repeated="16378"/>
        </table:table-row>
        <table:table-row table:style-name="ro2">
          <table:table-cell office:value-type="time" office:time-value="PT18H46M38S" table:style-name="ce5">
            <text:p>18:46:38</text:p>
          </table:table-cell>
          <table:table-cell office:value-type="time" office:time-value="PT18H46M39S" table:style-name="ce5">
            <text:p>18:46:39</text:p>
          </table:table-cell>
          <table:table-cell office:value-type="float" office:value="1016" table:style-name="ce1">
            <text:p>1016</text:p>
          </table:table-cell>
          <table:table-cell office:value-type="float" office:value="3.4449999999999998" table:style-name="ce1">
            <text:p>3,445</text:p>
          </table:table-cell>
          <table:table-cell office:value-type="float" office:value="0.249" table:style-name="ce1">
            <text:p>0,249</text:p>
          </table:table-cell>
          <table:table-cell office:value-type="float" office:value="0.25298399999999999" table:formula="of:=[.C149]/1000*[.E149]" table:style-name="ce1">
            <text:p>0,252984</text:p>
          </table:table-cell>
          <table:table-cell table:number-columns-repeated="16378"/>
        </table:table-row>
        <table:table-row table:style-name="ro2">
          <table:table-cell office:value-type="time" office:time-value="PT18H46M39S" table:style-name="ce5">
            <text:p>18:46:39</text:p>
          </table:table-cell>
          <table:table-cell office:value-type="time" office:time-value="PT18H46M40S" table:style-name="ce5">
            <text:p>18:46:40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27654899999999999" table:formula="of:=[.C150]/1000*[.E150]" table:style-name="ce1">
            <text:p>0,276549</text:p>
          </table:table-cell>
          <table:table-cell table:number-columns-repeated="16378"/>
        </table:table-row>
        <table:table-row table:style-name="ro2">
          <table:table-cell office:value-type="time" office:time-value="PT18H46M40S" table:style-name="ce5">
            <text:p>18:46:40</text:p>
          </table:table-cell>
          <table:table-cell office:value-type="time" office:time-value="PT18H46M41S" table:style-name="ce5">
            <text:p>18:46:41</text:p>
          </table:table-cell>
          <table:table-cell office:value-type="float" office:value="1014" table:style-name="ce1">
            <text:p>1014</text:p>
          </table:table-cell>
          <table:table-cell office:value-type="float" office:value="3.2050000000000001" table:style-name="ce1">
            <text:p>3,205</text:p>
          </table:table-cell>
          <table:table-cell office:value-type="float" office:value="0.245" table:style-name="ce1">
            <text:p>0,245</text:p>
          </table:table-cell>
          <table:table-cell office:value-type="float" office:value="0.24843000000000001" table:formula="of:=[.C151]/1000*[.E151]" table:style-name="ce1">
            <text:p>0,24843</text:p>
          </table:table-cell>
          <table:table-cell table:number-columns-repeated="16378"/>
        </table:table-row>
        <table:table-row table:style-name="ro2">
          <table:table-cell office:value-type="time" office:time-value="PT18H46M41S" table:style-name="ce5">
            <text:p>18:46:41</text:p>
          </table:table-cell>
          <table:table-cell office:value-type="time" office:time-value="PT18H46M42S" table:style-name="ce5">
            <text:p>18:46:42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9299999999999998" table:style-name="ce1">
            <text:p>0,293</text:p>
          </table:table-cell>
          <table:table-cell office:value-type="float" office:value="0.296516" table:formula="of:=[.C152]/1000*[.E152]" table:style-name="ce1">
            <text:p>0,296516</text:p>
          </table:table-cell>
          <table:table-cell table:number-columns-repeated="16378"/>
        </table:table-row>
        <table:table-row table:style-name="ro2">
          <table:table-cell office:value-type="time" office:time-value="PT18H46M42S" table:style-name="ce5">
            <text:p>18:46:42</text:p>
          </table:table-cell>
          <table:table-cell office:value-type="time" office:time-value="PT18H46M43S" table:style-name="ce5">
            <text:p>18:46:43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52" table:style-name="ce1">
            <text:p>0,252</text:p>
          </table:table-cell>
          <table:table-cell office:value-type="float" office:value="0.255276" table:formula="of:=[.C153]/1000*[.E153]" table:style-name="ce1">
            <text:p>0,255276</text:p>
          </table:table-cell>
          <table:table-cell table:number-columns-repeated="16378"/>
        </table:table-row>
        <table:table-row table:style-name="ro2">
          <table:table-cell office:value-type="time" office:time-value="PT18H46M43S" table:style-name="ce5">
            <text:p>18:46:43</text:p>
          </table:table-cell>
          <table:table-cell office:value-type="time" office:time-value="PT18H46M44S" table:style-name="ce5">
            <text:p>18:46:44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0.28161399999999998" table:formula="of:=[.C154]/1000*[.E154]" table:style-name="ce1">
            <text:p>0,281614</text:p>
          </table:table-cell>
          <table:table-cell table:number-columns-repeated="16378"/>
        </table:table-row>
        <table:table-row table:style-name="ro2">
          <table:table-cell office:value-type="time" office:time-value="PT18H46M44S" table:style-name="ce5">
            <text:p>18:46:44</text:p>
          </table:table-cell>
          <table:table-cell office:value-type="time" office:time-value="PT18H46M45S" table:style-name="ce5">
            <text:p>18:46:45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45" table:style-name="ce1">
            <text:p>0,245</text:p>
          </table:table-cell>
          <table:table-cell office:value-type="float" office:value="0.24793999999999999" table:formula="of:=[.C155]/1000*[.E155]" table:style-name="ce1">
            <text:p>0,24794</text:p>
          </table:table-cell>
          <table:table-cell table:number-columns-repeated="16378"/>
        </table:table-row>
        <table:table-row table:style-name="ro2">
          <table:table-cell office:value-type="time" office:time-value="PT18H46M45S" table:style-name="ce5">
            <text:p>18:46:45</text:p>
          </table:table-cell>
          <table:table-cell office:value-type="time" office:time-value="PT18H46M47S" table:style-name="ce5">
            <text:p>18:46:47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32400000000002" table:formula="of:=[.C156]/1000*[.E156]" table:style-name="ce1">
            <text:p>0,280324</text:p>
          </table:table-cell>
          <table:table-cell table:number-columns-repeated="16378"/>
        </table:table-row>
        <table:table-row table:style-name="ro2">
          <table:table-cell office:value-type="time" office:time-value="PT18H46M47S" table:style-name="ce5">
            <text:p>18:46:47</text:p>
          </table:table-cell>
          <table:table-cell office:value-type="time" office:time-value="PT18H46M48S" table:style-name="ce5">
            <text:p>18:46:48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0204" table:formula="of:=[.C157]/1000*[.E157]" table:style-name="ce1">
            <text:p>0,270204</text:p>
          </table:table-cell>
          <table:table-cell table:number-columns-repeated="16378"/>
        </table:table-row>
        <table:table-row table:style-name="ro2">
          <table:table-cell office:value-type="time" office:time-value="PT18H46M48S" table:style-name="ce5">
            <text:p>18:46:48</text:p>
          </table:table-cell>
          <table:table-cell office:value-type="time" office:time-value="PT18H46M49S" table:style-name="ce5">
            <text:p>18:46:49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.30026699999999995" table:formula="of:=[.C158]/1000*[.E158]" table:style-name="ce1">
            <text:p>0,300267</text:p>
          </table:table-cell>
          <table:table-cell table:number-columns-repeated="16378"/>
        </table:table-row>
        <table:table-row table:style-name="ro2">
          <table:table-cell office:value-type="time" office:time-value="PT18H46M49S" table:style-name="ce5">
            <text:p>18:46:49</text:p>
          </table:table-cell>
          <table:table-cell office:value-type="time" office:time-value="PT18H46M50S" table:style-name="ce5">
            <text:p>18:46:50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60099999999999" table:formula="of:=[.C159]/1000*[.E159]" table:style-name="ce1">
            <text:p>0,280601</text:p>
          </table:table-cell>
          <table:table-cell table:number-columns-repeated="16378"/>
        </table:table-row>
        <table:table-row table:style-name="ro2">
          <table:table-cell office:value-type="time" office:time-value="PT18H46M50S" table:style-name="ce5">
            <text:p>18:46:50</text:p>
          </table:table-cell>
          <table:table-cell office:value-type="time" office:time-value="PT18H46M51S" table:style-name="ce5">
            <text:p>18:46:51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2" table:style-name="ce1">
            <text:p>0,32</text:p>
          </table:table-cell>
          <table:table-cell office:value-type="float" office:value="0.32384000000000002" table:formula="of:=[.C160]/1000*[.E160]" table:style-name="ce1">
            <text:p>0,32384</text:p>
          </table:table-cell>
          <table:table-cell table:number-columns-repeated="16378"/>
        </table:table-row>
        <table:table-row table:style-name="ro2">
          <table:table-cell office:value-type="time" office:time-value="PT18H46M51S" table:style-name="ce5">
            <text:p>18:46:51</text:p>
          </table:table-cell>
          <table:table-cell office:value-type="time" office:time-value="PT18H46M52S" table:style-name="ce5">
            <text:p>18:46:52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27627600000000002" table:formula="of:=[.C161]/1000*[.E161]" table:style-name="ce1">
            <text:p>0,276276</text:p>
          </table:table-cell>
          <table:table-cell table:number-columns-repeated="16378"/>
        </table:table-row>
        <table:table-row table:style-name="ro2">
          <table:table-cell office:value-type="time" office:time-value="PT18H46M52S" table:style-name="ce5">
            <text:p>18:46:52</text:p>
          </table:table-cell>
          <table:table-cell office:value-type="time" office:time-value="PT18H46M53S" table:style-name="ce5">
            <text:p>18:46:53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2400000000000001" table:style-name="ce1">
            <text:p>0,324</text:p>
          </table:table-cell>
          <table:table-cell office:value-type="float" office:value="0.32756399999999997" table:formula="of:=[.C162]/1000*[.E162]" table:style-name="ce1">
            <text:p>0,327564</text:p>
          </table:table-cell>
          <table:table-cell table:number-columns-repeated="16378"/>
        </table:table-row>
        <table:table-row table:style-name="ro2">
          <table:table-cell office:value-type="time" office:time-value="PT18H46M53S" table:style-name="ce5">
            <text:p>18:46:53</text:p>
          </table:table-cell>
          <table:table-cell office:value-type="time" office:time-value="PT18H46M54S" table:style-name="ce5">
            <text:p>18:46:54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28971799999999992" table:formula="of:=[.C163]/1000*[.E163]" table:style-name="ce1">
            <text:p>0,289718</text:p>
          </table:table-cell>
          <table:table-cell table:number-columns-repeated="16378"/>
        </table:table-row>
        <table:table-row table:style-name="ro2">
          <table:table-cell office:value-type="time" office:time-value="PT18H46M54S" table:style-name="ce5">
            <text:p>18:46:54</text:p>
          </table:table-cell>
          <table:table-cell office:value-type="time" office:time-value="PT18H46M55S" table:style-name="ce5">
            <text:p>18:46:55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8600000000000001" table:style-name="ce1">
            <text:p>0,386</text:p>
          </table:table-cell>
          <table:table-cell office:value-type="float" office:value="0.39063200000000003" table:formula="of:=[.C164]/1000*[.E164]" table:style-name="ce1">
            <text:p>0,390632</text:p>
          </table:table-cell>
          <table:table-cell table:number-columns-repeated="16378"/>
        </table:table-row>
        <table:table-row table:style-name="ro2">
          <table:table-cell office:value-type="time" office:time-value="PT18H46M55S" table:style-name="ce5">
            <text:p>18:46:55</text:p>
          </table:table-cell>
          <table:table-cell office:value-type="time" office:time-value="PT18H46M56S" table:style-name="ce5">
            <text:p>18:46:56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14" table:style-name="ce1">
            <text:p>0,314</text:p>
          </table:table-cell>
          <table:table-cell office:value-type="float" office:value="0.31776799999999999" table:formula="of:=[.C165]/1000*[.E165]" table:style-name="ce1">
            <text:p>0,317768</text:p>
          </table:table-cell>
          <table:table-cell table:number-columns-repeated="16378"/>
        </table:table-row>
        <table:table-row table:style-name="ro2">
          <table:table-cell office:value-type="time" office:time-value="PT18H46M56S" table:style-name="ce5">
            <text:p>18:46:56</text:p>
          </table:table-cell>
          <table:table-cell office:value-type="time" office:time-value="PT18H46M57S" table:style-name="ce5">
            <text:p>18:46:57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17" table:style-name="ce1">
            <text:p>0,317</text:p>
          </table:table-cell>
          <table:table-cell office:value-type="float" office:value="0.32080400000000003" table:formula="of:=[.C166]/1000*[.E166]" table:style-name="ce1">
            <text:p>0,320804</text:p>
          </table:table-cell>
          <table:table-cell table:number-columns-repeated="16378"/>
        </table:table-row>
        <table:table-row table:style-name="ro2">
          <table:table-cell office:value-type="time" office:time-value="PT18H46M57S" table:style-name="ce5">
            <text:p>18:46:57</text:p>
          </table:table-cell>
          <table:table-cell office:value-type="time" office:time-value="PT18H46M58S" table:style-name="ce5">
            <text:p>18:46:58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0.30491299999999993" table:formula="of:=[.C167]/1000*[.E167]" table:style-name="ce1">
            <text:p>0,304913</text:p>
          </table:table-cell>
          <table:table-cell table:number-columns-repeated="16378"/>
        </table:table-row>
        <table:table-row table:style-name="ro2">
          <table:table-cell office:value-type="time" office:time-value="PT18H46M58S" table:style-name="ce5">
            <text:p>18:46:58</text:p>
          </table:table-cell>
          <table:table-cell office:value-type="time" office:time-value="PT18H46M59S" table:style-name="ce5">
            <text:p>18:46:59</text:p>
          </table:table-cell>
          <table:table-cell office:value-type="float" office:value="1011" table:style-name="ce1">
            <text:p>1011</text:p>
          </table:table-cell>
          <table:table-cell office:value-type="float" office:value="4.6980000000000004" table:style-name="ce1">
            <text:p>4,698</text:p>
          </table:table-cell>
          <table:table-cell office:value-type="float" office:value="0.376" table:style-name="ce1">
            <text:p>0,376</text:p>
          </table:table-cell>
          <table:table-cell office:value-type="float" office:value="0.38013599999999997" table:formula="of:=[.C168]/1000*[.E168]" table:style-name="ce1">
            <text:p>0,380136</text:p>
          </table:table-cell>
          <table:table-cell table:number-columns-repeated="16378"/>
        </table:table-row>
        <table:table-row table:style-name="ro2">
          <table:table-cell office:value-type="time" office:time-value="PT18H46M59S" table:style-name="ce5">
            <text:p>18:46:59</text:p>
          </table:table-cell>
          <table:table-cell office:value-type="time" office:time-value="PT18H47M0S" table:style-name="ce5">
            <text:p>18:47:00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307" table:style-name="ce1">
            <text:p>0,307</text:p>
          </table:table-cell>
          <table:table-cell office:value-type="float" office:value="0.31068400000000002" table:formula="of:=[.C169]/1000*[.E169]" table:style-name="ce1">
            <text:p>0,310684</text:p>
          </table:table-cell>
          <table:table-cell table:number-columns-repeated="16378"/>
        </table:table-row>
        <table:table-row table:style-name="ro2">
          <table:table-cell office:value-type="time" office:time-value="PT18H47M0S" table:style-name="ce5">
            <text:p>18:47:00</text:p>
          </table:table-cell>
          <table:table-cell office:value-type="time" office:time-value="PT18H47M1S" table:style-name="ce5">
            <text:p>18:47:01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4399999999999997" table:style-name="ce1">
            <text:p>0,344</text:p>
          </table:table-cell>
          <table:table-cell office:value-type="float" office:value="0.34812799999999999" table:formula="of:=[.C170]/1000*[.E170]" table:style-name="ce1">
            <text:p>0,348128</text:p>
          </table:table-cell>
          <table:table-cell table:number-columns-repeated="16378"/>
        </table:table-row>
        <table:table-row table:style-name="ro2">
          <table:table-cell office:value-type="time" office:time-value="PT18H47M1S" table:style-name="ce5">
            <text:p>18:47:01</text:p>
          </table:table-cell>
          <table:table-cell office:value-type="time" office:time-value="PT18H47M2S" table:style-name="ce5">
            <text:p>18:47:02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0.30491299999999993" table:formula="of:=[.C171]/1000*[.E171]" table:style-name="ce1">
            <text:p>0,304913</text:p>
          </table:table-cell>
          <table:table-cell table:number-columns-repeated="16378"/>
        </table:table-row>
        <table:table-row table:style-name="ro2">
          <table:table-cell office:value-type="time" office:time-value="PT18H47M2S" table:style-name="ce5">
            <text:p>18:47:02</text:p>
          </table:table-cell>
          <table:table-cell office:value-type="time" office:time-value="PT18H47M3S" table:style-name="ce5">
            <text:p>18:47:03</text:p>
          </table:table-cell>
          <table:table-cell office:value-type="float" office:value="1010" table:style-name="ce1">
            <text:p>1010</text:p>
          </table:table-cell>
          <table:table-cell office:value-type="float" office:value="5.6929999999999996" table:style-name="ce1">
            <text:p>5,693</text:p>
          </table:table-cell>
          <table:table-cell office:value-type="float" office:value="0.38700000000000001" table:style-name="ce1">
            <text:p>0,387</text:p>
          </table:table-cell>
          <table:table-cell office:value-type="float" office:value="0.39087" table:formula="of:=[.C172]/1000*[.E172]" table:style-name="ce1">
            <text:p>0,39087</text:p>
          </table:table-cell>
          <table:table-cell table:number-columns-repeated="16378"/>
        </table:table-row>
        <table:table-row table:style-name="ro2">
          <table:table-cell office:value-type="time" office:time-value="PT18H47M3S" table:style-name="ce5">
            <text:p>18:47:03</text:p>
          </table:table-cell>
          <table:table-cell office:value-type="time" office:time-value="PT18H47M4S" table:style-name="ce5">
            <text:p>18:47:04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33530299999999996" table:formula="of:=[.C173]/1000*[.E173]" table:style-name="ce1">
            <text:p>0,335303</text:p>
          </table:table-cell>
          <table:table-cell table:number-columns-repeated="16378"/>
        </table:table-row>
        <table:table-row table:style-name="ro2">
          <table:table-cell office:value-type="time" office:time-value="PT18H47M4S" table:style-name="ce5">
            <text:p>18:47:04</text:p>
          </table:table-cell>
          <table:table-cell office:value-type="time" office:time-value="PT18H47M5S" table:style-name="ce5">
            <text:p>18:47:05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37999999999999" table:formula="of:=[.C174]/1000*[.E174]" table:style-name="ce1">
            <text:p>0,36938</text:p>
          </table:table-cell>
          <table:table-cell table:number-columns-repeated="16378"/>
        </table:table-row>
        <table:table-row table:style-name="ro2">
          <table:table-cell office:value-type="time" office:time-value="PT18H47M5S" table:style-name="ce5">
            <text:p>18:47:05</text:p>
          </table:table-cell>
          <table:table-cell office:value-type="time" office:time-value="PT18H47M6S" table:style-name="ce5">
            <text:p>18:47:0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2600000000000001" table:style-name="ce1">
            <text:p>0,326</text:p>
          </table:table-cell>
          <table:table-cell office:value-type="float" office:value="0.33023799999999998" table:formula="of:=[.C175]/1000*[.E175]" table:style-name="ce1">
            <text:p>0,330238</text:p>
          </table:table-cell>
          <table:table-cell table:number-columns-repeated="16378"/>
        </table:table-row>
        <table:table-row table:style-name="ro2">
          <table:table-cell office:value-type="time" office:time-value="PT18H47M6S" table:style-name="ce5">
            <text:p>18:47:06</text:p>
          </table:table-cell>
          <table:table-cell office:value-type="time" office:time-value="PT18H47M7S" table:style-name="ce5">
            <text:p>18:47:07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376" table:style-name="ce1">
            <text:p>0,376</text:p>
          </table:table-cell>
          <table:table-cell office:value-type="float" office:value="0.38051200000000002" table:formula="of:=[.C176]/1000*[.E176]" table:style-name="ce1">
            <text:p>0,380512</text:p>
          </table:table-cell>
          <table:table-cell table:number-columns-repeated="16378"/>
        </table:table-row>
        <table:table-row table:style-name="ro2">
          <table:table-cell office:value-type="time" office:time-value="PT18H47M7S" table:style-name="ce5">
            <text:p>18:47:07</text:p>
          </table:table-cell>
          <table:table-cell office:value-type="time" office:time-value="PT18H47M8S" table:style-name="ce5">
            <text:p>18:47:08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71" table:style-name="ce1">
            <text:p>0,371</text:p>
          </table:table-cell>
          <table:table-cell office:value-type="float" office:value="0.37582299999999996" table:formula="of:=[.C177]/1000*[.E177]" table:style-name="ce1">
            <text:p>0,375823</text:p>
          </table:table-cell>
          <table:table-cell table:number-columns-repeated="16378"/>
        </table:table-row>
        <table:table-row table:style-name="ro2">
          <table:table-cell office:value-type="time" office:time-value="PT18H47M8S" table:style-name="ce5">
            <text:p>18:47:08</text:p>
          </table:table-cell>
          <table:table-cell office:value-type="time" office:time-value="PT18H47M9S" table:style-name="ce5">
            <text:p>18:47:09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379" table:style-name="ce1">
            <text:p>0,379</text:p>
          </table:table-cell>
          <table:table-cell office:value-type="float" office:value="0.383548" table:formula="of:=[.C178]/1000*[.E178]" table:style-name="ce1">
            <text:p>0,383548</text:p>
          </table:table-cell>
          <table:table-cell table:number-columns-repeated="16378"/>
        </table:table-row>
        <table:table-row table:style-name="ro2">
          <table:table-cell office:value-type="time" office:time-value="PT18H47M9S" table:style-name="ce5">
            <text:p>18:47:09</text:p>
          </table:table-cell>
          <table:table-cell office:value-type="time" office:time-value="PT18H47M10S" table:style-name="ce5">
            <text:p>18:47:10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326876" table:formula="of:=[.C179]/1000*[.E179]" table:style-name="ce1">
            <text:p>0,326876</text:p>
          </table:table-cell>
          <table:table-cell table:number-columns-repeated="16378"/>
        </table:table-row>
        <table:table-row table:style-name="ro2">
          <table:table-cell office:value-type="time" office:time-value="PT18H47M10S" table:style-name="ce5">
            <text:p>18:47:10</text:p>
          </table:table-cell>
          <table:table-cell office:value-type="time" office:time-value="PT18H47M11S" table:style-name="ce5">
            <text:p>18:47:11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0.39569200000000004" table:formula="of:=[.C180]/1000*[.E180]" table:style-name="ce1">
            <text:p>0,395692</text:p>
          </table:table-cell>
          <table:table-cell table:number-columns-repeated="16378"/>
        </table:table-row>
        <table:table-row table:style-name="ro2">
          <table:table-cell office:value-type="time" office:time-value="PT18H47M11S" table:style-name="ce5">
            <text:p>18:47:11</text:p>
          </table:table-cell>
          <table:table-cell office:value-type="time" office:time-value="PT18H47M12S" table:style-name="ce5">
            <text:p>18:47:12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4300000000000003" table:style-name="ce1">
            <text:p>0,343</text:p>
          </table:table-cell>
          <table:table-cell office:value-type="float" office:value="0.34711600000000004" table:formula="of:=[.C181]/1000*[.E181]" table:style-name="ce1">
            <text:p>0,347116</text:p>
          </table:table-cell>
          <table:table-cell table:number-columns-repeated="16378"/>
        </table:table-row>
        <table:table-row table:style-name="ro2">
          <table:table-cell office:value-type="time" office:time-value="PT18H47M12S" table:style-name="ce5">
            <text:p>18:47:12</text:p>
          </table:table-cell>
          <table:table-cell office:value-type="time" office:time-value="PT18H47M13S" table:style-name="ce5">
            <text:p>18:47:13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39265600000000001" table:formula="of:=[.C182]/1000*[.E182]" table:style-name="ce1">
            <text:p>0,392656</text:p>
          </table:table-cell>
          <table:table-cell table:number-columns-repeated="16378"/>
        </table:table-row>
        <table:table-row table:style-name="ro2">
          <table:table-cell office:value-type="time" office:time-value="PT18H47M13S" table:style-name="ce5">
            <text:p>18:47:13</text:p>
          </table:table-cell>
          <table:table-cell office:value-type="time" office:time-value="PT18H47M14S" table:style-name="ce5">
            <text:p>18:47:14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1099999999999998" table:style-name="ce1">
            <text:p>0,411</text:p>
          </table:table-cell>
          <table:table-cell office:value-type="float" office:value="0.41593199999999997" table:formula="of:=[.C183]/1000*[.E183]" table:style-name="ce1">
            <text:p>0,415932</text:p>
          </table:table-cell>
          <table:table-cell table:number-columns-repeated="16378"/>
        </table:table-row>
        <table:table-row table:style-name="ro2">
          <table:table-cell office:value-type="time" office:time-value="PT18H47M14S" table:style-name="ce5">
            <text:p>18:47:14</text:p>
          </table:table-cell>
          <table:table-cell office:value-type="time" office:time-value="PT18H47M15S" table:style-name="ce5">
            <text:p>18:47:15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39400000000000002" table:style-name="ce1">
            <text:p>0,394</text:p>
          </table:table-cell>
          <table:table-cell office:value-type="float" office:value="0.39872800000000003" table:formula="of:=[.C184]/1000*[.E184]" table:style-name="ce1">
            <text:p>0,398728</text:p>
          </table:table-cell>
          <table:table-cell table:number-columns-repeated="16378"/>
        </table:table-row>
        <table:table-row table:style-name="ro2">
          <table:table-cell office:value-type="time" office:time-value="PT18H47M15S" table:style-name="ce5">
            <text:p>18:47:15</text:p>
          </table:table-cell>
          <table:table-cell office:value-type="time" office:time-value="PT18H47M16S" table:style-name="ce5">
            <text:p>18:47:16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78" table:style-name="ce1">
            <text:p>0,378</text:p>
          </table:table-cell>
          <table:table-cell office:value-type="float" office:value="0.38253599999999999" table:formula="of:=[.C185]/1000*[.E185]" table:style-name="ce1">
            <text:p>0,382536</text:p>
          </table:table-cell>
          <table:table-cell table:number-columns-repeated="16378"/>
        </table:table-row>
        <table:table-row table:style-name="ro2">
          <table:table-cell office:value-type="time" office:time-value="PT18H47M16S" table:style-name="ce5">
            <text:p>18:47:16</text:p>
          </table:table-cell>
          <table:table-cell office:value-type="time" office:time-value="PT18H47M17S" table:style-name="ce5">
            <text:p>18:47:17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4" table:style-name="ce1">
            <text:p>0,4</text:p>
          </table:table-cell>
          <table:table-cell office:value-type="float" office:value="0.40560000000000002" table:formula="of:=[.C186]/1000*[.E186]" table:style-name="ce1">
            <text:p>0,4056</text:p>
          </table:table-cell>
          <table:table-cell table:number-columns-repeated="16378"/>
        </table:table-row>
        <table:table-row table:style-name="ro2">
          <table:table-cell office:value-type="time" office:time-value="PT18H47M17S" table:style-name="ce5">
            <text:p>18:47:17</text:p>
          </table:table-cell>
          <table:table-cell office:value-type="time" office:time-value="PT18H47M18S" table:style-name="ce5">
            <text:p>18:47:18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75" table:style-name="ce1">
            <text:p>0,375</text:p>
          </table:table-cell>
          <table:table-cell office:value-type="float" office:value="0.37912499999999993" table:formula="of:=[.C187]/1000*[.E187]" table:style-name="ce1">
            <text:p>0,379125</text:p>
          </table:table-cell>
          <table:table-cell table:number-columns-repeated="16378"/>
        </table:table-row>
        <table:table-row table:style-name="ro2">
          <table:table-cell office:value-type="time" office:time-value="PT18H47M18S" table:style-name="ce5">
            <text:p>18:47:18</text:p>
          </table:table-cell>
          <table:table-cell office:value-type="time" office:time-value="PT18H47M19S" table:style-name="ce5">
            <text:p>18:47:19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2699999999999999" table:style-name="ce1">
            <text:p>0,427</text:p>
          </table:table-cell>
          <table:table-cell office:value-type="float" office:value="0.43212400000000001" table:formula="of:=[.C188]/1000*[.E188]" table:style-name="ce1">
            <text:p>0,432124</text:p>
          </table:table-cell>
          <table:table-cell table:number-columns-repeated="16378"/>
        </table:table-row>
        <table:table-row table:style-name="ro2">
          <table:table-cell office:value-type="time" office:time-value="PT18H47M19S" table:style-name="ce5">
            <text:p>18:47:19</text:p>
          </table:table-cell>
          <table:table-cell office:value-type="time" office:time-value="PT18H47M20S" table:style-name="ce5">
            <text:p>18:47:20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77" table:style-name="ce1">
            <text:p>0,377</text:p>
          </table:table-cell>
          <table:table-cell office:value-type="float" office:value="0.38152400000000003" table:formula="of:=[.C189]/1000*[.E189]" table:style-name="ce1">
            <text:p>0,381524</text:p>
          </table:table-cell>
          <table:table-cell table:number-columns-repeated="16378"/>
        </table:table-row>
        <table:table-row table:style-name="ro2">
          <table:table-cell office:value-type="time" office:time-value="PT18H47M20S" table:style-name="ce5">
            <text:p>18:47:20</text:p>
          </table:table-cell>
          <table:table-cell office:value-type="time" office:time-value="PT18H47M21S" table:style-name="ce5">
            <text:p>18:47:21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42" table:style-name="ce1">
            <text:p>0,442</text:p>
          </table:table-cell>
          <table:table-cell office:value-type="float" office:value="0.44730400000000003" table:formula="of:=[.C190]/1000*[.E190]" table:style-name="ce1">
            <text:p>0,447304</text:p>
          </table:table-cell>
          <table:table-cell table:number-columns-repeated="16378"/>
        </table:table-row>
        <table:table-row table:style-name="ro2">
          <table:table-cell office:value-type="time" office:time-value="PT18H47M21S" table:style-name="ce5">
            <text:p>18:47:21</text:p>
          </table:table-cell>
          <table:table-cell office:value-type="time" office:time-value="PT18H47M22S" table:style-name="ce5">
            <text:p>18:47:22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8500000000000001" table:style-name="ce1">
            <text:p>0,385</text:p>
          </table:table-cell>
          <table:table-cell office:value-type="float" office:value="0.38962000000000002" table:formula="of:=[.C191]/1000*[.E191]" table:style-name="ce1">
            <text:p>0,38962</text:p>
          </table:table-cell>
          <table:table-cell table:number-columns-repeated="16378"/>
        </table:table-row>
        <table:table-row table:style-name="ro2">
          <table:table-cell office:value-type="time" office:time-value="PT18H47M22S" table:style-name="ce5">
            <text:p>18:47:22</text:p>
          </table:table-cell>
          <table:table-cell office:value-type="time" office:time-value="PT18H47M23S" table:style-name="ce5">
            <text:p>18:47:23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2599999999999999" table:style-name="ce1">
            <text:p>0,426</text:p>
          </table:table-cell>
          <table:table-cell office:value-type="float" office:value="0.43153799999999992" table:formula="of:=[.C192]/1000*[.E192]" table:style-name="ce1">
            <text:p>0,431538</text:p>
          </table:table-cell>
          <table:table-cell table:number-columns-repeated="16378"/>
        </table:table-row>
        <table:table-row table:style-name="ro2">
          <table:table-cell office:value-type="time" office:time-value="PT18H47M23S" table:style-name="ce5">
            <text:p>18:47:23</text:p>
          </table:table-cell>
          <table:table-cell office:value-type="time" office:time-value="PT18H47M24S" table:style-name="ce5">
            <text:p>18:47:24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3908" table:formula="of:=[.C193]/1000*[.E193]" table:style-name="ce1">
            <text:p>0,413908</text:p>
          </table:table-cell>
          <table:table-cell table:number-columns-repeated="16378"/>
        </table:table-row>
        <table:table-row table:style-name="ro2">
          <table:table-cell office:value-type="time" office:time-value="PT18H47M24S" table:style-name="ce5">
            <text:p>18:47:24</text:p>
          </table:table-cell>
          <table:table-cell office:value-type="time" office:time-value="PT18H47M25S" table:style-name="ce5">
            <text:p>18:47:25</text:p>
          </table:table-cell>
          <table:table-cell office:value-type="float" office:value="1011" table:style-name="ce1">
            <text:p>1011</text:p>
          </table:table-cell>
          <table:table-cell office:value-type="float" office:value="5.6870000000000003" table:style-name="ce1">
            <text:p>5,687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0.44888399999999995" table:formula="of:=[.C194]/1000*[.E194]" table:style-name="ce1">
            <text:p>0,448884</text:p>
          </table:table-cell>
          <table:table-cell table:number-columns-repeated="16378"/>
        </table:table-row>
        <table:table-row table:style-name="ro2">
          <table:table-cell office:value-type="time" office:time-value="PT18H47M25S" table:style-name="ce5">
            <text:p>18:47:25</text:p>
          </table:table-cell>
          <table:table-cell office:value-type="time" office:time-value="PT18H47M26S" table:style-name="ce5">
            <text:p>18:47:26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40600000000000003" table:style-name="ce1">
            <text:p>0,406</text:p>
          </table:table-cell>
          <table:table-cell office:value-type="float" office:value="0.41087200000000001" table:formula="of:=[.C195]/1000*[.E195]" table:style-name="ce1">
            <text:p>0,410872</text:p>
          </table:table-cell>
          <table:table-cell table:number-columns-repeated="16378"/>
        </table:table-row>
        <table:table-row table:style-name="ro2">
          <table:table-cell office:value-type="time" office:time-value="PT18H47M26S" table:style-name="ce5">
            <text:p>18:47:26</text:p>
          </table:table-cell>
          <table:table-cell office:value-type="time" office:time-value="PT18H47M27S" table:style-name="ce5">
            <text:p>18:47:27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4600000000000001" table:style-name="ce1">
            <text:p>0,446</text:p>
          </table:table-cell>
          <table:table-cell office:value-type="float" office:value="0.45135200000000003" table:formula="of:=[.C196]/1000*[.E196]" table:style-name="ce1">
            <text:p>0,451352</text:p>
          </table:table-cell>
          <table:table-cell table:number-columns-repeated="16378"/>
        </table:table-row>
        <table:table-row table:style-name="ro2">
          <table:table-cell office:value-type="time" office:time-value="PT18H47M27S" table:style-name="ce5">
            <text:p>18:47:27</text:p>
          </table:table-cell>
          <table:table-cell office:value-type="time" office:time-value="PT18H47M28S" table:style-name="ce5">
            <text:p>18:47:28</text:p>
          </table:table-cell>
          <table:table-cell office:value-type="float" office:value="1011" table:style-name="ce1">
            <text:p>1011</text:p>
          </table:table-cell>
          <table:table-cell office:value-type="float" office:value="5.1929999999999996" table:style-name="ce1">
            <text:p>5,193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0.42259799999999992" table:formula="of:=[.C197]/1000*[.E197]" table:style-name="ce1">
            <text:p>0,422598</text:p>
          </table:table-cell>
          <table:table-cell table:number-columns-repeated="16378"/>
        </table:table-row>
        <table:table-row table:style-name="ro2">
          <table:table-cell office:value-type="time" office:time-value="PT18H47M28S" table:style-name="ce5">
            <text:p>18:47:28</text:p>
          </table:table-cell>
          <table:table-cell office:value-type="time" office:time-value="PT18H47M29S" table:style-name="ce5">
            <text:p>18:47:29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05" table:style-name="ce1">
            <text:p>0,505</text:p>
          </table:table-cell>
          <table:table-cell office:value-type="float" office:value="0.51105999999999996" table:formula="of:=[.C198]/1000*[.E198]" table:style-name="ce1">
            <text:p>0,51106</text:p>
          </table:table-cell>
          <table:table-cell table:number-columns-repeated="16378"/>
        </table:table-row>
        <table:table-row table:style-name="ro2">
          <table:table-cell office:value-type="time" office:time-value="PT18H47M29S" table:style-name="ce5">
            <text:p>18:47:29</text:p>
          </table:table-cell>
          <table:table-cell office:value-type="time" office:time-value="PT18H47M30S" table:style-name="ce5">
            <text:p>18:47:30</text:p>
          </table:table-cell>
          <table:table-cell office:value-type="float" office:value="1011" table:style-name="ce1">
            <text:p>1011</text:p>
          </table:table-cell>
          <table:table-cell office:value-type="float" office:value="5.6870000000000003" table:style-name="ce1">
            <text:p>5,687</text:p>
          </table:table-cell>
          <table:table-cell office:value-type="float" office:value="0.40200000000000002" table:style-name="ce1">
            <text:p>0,402</text:p>
          </table:table-cell>
          <table:table-cell office:value-type="float" office:value="0.40642200000000001" table:formula="of:=[.C199]/1000*[.E199]" table:style-name="ce1">
            <text:p>0,406422</text:p>
          </table:table-cell>
          <table:table-cell table:number-columns-repeated="16378"/>
        </table:table-row>
        <table:table-row table:style-name="ro2">
          <table:table-cell office:value-type="time" office:time-value="PT18H47M30S" table:style-name="ce5">
            <text:p>18:47:30</text:p>
          </table:table-cell>
          <table:table-cell office:value-type="time" office:time-value="PT18H47M31S" table:style-name="ce5">
            <text:p>18:47:31</text:p>
          </table:table-cell>
          <table:table-cell office:value-type="float" office:value="1011" table:style-name="ce1">
            <text:p>1011</text:p>
          </table:table-cell>
          <table:table-cell office:value-type="float" office:value="5.6870000000000003" table:style-name="ce1">
            <text:p>5,687</text:p>
          </table:table-cell>
          <table:table-cell office:value-type="float" office:value="0.46800000000000003" table:style-name="ce1">
            <text:p>0,468</text:p>
          </table:table-cell>
          <table:table-cell office:value-type="float" office:value="0.47314799999999996" table:formula="of:=[.C200]/1000*[.E200]" table:style-name="ce1">
            <text:p>0,473148</text:p>
          </table:table-cell>
          <table:table-cell table:number-columns-repeated="16378"/>
        </table:table-row>
        <table:table-row table:style-name="ro2">
          <table:table-cell office:value-type="time" office:time-value="PT18H47M31S" table:style-name="ce5">
            <text:p>18:47:31</text:p>
          </table:table-cell>
          <table:table-cell office:value-type="time" office:time-value="PT18H47M32S" table:style-name="ce5">
            <text:p>18:47:32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514096" table:formula="of:=[.C201]/1000*[.E201]" table:style-name="ce1">
            <text:p>0,514096</text:p>
          </table:table-cell>
          <table:table-cell table:number-columns-repeated="16378"/>
        </table:table-row>
        <table:table-row table:style-name="ro2">
          <table:table-cell office:value-type="time" office:time-value="PT18H47M32S" table:style-name="ce5">
            <text:p>18:47:32</text:p>
          </table:table-cell>
          <table:table-cell office:value-type="time" office:time-value="PT18H47M33S" table:style-name="ce5">
            <text:p>18:47:33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48299999999999998" table:style-name="ce1">
            <text:p>0,483</text:p>
          </table:table-cell>
          <table:table-cell office:value-type="float" office:value="0.48879600000000001" table:formula="of:=[.C202]/1000*[.E202]" table:style-name="ce1">
            <text:p>0,488796</text:p>
          </table:table-cell>
          <table:table-cell table:number-columns-repeated="16378"/>
        </table:table-row>
        <table:table-row table:style-name="ro2">
          <table:table-cell office:value-type="time" office:time-value="PT18H47M33S" table:style-name="ce5">
            <text:p>18:47:33</text:p>
          </table:table-cell>
          <table:table-cell office:value-type="time" office:time-value="PT18H47M34S" table:style-name="ce5">
            <text:p>18:47:34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2" table:style-name="ce1">
            <text:p>0,42</text:p>
          </table:table-cell>
          <table:table-cell office:value-type="float" office:value="0.42503999999999997" table:formula="of:=[.C203]/1000*[.E203]" table:style-name="ce1">
            <text:p>0,42504</text:p>
          </table:table-cell>
          <table:table-cell table:number-columns-repeated="16378"/>
        </table:table-row>
        <table:table-row table:style-name="ro2">
          <table:table-cell office:value-type="time" office:time-value="PT18H47M34S" table:style-name="ce5">
            <text:p>18:47:34</text:p>
          </table:table-cell>
          <table:table-cell office:value-type="time" office:time-value="PT18H47M35S" table:style-name="ce5">
            <text:p>18:47:35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7399999999999998" table:style-name="ce1">
            <text:p>0,474</text:p>
          </table:table-cell>
          <table:table-cell office:value-type="float" office:value="0.479688" table:formula="of:=[.C204]/1000*[.E204]" table:style-name="ce1">
            <text:p>0,479688</text:p>
          </table:table-cell>
          <table:table-cell table:number-columns-repeated="16378"/>
        </table:table-row>
        <table:table-row table:style-name="ro2">
          <table:table-cell office:value-type="time" office:time-value="PT18H47M35S" table:style-name="ce5">
            <text:p>18:47:35</text:p>
          </table:table-cell>
          <table:table-cell office:value-type="time" office:time-value="PT18H47M36S" table:style-name="ce5">
            <text:p>18:47:36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0.44888399999999995" table:formula="of:=[.C205]/1000*[.E205]" table:style-name="ce1">
            <text:p>0,448884</text:p>
          </table:table-cell>
          <table:table-cell table:number-columns-repeated="16378"/>
        </table:table-row>
        <table:table-row table:style-name="ro2">
          <table:table-cell office:value-type="time" office:time-value="PT18H47M36S" table:style-name="ce5">
            <text:p>18:47:36</text:p>
          </table:table-cell>
          <table:table-cell office:value-type="time" office:time-value="PT18H47M37S" table:style-name="ce5">
            <text:p>18:47:37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48" table:style-name="ce1">
            <text:p>0,48</text:p>
          </table:table-cell>
          <table:table-cell office:value-type="float" office:value="0.48623999999999995" table:formula="of:=[.C206]/1000*[.E206]" table:style-name="ce1">
            <text:p>0,48624</text:p>
          </table:table-cell>
          <table:table-cell table:number-columns-repeated="16378"/>
        </table:table-row>
        <table:table-row table:style-name="ro2">
          <table:table-cell office:value-type="time" office:time-value="PT18H47M37S" table:style-name="ce5">
            <text:p>18:47:37</text:p>
          </table:table-cell>
          <table:table-cell office:value-type="time" office:time-value="PT18H47M38S" table:style-name="ce5">
            <text:p>18:47:38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44600000000000001" table:style-name="ce1">
            <text:p>0,446</text:p>
          </table:table-cell>
          <table:table-cell office:value-type="float" office:value="0.45090599999999997" table:formula="of:=[.C207]/1000*[.E207]" table:style-name="ce1">
            <text:p>0,450906</text:p>
          </table:table-cell>
          <table:table-cell table:number-columns-repeated="16378"/>
        </table:table-row>
        <table:table-row table:style-name="ro2">
          <table:table-cell office:value-type="time" office:time-value="PT18H47M38S" table:style-name="ce5">
            <text:p>18:47:38</text:p>
          </table:table-cell>
          <table:table-cell office:value-type="time" office:time-value="PT18H47M39S" table:style-name="ce5">
            <text:p>18:47:39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8599999999999999" table:style-name="ce1">
            <text:p>0,486</text:p>
          </table:table-cell>
          <table:table-cell office:value-type="float" office:value="0.49183199999999999" table:formula="of:=[.C208]/1000*[.E208]" table:style-name="ce1">
            <text:p>0,491832</text:p>
          </table:table-cell>
          <table:table-cell table:number-columns-repeated="16378"/>
        </table:table-row>
        <table:table-row table:style-name="ro2">
          <table:table-cell office:value-type="time" office:time-value="PT18H47M39S" table:style-name="ce5">
            <text:p>18:47:39</text:p>
          </table:table-cell>
          <table:table-cell office:value-type="time" office:time-value="PT18H47M40S" table:style-name="ce5">
            <text:p>18:47:40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4600000000000001" table:style-name="ce1">
            <text:p>0,446</text:p>
          </table:table-cell>
          <table:table-cell office:value-type="float" office:value="0.45090599999999997" table:formula="of:=[.C209]/1000*[.E209]" table:style-name="ce1">
            <text:p>0,450906</text:p>
          </table:table-cell>
          <table:table-cell table:number-columns-repeated="16378"/>
        </table:table-row>
        <table:table-row table:style-name="ro2">
          <table:table-cell office:value-type="time" office:time-value="PT18H47M40S" table:style-name="ce5">
            <text:p>18:47:40</text:p>
          </table:table-cell>
          <table:table-cell office:value-type="time" office:time-value="PT18H47M41S" table:style-name="ce5">
            <text:p>18:47:41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499" table:style-name="ce1">
            <text:p>0,499</text:p>
          </table:table-cell>
          <table:table-cell office:value-type="float" office:value="0.50448899999999997" table:formula="of:=[.C210]/1000*[.E210]" table:style-name="ce1">
            <text:p>0,504489</text:p>
          </table:table-cell>
          <table:table-cell table:number-columns-repeated="16378"/>
        </table:table-row>
        <table:table-row table:style-name="ro2">
          <table:table-cell office:value-type="time" office:time-value="PT18H47M41S" table:style-name="ce5">
            <text:p>18:47:41</text:p>
          </table:table-cell>
          <table:table-cell office:value-type="time" office:time-value="PT18H47M42S" table:style-name="ce5">
            <text:p>18:47:42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5700000000000002" table:style-name="ce1">
            <text:p>0,457</text:p>
          </table:table-cell>
          <table:table-cell office:value-type="float" office:value="0.46248400000000001" table:formula="of:=[.C211]/1000*[.E211]" table:style-name="ce1">
            <text:p>0,462484</text:p>
          </table:table-cell>
          <table:table-cell table:number-columns-repeated="16378"/>
        </table:table-row>
        <table:table-row table:style-name="ro2">
          <table:table-cell office:value-type="time" office:time-value="PT18H47M42S" table:style-name="ce5">
            <text:p>18:47:42</text:p>
          </table:table-cell>
          <table:table-cell office:value-type="time" office:time-value="PT18H47M43S" table:style-name="ce5">
            <text:p>18:47:43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53200000000000003" table:style-name="ce1">
            <text:p>0,532</text:p>
          </table:table-cell>
          <table:table-cell office:value-type="float" office:value="0.53838400000000008" table:formula="of:=[.C212]/1000*[.E212]" table:style-name="ce1">
            <text:p>0,538384</text:p>
          </table:table-cell>
          <table:table-cell table:number-columns-repeated="16378"/>
        </table:table-row>
        <table:table-row table:style-name="ro2">
          <table:table-cell office:value-type="time" office:time-value="PT18H47M43S" table:style-name="ce5">
            <text:p>18:47:43</text:p>
          </table:table-cell>
          <table:table-cell office:value-type="time" office:time-value="PT18H47M44S" table:style-name="ce5">
            <text:p>18:47:44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49891600000000003" table:formula="of:=[.C213]/1000*[.E213]" table:style-name="ce1">
            <text:p>0,498916</text:p>
          </table:table-cell>
          <table:table-cell table:number-columns-repeated="16378"/>
        </table:table-row>
        <table:table-row table:style-name="ro2">
          <table:table-cell office:value-type="time" office:time-value="PT18H47M44S" table:style-name="ce5">
            <text:p>18:47:44</text:p>
          </table:table-cell>
          <table:table-cell office:value-type="time" office:time-value="PT18H47M45S" table:style-name="ce5">
            <text:p>18:47:45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51200000000000001" table:style-name="ce1">
            <text:p>0,512</text:p>
          </table:table-cell>
          <table:table-cell office:value-type="float" office:value="0.51763199999999998" table:formula="of:=[.C214]/1000*[.E214]" table:style-name="ce1">
            <text:p>0,517632</text:p>
          </table:table-cell>
          <table:table-cell table:number-columns-repeated="16378"/>
        </table:table-row>
        <table:table-row table:style-name="ro2">
          <table:table-cell office:value-type="time" office:time-value="PT18H47M45S" table:style-name="ce5">
            <text:p>18:47:45</text:p>
          </table:table-cell>
          <table:table-cell office:value-type="time" office:time-value="PT18H47M46S" table:style-name="ce5">
            <text:p>18:47:46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7499999999999998" table:style-name="ce1">
            <text:p>0,475</text:p>
          </table:table-cell>
          <table:table-cell office:value-type="float" office:value="0.4802249999999999" table:formula="of:=[.C215]/1000*[.E215]" table:style-name="ce1">
            <text:p>0,480225</text:p>
          </table:table-cell>
          <table:table-cell table:number-columns-repeated="16378"/>
        </table:table-row>
        <table:table-row table:style-name="ro2">
          <table:table-cell office:value-type="time" office:time-value="PT18H47M46S" table:style-name="ce5">
            <text:p>18:47:46</text:p>
          </table:table-cell>
          <table:table-cell office:value-type="time" office:time-value="PT18H47M47S" table:style-name="ce5">
            <text:p>18:47:47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.54243200000000003" table:formula="of:=[.C216]/1000*[.E216]" table:style-name="ce1">
            <text:p>0,542432</text:p>
          </table:table-cell>
          <table:table-cell table:number-columns-repeated="16378"/>
        </table:table-row>
        <table:table-row table:style-name="ro2">
          <table:table-cell office:value-type="time" office:time-value="PT18H47M47S" table:style-name="ce5">
            <text:p>18:47:47</text:p>
          </table:table-cell>
          <table:table-cell office:value-type="time" office:time-value="PT18H47M49S" table:style-name="ce5">
            <text:p>18:47:49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47099999999999997" table:style-name="ce1">
            <text:p>0,471</text:p>
          </table:table-cell>
          <table:table-cell office:value-type="float" office:value="0.47618099999999991" table:formula="of:=[.C217]/1000*[.E217]" table:style-name="ce1">
            <text:p>0,476181</text:p>
          </table:table-cell>
          <table:table-cell table:number-columns-repeated="16378"/>
        </table:table-row>
        <table:table-row table:style-name="ro2">
          <table:table-cell office:value-type="time" office:time-value="PT18H47M49S" table:style-name="ce5">
            <text:p>18:47:49</text:p>
          </table:table-cell>
          <table:table-cell office:value-type="time" office:time-value="PT18H47M50S" table:style-name="ce5">
            <text:p>18:47:50</text:p>
          </table:table-cell>
          <table:table-cell office:value-type="float" office:value="1010" table:style-name="ce1">
            <text:p>1010</text:p>
          </table:table-cell>
          <table:table-cell office:value-type="float" office:value="6.931" table:style-name="ce1">
            <text:p>6,931</text:p>
          </table:table-cell>
          <table:table-cell office:value-type="float" office:value="0.54900000000000004" table:style-name="ce1">
            <text:p>0,549</text:p>
          </table:table-cell>
          <table:table-cell office:value-type="float" office:value="0.55449000000000004" table:formula="of:=[.C218]/1000*[.E218]" table:style-name="ce1">
            <text:p>0,55449</text:p>
          </table:table-cell>
          <table:table-cell table:number-columns-repeated="16378"/>
        </table:table-row>
        <table:table-row table:style-name="ro2">
          <table:table-cell office:value-type="time" office:time-value="PT18H47M50S" table:style-name="ce5">
            <text:p>18:47:50</text:p>
          </table:table-cell>
          <table:table-cell office:value-type="time" office:time-value="PT18H47M51S" table:style-name="ce5">
            <text:p>18:47:51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8399999999999999" table:style-name="ce1">
            <text:p>0,484</text:p>
          </table:table-cell>
          <table:table-cell office:value-type="float" office:value="0.48932399999999993" table:formula="of:=[.C219]/1000*[.E219]" table:style-name="ce1">
            <text:p>0,489324</text:p>
          </table:table-cell>
          <table:table-cell table:number-columns-repeated="16378"/>
        </table:table-row>
        <table:table-row table:style-name="ro2">
          <table:table-cell office:value-type="time" office:time-value="PT18H47M51S" table:style-name="ce5">
            <text:p>18:47:51</text:p>
          </table:table-cell>
          <table:table-cell office:value-type="time" office:time-value="PT18H47M52S" table:style-name="ce5">
            <text:p>18:47:52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55660000000000009" table:formula="of:=[.C220]/1000*[.E220]" table:style-name="ce1">
            <text:p>0,5566</text:p>
          </table:table-cell>
          <table:table-cell table:number-columns-repeated="16378"/>
        </table:table-row>
        <table:table-row table:style-name="ro2">
          <table:table-cell office:value-type="time" office:time-value="PT18H47M52S" table:style-name="ce5">
            <text:p>18:47:52</text:p>
          </table:table-cell>
          <table:table-cell office:value-type="time" office:time-value="PT18H47M53S" table:style-name="ce5">
            <text:p>18:47:53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8699999999999999" table:style-name="ce1">
            <text:p>0,487</text:p>
          </table:table-cell>
          <table:table-cell office:value-type="float" office:value="0.492844" table:formula="of:=[.C221]/1000*[.E221]" table:style-name="ce1">
            <text:p>0,492844</text:p>
          </table:table-cell>
          <table:table-cell table:number-columns-repeated="16378"/>
        </table:table-row>
        <table:table-row table:style-name="ro2">
          <table:table-cell office:value-type="time" office:time-value="PT18H47M53S" table:style-name="ce5">
            <text:p>18:47:53</text:p>
          </table:table-cell>
          <table:table-cell office:value-type="time" office:time-value="PT18H47M54S" table:style-name="ce5">
            <text:p>18:47:54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4200000000000004" table:style-name="ce1">
            <text:p>0,542</text:p>
          </table:table-cell>
          <table:table-cell office:value-type="float" office:value="0.54796199999999995" table:formula="of:=[.C222]/1000*[.E222]" table:style-name="ce1">
            <text:p>0,547962</text:p>
          </table:table-cell>
          <table:table-cell table:number-columns-repeated="16378"/>
        </table:table-row>
        <table:table-row table:style-name="ro2">
          <table:table-cell office:value-type="time" office:time-value="PT18H47M54S" table:style-name="ce5">
            <text:p>18:47:54</text:p>
          </table:table-cell>
          <table:table-cell office:value-type="time" office:time-value="PT18H47M55S" table:style-name="ce5">
            <text:p>18:47:55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49992799999999998" table:formula="of:=[.C223]/1000*[.E223]" table:style-name="ce1">
            <text:p>0,499928</text:p>
          </table:table-cell>
          <table:table-cell table:number-columns-repeated="16378"/>
        </table:table-row>
        <table:table-row table:style-name="ro2">
          <table:table-cell office:value-type="time" office:time-value="PT18H47M55S" table:style-name="ce5">
            <text:p>18:47:55</text:p>
          </table:table-cell>
          <table:table-cell office:value-type="time" office:time-value="PT18H47M56S" table:style-name="ce5">
            <text:p>18:47:56</text:p>
          </table:table-cell>
          <table:table-cell office:value-type="float" office:value="1010" table:style-name="ce1">
            <text:p>1010</text:p>
          </table:table-cell>
          <table:table-cell office:value-type="float" office:value="6.6829999999999998" table:style-name="ce1">
            <text:p>6,683</text:p>
          </table:table-cell>
          <table:table-cell office:value-type="float" office:value="0.56699999999999995" table:style-name="ce1">
            <text:p>0,567</text:p>
          </table:table-cell>
          <table:table-cell office:value-type="float" office:value="0.5726699999999999" table:formula="of:=[.C224]/1000*[.E224]" table:style-name="ce1">
            <text:p>0,57267</text:p>
          </table:table-cell>
          <table:table-cell table:number-columns-repeated="16378"/>
        </table:table-row>
        <table:table-row table:style-name="ro2">
          <table:table-cell office:value-type="time" office:time-value="PT18H47M56S" table:style-name="ce5">
            <text:p>18:47:56</text:p>
          </table:table-cell>
          <table:table-cell office:value-type="time" office:time-value="PT18H47M57S" table:style-name="ce5">
            <text:p>18:47:57</text:p>
          </table:table-cell>
          <table:table-cell office:value-type="float" office:value="1017" table:style-name="ce1">
            <text:p>1017</text:p>
          </table:table-cell>
          <table:table-cell office:value-type="float" office:value="7.1289999999999996" table:style-name="ce1">
            <text:p>7,129</text:p>
          </table:table-cell>
          <table:table-cell office:value-type="float" office:value="0.56399999999999995" table:style-name="ce1">
            <text:p>0,564</text:p>
          </table:table-cell>
          <table:table-cell office:value-type="float" office:value="0.57358799999999988" table:formula="of:=[.C225]/1000*[.E225]" table:style-name="ce1">
            <text:p>0,573588</text:p>
          </table:table-cell>
          <table:table-cell table:number-columns-repeated="16378"/>
        </table:table-row>
        <table:table-row table:style-name="ro2">
          <table:table-cell office:value-type="time" office:time-value="PT18H47M57S" table:style-name="ce5">
            <text:p>18:47:57</text:p>
          </table:table-cell>
          <table:table-cell office:value-type="time" office:time-value="PT18H47M58S" table:style-name="ce5">
            <text:p>18:47:58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56672000000000011" table:formula="of:=[.C226]/1000*[.E226]" table:style-name="ce1">
            <text:p>0,56672</text:p>
          </table:table-cell>
          <table:table-cell table:number-columns-repeated="16378"/>
        </table:table-row>
        <table:table-row table:style-name="ro2">
          <table:table-cell office:value-type="time" office:time-value="PT18H47M58S" table:style-name="ce5">
            <text:p>18:47:58</text:p>
          </table:table-cell>
          <table:table-cell office:value-type="time" office:time-value="PT18H47M59S" table:style-name="ce5">
            <text:p>18:47:59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0900000000000001" table:style-name="ce1">
            <text:p>0,509</text:p>
          </table:table-cell>
          <table:table-cell office:value-type="float" office:value="0.51510800000000001" table:formula="of:=[.C227]/1000*[.E227]" table:style-name="ce1">
            <text:p>0,515108</text:p>
          </table:table-cell>
          <table:table-cell table:number-columns-repeated="16378"/>
        </table:table-row>
        <table:table-row table:style-name="ro2">
          <table:table-cell office:value-type="time" office:time-value="PT18H47M59S" table:style-name="ce5">
            <text:p>18:47:59</text:p>
          </table:table-cell>
          <table:table-cell office:value-type="time" office:time-value="PT18H48M0S" table:style-name="ce5">
            <text:p>18:48:00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9399999999999997" table:style-name="ce1">
            <text:p>0,594</text:p>
          </table:table-cell>
          <table:table-cell office:value-type="float" office:value="0.6005339999999999" table:formula="of:=[.C228]/1000*[.E228]" table:style-name="ce1">
            <text:p>0,600534</text:p>
          </table:table-cell>
          <table:table-cell table:number-columns-repeated="16378"/>
        </table:table-row>
        <table:table-row table:style-name="ro2">
          <table:table-cell office:value-type="time" office:time-value="PT18H48M0S" table:style-name="ce5">
            <text:p>18:48:00</text:p>
          </table:table-cell>
          <table:table-cell office:value-type="time" office:time-value="PT18H48M1S" table:style-name="ce5">
            <text:p>18:48:01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4400000000000004" table:style-name="ce1">
            <text:p>0,544</text:p>
          </table:table-cell>
          <table:table-cell office:value-type="float" office:value="0.55052800000000002" table:formula="of:=[.C229]/1000*[.E229]" table:style-name="ce1">
            <text:p>0,550528</text:p>
          </table:table-cell>
          <table:table-cell table:number-columns-repeated="16378"/>
        </table:table-row>
        <table:table-row table:style-name="ro2">
          <table:table-cell office:value-type="time" office:time-value="PT18H48M1S" table:style-name="ce5">
            <text:p>18:48:01</text:p>
          </table:table-cell>
          <table:table-cell office:value-type="time" office:time-value="PT18H48M2S" table:style-name="ce5">
            <text:p>18:48:02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57785199999999992" table:formula="of:=[.C230]/1000*[.E230]" table:style-name="ce1">
            <text:p>0,577852</text:p>
          </table:table-cell>
          <table:table-cell table:number-columns-repeated="16378"/>
        </table:table-row>
        <table:table-row table:style-name="ro2">
          <table:table-cell office:value-type="time" office:time-value="PT18H48M2S" table:style-name="ce5">
            <text:p>18:48:02</text:p>
          </table:table-cell>
          <table:table-cell office:value-type="time" office:time-value="PT18H48M3S" table:style-name="ce5">
            <text:p>18:48:03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3" table:style-name="ce1">
            <text:p>0,53</text:p>
          </table:table-cell>
          <table:table-cell office:value-type="float" office:value="0.53636000000000006" table:formula="of:=[.C231]/1000*[.E231]" table:style-name="ce1">
            <text:p>0,53636</text:p>
          </table:table-cell>
          <table:table-cell table:number-columns-repeated="16378"/>
        </table:table-row>
        <table:table-row table:style-name="ro2">
          <table:table-cell office:value-type="time" office:time-value="PT18H48M3S" table:style-name="ce5">
            <text:p>18:48:03</text:p>
          </table:table-cell>
          <table:table-cell office:value-type="time" office:time-value="PT18H48M4S" table:style-name="ce5">
            <text:p>18:48:04</text:p>
          </table:table-cell>
          <table:table-cell office:value-type="float" office:value="1010" table:style-name="ce1">
            <text:p>1010</text:p>
          </table:table-cell>
          <table:table-cell office:value-type="float" office:value="7.1779999999999999" table:style-name="ce1">
            <text:p>7,178</text:p>
          </table:table-cell>
          <table:table-cell office:value-type="float" office:value="0.60299999999999998" table:style-name="ce1">
            <text:p>0,603</text:p>
          </table:table-cell>
          <table:table-cell office:value-type="float" office:value="0.60902999999999996" table:formula="of:=[.C232]/1000*[.E232]" table:style-name="ce1">
            <text:p>0,60903</text:p>
          </table:table-cell>
          <table:table-cell table:number-columns-repeated="16378"/>
        </table:table-row>
        <table:table-row table:style-name="ro2">
          <table:table-cell office:value-type="time" office:time-value="PT18H48M4S" table:style-name="ce5">
            <text:p>18:48:04</text:p>
          </table:table-cell>
          <table:table-cell office:value-type="time" office:time-value="PT18H48M5S" table:style-name="ce5">
            <text:p>18:48:05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2500000000000002" table:style-name="ce1">
            <text:p>0,525</text:p>
          </table:table-cell>
          <table:table-cell office:value-type="float" office:value="0.53129999999999999" table:formula="of:=[.C233]/1000*[.E233]" table:style-name="ce1">
            <text:p>0,5313</text:p>
          </table:table-cell>
          <table:table-cell table:number-columns-repeated="16378"/>
        </table:table-row>
        <table:table-row table:style-name="ro2">
          <table:table-cell office:value-type="time" office:time-value="PT18H48M5S" table:style-name="ce5">
            <text:p>18:48:05</text:p>
          </table:table-cell>
          <table:table-cell office:value-type="time" office:time-value="PT18H48M6S" table:style-name="ce5">
            <text:p>18:48:06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59599999999999997" table:style-name="ce1">
            <text:p>0,596</text:p>
          </table:table-cell>
          <table:table-cell office:value-type="float" office:value="0.60315200000000002" table:formula="of:=[.C234]/1000*[.E234]" table:style-name="ce1">
            <text:p>0,603152</text:p>
          </table:table-cell>
          <table:table-cell table:number-columns-repeated="16378"/>
        </table:table-row>
        <table:table-row table:style-name="ro2">
          <table:table-cell office:value-type="time" office:time-value="PT18H48M6S" table:style-name="ce5">
            <text:p>18:48:06</text:p>
          </table:table-cell>
          <table:table-cell office:value-type="time" office:time-value="PT18H48M7S" table:style-name="ce5">
            <text:p>18:48:07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.54296800000000001" table:formula="of:=[.C235]/1000*[.E235]" table:style-name="ce1">
            <text:p>0,542968</text:p>
          </table:table-cell>
          <table:table-cell table:number-columns-repeated="16378"/>
        </table:table-row>
        <table:table-row table:style-name="ro2">
          <table:table-cell office:value-type="time" office:time-value="PT18H48M7S" table:style-name="ce5">
            <text:p>18:48:07</text:p>
          </table:table-cell>
          <table:table-cell office:value-type="time" office:time-value="PT18H48M8S" table:style-name="ce5">
            <text:p>18:48:08</text:p>
          </table:table-cell>
          <table:table-cell office:value-type="float" office:value="1010" table:style-name="ce1">
            <text:p>1010</text:p>
          </table:table-cell>
          <table:table-cell office:value-type="float" office:value="8.9109999999999996" table:style-name="ce1">
            <text:p>8,911</text:p>
          </table:table-cell>
          <table:table-cell office:value-type="float" office:value="0.64800000000000002" table:style-name="ce1">
            <text:p>0,648</text:p>
          </table:table-cell>
          <table:table-cell office:value-type="float" office:value="0.65448000000000006" table:formula="of:=[.C236]/1000*[.E236]" table:style-name="ce1">
            <text:p>0,65448</text:p>
          </table:table-cell>
          <table:table-cell table:number-columns-repeated="16378"/>
        </table:table-row>
        <table:table-row table:style-name="ro2">
          <table:table-cell office:value-type="time" office:time-value="PT18H48M8S" table:style-name="ce5">
            <text:p>18:48:08</text:p>
          </table:table-cell>
          <table:table-cell office:value-type="time" office:time-value="PT18H48M9S" table:style-name="ce5">
            <text:p>18:48:09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4300000000000004" table:style-name="ce1">
            <text:p>0,543</text:p>
          </table:table-cell>
          <table:table-cell office:value-type="float" office:value="0.549516" table:formula="of:=[.C237]/1000*[.E237]" table:style-name="ce1">
            <text:p>0,549516</text:p>
          </table:table-cell>
          <table:table-cell table:number-columns-repeated="16378"/>
        </table:table-row>
        <table:table-row table:style-name="ro2">
          <table:table-cell office:value-type="time" office:time-value="PT18H48M9S" table:style-name="ce5">
            <text:p>18:48:09</text:p>
          </table:table-cell>
          <table:table-cell office:value-type="time" office:time-value="PT18H48M10S" table:style-name="ce5">
            <text:p>18:48:10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22" table:style-name="ce1">
            <text:p>0,622</text:p>
          </table:table-cell>
          <table:table-cell office:value-type="float" office:value="0.6288419999999999" table:formula="of:=[.C238]/1000*[.E238]" table:style-name="ce1">
            <text:p>0,628842</text:p>
          </table:table-cell>
          <table:table-cell table:number-columns-repeated="16378"/>
        </table:table-row>
        <table:table-row table:style-name="ro2">
          <table:table-cell office:value-type="time" office:time-value="PT18H48M10S" table:style-name="ce5">
            <text:p>18:48:10</text:p>
          </table:table-cell>
          <table:table-cell office:value-type="time" office:time-value="PT18H48M11S" table:style-name="ce5">
            <text:p>18:48:11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5200000000000005" table:style-name="ce1">
            <text:p>0,552</text:p>
          </table:table-cell>
          <table:table-cell office:value-type="float" office:value="0.55862400000000001" table:formula="of:=[.C239]/1000*[.E239]" table:style-name="ce1">
            <text:p>0,558624</text:p>
          </table:table-cell>
          <table:table-cell table:number-columns-repeated="16378"/>
        </table:table-row>
        <table:table-row table:style-name="ro2">
          <table:table-cell office:value-type="time" office:time-value="PT18H48M11S" table:style-name="ce5">
            <text:p>18:48:11</text:p>
          </table:table-cell>
          <table:table-cell office:value-type="time" office:time-value="PT18H48M12S" table:style-name="ce5">
            <text:p>18:48:12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64300000000000002" table:style-name="ce1">
            <text:p>0,643</text:p>
          </table:table-cell>
          <table:table-cell office:value-type="float" office:value="0.65071600000000007" table:formula="of:=[.C240]/1000*[.E240]" table:style-name="ce1">
            <text:p>0,650716</text:p>
          </table:table-cell>
          <table:table-cell table:number-columns-repeated="16378"/>
        </table:table-row>
        <table:table-row table:style-name="ro2">
          <table:table-cell office:value-type="time" office:time-value="PT18H48M12S" table:style-name="ce5">
            <text:p>18:48:12</text:p>
          </table:table-cell>
          <table:table-cell office:value-type="time" office:time-value="PT18H48M13S" table:style-name="ce5">
            <text:p>18:48:13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9399999999999997" table:style-name="ce1">
            <text:p>0,594</text:p>
          </table:table-cell>
          <table:table-cell office:value-type="float" office:value="0.601128" table:formula="of:=[.C241]/1000*[.E241]" table:style-name="ce1">
            <text:p>0,601128</text:p>
          </table:table-cell>
          <table:table-cell table:number-columns-repeated="16378"/>
        </table:table-row>
        <table:table-row table:style-name="ro2">
          <table:table-cell office:value-type="time" office:time-value="PT18H48M13S" table:style-name="ce5">
            <text:p>18:48:13</text:p>
          </table:table-cell>
          <table:table-cell office:value-type="time" office:time-value="PT18H48M14S" table:style-name="ce5">
            <text:p>18:48:14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62" table:style-name="ce1">
            <text:p>0,62</text:p>
          </table:table-cell>
          <table:table-cell office:value-type="float" office:value="0.62681999999999993" table:formula="of:=[.C242]/1000*[.E242]" table:style-name="ce1">
            <text:p>0,62682</text:p>
          </table:table-cell>
          <table:table-cell table:number-columns-repeated="16378"/>
        </table:table-row>
        <table:table-row table:style-name="ro2">
          <table:table-cell office:value-type="time" office:time-value="PT18H48M14S" table:style-name="ce5">
            <text:p>18:48:14</text:p>
          </table:table-cell>
          <table:table-cell office:value-type="time" office:time-value="PT18H48M15S" table:style-name="ce5">
            <text:p>18:48:15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25" table:style-name="ce1">
            <text:p>0,625</text:p>
          </table:table-cell>
          <table:table-cell office:value-type="float" office:value="0.63187499999999996" table:formula="of:=[.C243]/1000*[.E243]" table:style-name="ce1">
            <text:p>0,631875</text:p>
          </table:table-cell>
          <table:table-cell table:number-columns-repeated="16378"/>
        </table:table-row>
        <table:table-row table:style-name="ro2">
          <table:table-cell office:value-type="time" office:time-value="PT18H48M15S" table:style-name="ce5">
            <text:p>18:48:15</text:p>
          </table:table-cell>
          <table:table-cell office:value-type="time" office:time-value="PT18H48M16S" table:style-name="ce5">
            <text:p>18:48:16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0699999999999998" table:style-name="ce1">
            <text:p>0,607</text:p>
          </table:table-cell>
          <table:table-cell office:value-type="float" office:value="0.61367699999999992" table:formula="of:=[.C244]/1000*[.E244]" table:style-name="ce1">
            <text:p>0,613677</text:p>
          </table:table-cell>
          <table:table-cell table:number-columns-repeated="16378"/>
        </table:table-row>
        <table:table-row table:style-name="ro2">
          <table:table-cell office:value-type="time" office:time-value="PT18H48M16S" table:style-name="ce5">
            <text:p>18:48:16</text:p>
          </table:table-cell>
          <table:table-cell office:value-type="time" office:time-value="PT18H48M17S" table:style-name="ce5">
            <text:p>18:48:17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58199999999999996" table:style-name="ce1">
            <text:p>0,582</text:p>
          </table:table-cell>
          <table:table-cell office:value-type="float" office:value="0.58840199999999987" table:formula="of:=[.C245]/1000*[.E245]" table:style-name="ce1">
            <text:p>0,588402</text:p>
          </table:table-cell>
          <table:table-cell table:number-columns-repeated="16378"/>
        </table:table-row>
        <table:table-row table:style-name="ro2">
          <table:table-cell office:value-type="time" office:time-value="PT18H48M17S" table:style-name="ce5">
            <text:p>18:48:17</text:p>
          </table:table-cell>
          <table:table-cell office:value-type="time" office:time-value="PT18H48M18S" table:style-name="ce5">
            <text:p>18:48:18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4600000000000002" table:style-name="ce1">
            <text:p>0,646</text:p>
          </table:table-cell>
          <table:table-cell office:value-type="float" office:value="0.65310599999999996" table:formula="of:=[.C246]/1000*[.E246]" table:style-name="ce1">
            <text:p>0,653106</text:p>
          </table:table-cell>
          <table:table-cell table:number-columns-repeated="16378"/>
        </table:table-row>
        <table:table-row table:style-name="ro2">
          <table:table-cell office:value-type="time" office:time-value="PT18H48M18S" table:style-name="ce5">
            <text:p>18:48:18</text:p>
          </table:table-cell>
          <table:table-cell office:value-type="time" office:time-value="PT18H48M19S" table:style-name="ce5">
            <text:p>18:48:19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58599999999999997" table:style-name="ce1">
            <text:p>0,586</text:p>
          </table:table-cell>
          <table:table-cell office:value-type="float" office:value="0.59244599999999992" table:formula="of:=[.C247]/1000*[.E247]" table:style-name="ce1">
            <text:p>0,592446</text:p>
          </table:table-cell>
          <table:table-cell table:number-columns-repeated="16378"/>
        </table:table-row>
        <table:table-row table:style-name="ro2">
          <table:table-cell office:value-type="time" office:time-value="PT18H48M19S" table:style-name="ce5">
            <text:p>18:48:19</text:p>
          </table:table-cell>
          <table:table-cell office:value-type="time" office:time-value="PT18H48M20S" table:style-name="ce5">
            <text:p>18:48:20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5700000000000003" table:style-name="ce1">
            <text:p>0,657</text:p>
          </table:table-cell>
          <table:table-cell office:value-type="float" office:value="0.66422700000000001" table:formula="of:=[.C248]/1000*[.E248]" table:style-name="ce1">
            <text:p>0,664227</text:p>
          </table:table-cell>
          <table:table-cell table:number-columns-repeated="16378"/>
        </table:table-row>
        <table:table-row table:style-name="ro2">
          <table:table-cell office:value-type="time" office:time-value="PT18H48M20S" table:style-name="ce5">
            <text:p>18:48:20</text:p>
          </table:table-cell>
          <table:table-cell office:value-type="time" office:time-value="PT18H48M21S" table:style-name="ce5">
            <text:p>18:48:21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64700000000000002" table:style-name="ce1">
            <text:p>0,647</text:p>
          </table:table-cell>
          <table:table-cell office:value-type="float" office:value="0.65476400000000001" table:formula="of:=[.C249]/1000*[.E249]" table:style-name="ce1">
            <text:p>0,654764</text:p>
          </table:table-cell>
          <table:table-cell table:number-columns-repeated="16378"/>
        </table:table-row>
        <table:table-row table:style-name="ro2">
          <table:table-cell office:value-type="time" office:time-value="PT18H48M21S" table:style-name="ce5">
            <text:p>18:48:21</text:p>
          </table:table-cell>
          <table:table-cell office:value-type="time" office:time-value="PT18H48M22S" table:style-name="ce5">
            <text:p>18:48:22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63300000000000001" table:style-name="ce1">
            <text:p>0,633</text:p>
          </table:table-cell>
          <table:table-cell office:value-type="float" office:value="0.64059600000000005" table:formula="of:=[.C250]/1000*[.E250]" table:style-name="ce1">
            <text:p>0,640596</text:p>
          </table:table-cell>
          <table:table-cell table:number-columns-repeated="16378"/>
        </table:table-row>
        <table:table-row table:style-name="ro2">
          <table:table-cell office:value-type="time" office:time-value="PT18H48M22S" table:style-name="ce5">
            <text:p>18:48:22</text:p>
          </table:table-cell>
          <table:table-cell office:value-type="time" office:time-value="PT18H48M23S" table:style-name="ce5">
            <text:p>18:48:23</text:p>
          </table:table-cell>
          <table:table-cell office:value-type="float" office:value="1015" table:style-name="ce1">
            <text:p>1015</text:p>
          </table:table-cell>
          <table:table-cell office:value-type="float" office:value="7.8819999999999997" table:style-name="ce1">
            <text:p>7,882</text:p>
          </table:table-cell>
          <table:table-cell office:value-type="float" office:value="0.61099999999999999" table:style-name="ce1">
            <text:p>0,611</text:p>
          </table:table-cell>
          <table:table-cell office:value-type="float" office:value="0.62016499999999997" table:formula="of:=[.C251]/1000*[.E251]" table:style-name="ce1">
            <text:p>0,620165</text:p>
          </table:table-cell>
          <table:table-cell table:number-columns-repeated="16378"/>
        </table:table-row>
        <table:table-row table:style-name="ro2">
          <table:table-cell office:value-type="time" office:time-value="PT18H48M23S" table:style-name="ce5">
            <text:p>18:48:23</text:p>
          </table:table-cell>
          <table:table-cell office:value-type="time" office:time-value="PT18H48M24S" table:style-name="ce5">
            <text:p>18:48:24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65200000000000002" table:style-name="ce1">
            <text:p>0,652</text:p>
          </table:table-cell>
          <table:table-cell office:value-type="float" office:value="0.65917199999999998" table:formula="of:=[.C252]/1000*[.E252]" table:style-name="ce1">
            <text:p>0,659172</text:p>
          </table:table-cell>
          <table:table-cell table:number-columns-repeated="16378"/>
        </table:table-row>
        <table:table-row table:style-name="ro2">
          <table:table-cell office:value-type="time" office:time-value="PT18H48M24S" table:style-name="ce5">
            <text:p>18:48:24</text:p>
          </table:table-cell>
          <table:table-cell office:value-type="time" office:time-value="PT18H48M25S" table:style-name="ce5">
            <text:p>18:48:25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6800000000000004" table:style-name="ce1">
            <text:p>0,668</text:p>
          </table:table-cell>
          <table:table-cell office:value-type="float" office:value="0.67534799999999995" table:formula="of:=[.C253]/1000*[.E253]" table:style-name="ce1">
            <text:p>0,675348</text:p>
          </table:table-cell>
          <table:table-cell table:number-columns-repeated="16378"/>
        </table:table-row>
        <table:table-row table:style-name="ro2">
          <table:table-cell office:value-type="time" office:time-value="PT18H48M25S" table:style-name="ce5">
            <text:p>18:48:25</text:p>
          </table:table-cell>
          <table:table-cell office:value-type="time" office:time-value="PT18H48M26S" table:style-name="ce5">
            <text:p>18:48:26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68" table:style-name="ce1">
            <text:p>0,68</text:p>
          </table:table-cell>
          <table:table-cell office:value-type="float" office:value="0.68747999999999998" table:formula="of:=[.C254]/1000*[.E254]" table:style-name="ce1">
            <text:p>0,68748</text:p>
          </table:table-cell>
          <table:table-cell table:number-columns-repeated="16378"/>
        </table:table-row>
        <table:table-row table:style-name="ro2">
          <table:table-cell office:value-type="time" office:time-value="PT18H48M26S" table:style-name="ce5">
            <text:p>18:48:26</text:p>
          </table:table-cell>
          <table:table-cell office:value-type="time" office:time-value="PT18H48M27S" table:style-name="ce5">
            <text:p>18:48:27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622" table:style-name="ce1">
            <text:p>0,622</text:p>
          </table:table-cell>
          <table:table-cell office:value-type="float" office:value="0.6288419999999999" table:formula="of:=[.C255]/1000*[.E255]" table:style-name="ce1">
            <text:p>0,628842</text:p>
          </table:table-cell>
          <table:table-cell table:number-columns-repeated="16378"/>
        </table:table-row>
        <table:table-row table:style-name="ro2">
          <table:table-cell office:value-type="time" office:time-value="PT18H48M27S" table:style-name="ce5">
            <text:p>18:48:27</text:p>
          </table:table-cell>
          <table:table-cell office:value-type="time" office:time-value="PT18H48M28S" table:style-name="ce5">
            <text:p>18:48:28</text:p>
          </table:table-cell>
          <table:table-cell office:value-type="float" office:value="1010" table:style-name="ce1">
            <text:p>1010</text:p>
          </table:table-cell>
          <table:table-cell office:value-type="float" office:value="8.6630000000000003" table:style-name="ce1">
            <text:p>8,663</text:p>
          </table:table-cell>
          <table:table-cell office:value-type="float" office:value="0.71099999999999997" table:style-name="ce1">
            <text:p>0,711</text:p>
          </table:table-cell>
          <table:table-cell office:value-type="float" office:value="0.71811000000000003" table:formula="of:=[.C256]/1000*[.E256]" table:style-name="ce1">
            <text:p>0,71811</text:p>
          </table:table-cell>
          <table:table-cell table:number-columns-repeated="16378"/>
        </table:table-row>
        <table:table-row table:style-name="ro2">
          <table:table-cell office:value-type="time" office:time-value="PT18H48M28S" table:style-name="ce5">
            <text:p>18:48:28</text:p>
          </table:table-cell>
          <table:table-cell office:value-type="time" office:time-value="PT18H48M29S" table:style-name="ce5">
            <text:p>18:48:29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3" table:style-name="ce1">
            <text:p>0,63</text:p>
          </table:table-cell>
          <table:table-cell office:value-type="float" office:value="0.63693" table:formula="of:=[.C257]/1000*[.E257]" table:style-name="ce1">
            <text:p>0,63693</text:p>
          </table:table-cell>
          <table:table-cell table:number-columns-repeated="16378"/>
        </table:table-row>
        <table:table-row table:style-name="ro2">
          <table:table-cell office:value-type="time" office:time-value="PT18H48M29S" table:style-name="ce5">
            <text:p>18:48:29</text:p>
          </table:table-cell>
          <table:table-cell office:value-type="time" office:time-value="PT18H48M30S" table:style-name="ce5">
            <text:p>18:48:30</text:p>
          </table:table-cell>
          <table:table-cell office:value-type="float" office:value="1011" table:style-name="ce1">
            <text:p>1011</text:p>
          </table:table-cell>
          <table:table-cell office:value-type="float" office:value="8.9019999999999992" table:style-name="ce1">
            <text:p>8,902</text:p>
          </table:table-cell>
          <table:table-cell office:value-type="float" office:value="0.70299999999999996" table:style-name="ce1">
            <text:p>0,703</text:p>
          </table:table-cell>
          <table:table-cell office:value-type="float" office:value="0.71073299999999984" table:formula="of:=[.C258]/1000*[.E258]" table:style-name="ce1">
            <text:p>0,710733</text:p>
          </table:table-cell>
          <table:table-cell table:number-columns-repeated="16378"/>
        </table:table-row>
        <table:table-row table:style-name="ro2">
          <table:table-cell office:value-type="time" office:time-value="PT18H48M30S" table:style-name="ce5">
            <text:p>18:48:30</text:p>
          </table:table-cell>
          <table:table-cell office:value-type="time" office:time-value="PT18H48M31S" table:style-name="ce5">
            <text:p>18:48:31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3300000000000001" table:style-name="ce1">
            <text:p>0,633</text:p>
          </table:table-cell>
          <table:table-cell office:value-type="float" office:value="0.63996299999999995" table:formula="of:=[.C259]/1000*[.E259]" table:style-name="ce1">
            <text:p>0,639963</text:p>
          </table:table-cell>
          <table:table-cell table:number-columns-repeated="16378"/>
        </table:table-row>
        <table:table-row table:style-name="ro2">
          <table:table-cell office:value-type="time" office:time-value="PT18H48M31S" table:style-name="ce5">
            <text:p>18:48:31</text:p>
          </table:table-cell>
          <table:table-cell office:value-type="time" office:time-value="PT18H48M32S" table:style-name="ce5">
            <text:p>18:48:32</text:p>
          </table:table-cell>
          <table:table-cell office:value-type="float" office:value="1010" table:style-name="ce1">
            <text:p>1010</text:p>
          </table:table-cell>
          <table:table-cell office:value-type="float" office:value="9.1579999999999995" table:style-name="ce1">
            <text:p>9,158</text:p>
          </table:table-cell>
          <table:table-cell office:value-type="float" office:value="0.71799999999999997" table:style-name="ce1">
            <text:p>0,718</text:p>
          </table:table-cell>
          <table:table-cell office:value-type="float" office:value="0.72517999999999994" table:formula="of:=[.C260]/1000*[.E260]" table:style-name="ce1">
            <text:p>0,72518</text:p>
          </table:table-cell>
          <table:table-cell table:number-columns-repeated="16378"/>
        </table:table-row>
        <table:table-row table:style-name="ro2">
          <table:table-cell office:value-type="time" office:time-value="PT18H48M32S" table:style-name="ce5">
            <text:p>18:48:32</text:p>
          </table:table-cell>
          <table:table-cell office:value-type="time" office:time-value="PT18H48M33S" table:style-name="ce5">
            <text:p>18:48:33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67800000000000005" table:style-name="ce1">
            <text:p>0,678</text:p>
          </table:table-cell>
          <table:table-cell office:value-type="float" office:value="0.68613600000000008" table:formula="of:=[.C261]/1000*[.E261]" table:style-name="ce1">
            <text:p>0,686136</text:p>
          </table:table-cell>
          <table:table-cell table:number-columns-repeated="16378"/>
        </table:table-row>
        <table:table-row table:style-name="ro2">
          <table:table-cell office:value-type="time" office:time-value="PT18H48M33S" table:style-name="ce5">
            <text:p>18:48:33</text:p>
          </table:table-cell>
          <table:table-cell office:value-type="time" office:time-value="PT18H48M34S" table:style-name="ce5">
            <text:p>18:48:34</text:p>
          </table:table-cell>
          <table:table-cell office:value-type="float" office:value="1010" table:style-name="ce1">
            <text:p>1010</text:p>
          </table:table-cell>
          <table:table-cell office:value-type="float" office:value="9.1579999999999995" table:style-name="ce1">
            <text:p>9,158</text:p>
          </table:table-cell>
          <table:table-cell office:value-type="float" office:value="0.73" table:style-name="ce1">
            <text:p>0,73</text:p>
          </table:table-cell>
          <table:table-cell office:value-type="float" office:value="0.73729999999999996" table:formula="of:=[.C262]/1000*[.E262]" table:style-name="ce1">
            <text:p>0,7373</text:p>
          </table:table-cell>
          <table:table-cell table:number-columns-repeated="16378"/>
        </table:table-row>
        <table:table-row table:style-name="ro2">
          <table:table-cell office:value-type="time" office:time-value="PT18H48M34S" table:style-name="ce5">
            <text:p>18:48:34</text:p>
          </table:table-cell>
          <table:table-cell office:value-type="time" office:time-value="PT18H48M35S" table:style-name="ce5">
            <text:p>18:48:35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4500000000000002" table:style-name="ce1">
            <text:p>0,645</text:p>
          </table:table-cell>
          <table:table-cell office:value-type="float" office:value="0.65209499999999998" table:formula="of:=[.C263]/1000*[.E263]" table:style-name="ce1">
            <text:p>0,652095</text:p>
          </table:table-cell>
          <table:table-cell table:number-columns-repeated="16378"/>
        </table:table-row>
        <table:table-row table:style-name="ro2">
          <table:table-cell office:value-type="time" office:time-value="PT18H48M35S" table:style-name="ce5">
            <text:p>18:48:35</text:p>
          </table:table-cell>
          <table:table-cell office:value-type="time" office:time-value="PT18H48M36S" table:style-name="ce5">
            <text:p>18:48:36</text:p>
          </table:table-cell>
          <table:table-cell office:value-type="float" office:value="1011" table:style-name="ce1">
            <text:p>1011</text:p>
          </table:table-cell>
          <table:table-cell office:value-type="float" office:value="8.9019999999999992" table:style-name="ce1">
            <text:p>8,902</text:p>
          </table:table-cell>
          <table:table-cell office:value-type="float" office:value="0.72299999999999998" table:style-name="ce1">
            <text:p>0,723</text:p>
          </table:table-cell>
          <table:table-cell office:value-type="float" office:value="0.73095299999999985" table:formula="of:=[.C264]/1000*[.E264]" table:style-name="ce1">
            <text:p>0,730953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63.849088000000002" table:formula="of:=SUM([.F111:.F264])" table:style-name="ce2">
            <text:p>63,849088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3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8H50M0S" table:style-name="ce5">
            <text:p>18:50:00</text:p>
          </table:table-cell>
          <table:table-cell office:value-type="time" office:time-value="PT18H50M1S" table:style-name="ce5">
            <text:p>18:50:01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267]/1000*[.E267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8H50M1S" table:style-name="ce5">
            <text:p>18:50:01</text:p>
          </table:table-cell>
          <table:table-cell office:value-type="time" office:time-value="PT18H50M2S" table:style-name="ce5">
            <text:p>18:50:02</text:p>
          </table:table-cell>
          <table:table-cell office:value-type="float" office:value="1013" table:style-name="ce1">
            <text:p>1013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0.20766499999999996" table:formula="of:=[.C268]/1000*[.E268]" table:style-name="ce1">
            <text:p>0,207665</text:p>
          </table:table-cell>
          <table:table-cell table:number-columns-repeated="16378"/>
        </table:table-row>
        <table:table-row table:style-name="ro2">
          <table:table-cell office:value-type="time" office:time-value="PT18H50M2S" table:style-name="ce5">
            <text:p>18:50:02</text:p>
          </table:table-cell>
          <table:table-cell office:value-type="time" office:time-value="PT18H50M3S" table:style-name="ce5">
            <text:p>18:50:03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0.14891099999999999" table:formula="of:=[.C269]/1000*[.E269]" table:style-name="ce1">
            <text:p>0,148911</text:p>
          </table:table-cell>
          <table:table-cell table:number-columns-repeated="16378"/>
        </table:table-row>
        <table:table-row table:style-name="ro2">
          <table:table-cell office:value-type="time" office:time-value="PT18H50M3S" table:style-name="ce5">
            <text:p>18:50:03</text:p>
          </table:table-cell>
          <table:table-cell office:value-type="time" office:time-value="PT18H50M4S" table:style-name="ce5">
            <text:p>18:50:04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6900000000000001" table:style-name="ce1">
            <text:p>0,169</text:p>
          </table:table-cell>
          <table:table-cell office:value-type="float" office:value="0.17119699999999999" table:formula="of:=[.C270]/1000*[.E270]" table:style-name="ce1">
            <text:p>0,171197</text:p>
          </table:table-cell>
          <table:table-cell table:number-columns-repeated="16378"/>
        </table:table-row>
        <table:table-row table:style-name="ro2">
          <table:table-cell office:value-type="time" office:time-value="PT18H50M4S" table:style-name="ce5">
            <text:p>18:50:04</text:p>
          </table:table-cell>
          <table:table-cell office:value-type="time" office:time-value="PT18H50M5S" table:style-name="ce5">
            <text:p>18:50:05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093699999999999" table:formula="of:=[.C271]/1000*[.E271]" table:style-name="ce1">
            <text:p>0,150937</text:p>
          </table:table-cell>
          <table:table-cell table:number-columns-repeated="16378"/>
        </table:table-row>
        <table:table-row table:style-name="ro2">
          <table:table-cell office:value-type="time" office:time-value="PT18H50M5S" table:style-name="ce5">
            <text:p>18:50:05</text:p>
          </table:table-cell>
          <table:table-cell office:value-type="time" office:time-value="PT18H50M6S" table:style-name="ce5">
            <text:p>18:50:06</text:p>
          </table:table-cell>
          <table:table-cell office:value-type="float" office:value="1014" table:style-name="ce1">
            <text:p>1014</text:p>
          </table:table-cell>
          <table:table-cell office:value-type="float" office:value="1.726" table:style-name="ce1">
            <text:p>1,726</text:p>
          </table:table-cell>
          <table:table-cell office:value-type="float" office:value="0.128" table:style-name="ce1">
            <text:p>0,128</text:p>
          </table:table-cell>
          <table:table-cell office:value-type="float" office:value="0.12979199999999999" table:formula="of:=[.C272]/1000*[.E272]" table:style-name="ce1">
            <text:p>0,129792</text:p>
          </table:table-cell>
          <table:table-cell table:number-columns-repeated="16378"/>
        </table:table-row>
        <table:table-row table:style-name="ro2">
          <table:table-cell office:value-type="time" office:time-value="PT18H50M6S" table:style-name="ce5">
            <text:p>18:50:06</text:p>
          </table:table-cell>
          <table:table-cell office:value-type="time" office:time-value="PT18H50M7S" table:style-name="ce5">
            <text:p>18:50:07</text:p>
          </table:table-cell>
          <table:table-cell office:value-type="float" office:value="1022" table:style-name="ce1">
            <text:p>1022</text:p>
          </table:table-cell>
          <table:table-cell office:value-type="float" office:value="2.202" table:style-name="ce1">
            <text:p>2,202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6658600000000001" table:formula="of:=[.C273]/1000*[.E273]" table:style-name="ce1">
            <text:p>0,166586</text:p>
          </table:table-cell>
          <table:table-cell table:number-columns-repeated="16378"/>
        </table:table-row>
        <table:table-row table:style-name="ro2">
          <table:table-cell office:value-type="time" office:time-value="PT18H50M7S" table:style-name="ce5">
            <text:p>18:50:07</text:p>
          </table:table-cell>
          <table:table-cell office:value-type="time" office:time-value="PT18H50M8S" table:style-name="ce5">
            <text:p>18:50:08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6" table:style-name="ce1">
            <text:p>0,16</text:p>
          </table:table-cell>
          <table:table-cell office:value-type="float" office:value="0.16192000000000001" table:formula="of:=[.C274]/1000*[.E274]" table:style-name="ce1">
            <text:p>0,16192</text:p>
          </table:table-cell>
          <table:table-cell table:number-columns-repeated="16378"/>
        </table:table-row>
        <table:table-row table:style-name="ro2">
          <table:table-cell office:value-type="time" office:time-value="PT18H50M8S" table:style-name="ce5">
            <text:p>18:50:08</text:p>
          </table:table-cell>
          <table:table-cell office:value-type="time" office:time-value="PT18H50M9S" table:style-name="ce5">
            <text:p>18:50:09</text:p>
          </table:table-cell>
          <table:table-cell office:value-type="float" office:value="1023" table:style-name="ce1">
            <text:p>1023</text:p>
          </table:table-cell>
          <table:table-cell office:value-type="float" office:value="1.9550000000000001" table:style-name="ce1">
            <text:p>1,955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902499999999996" table:formula="of:=[.C275]/1000*[.E275]" table:style-name="ce1">
            <text:p>0,179025</text:p>
          </table:table-cell>
          <table:table-cell table:number-columns-repeated="16378"/>
        </table:table-row>
        <table:table-row table:style-name="ro2">
          <table:table-cell office:value-type="time" office:time-value="PT18H50M9S" table:style-name="ce5">
            <text:p>18:50:09</text:p>
          </table:table-cell>
          <table:table-cell office:value-type="time" office:time-value="PT18H50M10S" table:style-name="ce5">
            <text:p>18:50:10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36400000000001" table:formula="of:=[.C276]/1000*[.E276]" table:style-name="ce1">
            <text:p>0,199364</text:p>
          </table:table-cell>
          <table:table-cell table:number-columns-repeated="16378"/>
        </table:table-row>
        <table:table-row table:style-name="ro2">
          <table:table-cell office:value-type="time" office:time-value="PT18H50M10S" table:style-name="ce5">
            <text:p>18:50:10</text:p>
          </table:table-cell>
          <table:table-cell office:value-type="time" office:time-value="PT18H50M11S" table:style-name="ce5">
            <text:p>18:50:11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2" table:style-name="ce1">
            <text:p>0,152</text:p>
          </table:table-cell>
          <table:table-cell office:value-type="float" office:value="0.15397599999999997" table:formula="of:=[.C277]/1000*[.E277]" table:style-name="ce1">
            <text:p>0,153976</text:p>
          </table:table-cell>
          <table:table-cell table:number-columns-repeated="16378"/>
        </table:table-row>
        <table:table-row table:style-name="ro2">
          <table:table-cell office:value-type="time" office:time-value="PT18H50M11S" table:style-name="ce5">
            <text:p>18:50:11</text:p>
          </table:table-cell>
          <table:table-cell office:value-type="time" office:time-value="PT18H50M12S" table:style-name="ce5">
            <text:p>18:50:12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7768" table:formula="of:=[.C278]/1000*[.E278]" table:style-name="ce1">
            <text:p>0,137768</text:p>
          </table:table-cell>
          <table:table-cell table:number-columns-repeated="16378"/>
        </table:table-row>
        <table:table-row table:style-name="ro2">
          <table:table-cell office:value-type="time" office:time-value="PT18H50M12S" table:style-name="ce5">
            <text:p>18:50:12</text:p>
          </table:table-cell>
          <table:table-cell office:value-type="time" office:time-value="PT18H50M13S" table:style-name="ce5">
            <text:p>18:50:13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6900000000000001" table:style-name="ce1">
            <text:p>0,169</text:p>
          </table:table-cell>
          <table:table-cell office:value-type="float" office:value="0.17102800000000001" table:formula="of:=[.C279]/1000*[.E279]" table:style-name="ce1">
            <text:p>0,171028</text:p>
          </table:table-cell>
          <table:table-cell table:number-columns-repeated="16378"/>
        </table:table-row>
        <table:table-row table:style-name="ro2">
          <table:table-cell office:value-type="time" office:time-value="PT18H50M13S" table:style-name="ce5">
            <text:p>18:50:13</text:p>
          </table:table-cell>
          <table:table-cell office:value-type="time" office:time-value="PT18H50M14S" table:style-name="ce5">
            <text:p>18:50:14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182" table:formula="of:=[.C280]/1000*[.E280]" table:style-name="ce1">
            <text:p>0,14182</text:p>
          </table:table-cell>
          <table:table-cell table:number-columns-repeated="16378"/>
        </table:table-row>
        <table:table-row table:style-name="ro2">
          <table:table-cell office:value-type="time" office:time-value="PT18H50M14S" table:style-name="ce5">
            <text:p>18:50:14</text:p>
          </table:table-cell>
          <table:table-cell office:value-type="time" office:time-value="PT18H50M15S" table:style-name="ce5">
            <text:p>18:50:15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66132" table:formula="of:=[.C281]/1000*[.E281]" table:style-name="ce1">
            <text:p>0,166132</text:p>
          </table:table-cell>
          <table:table-cell table:number-columns-repeated="16378"/>
        </table:table-row>
        <table:table-row table:style-name="ro2">
          <table:table-cell office:value-type="time" office:time-value="PT18H50M15S" table:style-name="ce5">
            <text:p>18:50:15</text:p>
          </table:table-cell>
          <table:table-cell office:value-type="time" office:time-value="PT18H50M16S" table:style-name="ce5">
            <text:p>18:50:16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58" table:style-name="ce1">
            <text:p>0,158</text:p>
          </table:table-cell>
          <table:table-cell office:value-type="float" office:value="0.16005399999999997" table:formula="of:=[.C282]/1000*[.E282]" table:style-name="ce1">
            <text:p>0,160054</text:p>
          </table:table-cell>
          <table:table-cell table:number-columns-repeated="16378"/>
        </table:table-row>
        <table:table-row table:style-name="ro2">
          <table:table-cell office:value-type="time" office:time-value="PT18H50M16S" table:style-name="ce5">
            <text:p>18:50:16</text:p>
          </table:table-cell>
          <table:table-cell office:value-type="time" office:time-value="PT18H50M17S" table:style-name="ce5">
            <text:p>18:50:17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68158" table:formula="of:=[.C283]/1000*[.E283]" table:style-name="ce1">
            <text:p>0,168158</text:p>
          </table:table-cell>
          <table:table-cell table:number-columns-repeated="16378"/>
        </table:table-row>
        <table:table-row table:style-name="ro2">
          <table:table-cell office:value-type="time" office:time-value="PT18H50M17S" table:style-name="ce5">
            <text:p>18:50:17</text:p>
          </table:table-cell>
          <table:table-cell office:value-type="time" office:time-value="PT18H50M18S" table:style-name="ce5">
            <text:p>18:50:18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59" table:style-name="ce1">
            <text:p>0,159</text:p>
          </table:table-cell>
          <table:table-cell office:value-type="float" office:value="0.160908" table:formula="of:=[.C284]/1000*[.E284]" table:style-name="ce1">
            <text:p>0,160908</text:p>
          </table:table-cell>
          <table:table-cell table:number-columns-repeated="16378"/>
        </table:table-row>
        <table:table-row table:style-name="ro2">
          <table:table-cell office:value-type="time" office:time-value="PT18H50M18S" table:style-name="ce5">
            <text:p>18:50:18</text:p>
          </table:table-cell>
          <table:table-cell office:value-type="time" office:time-value="PT18H50M19S" table:style-name="ce5">
            <text:p>18:50:19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51" table:style-name="ce1">
            <text:p>0,151</text:p>
          </table:table-cell>
          <table:table-cell office:value-type="float" office:value="0.15296299999999999" table:formula="of:=[.C285]/1000*[.E285]" table:style-name="ce1">
            <text:p>0,152963</text:p>
          </table:table-cell>
          <table:table-cell table:number-columns-repeated="16378"/>
        </table:table-row>
        <table:table-row table:style-name="ro2">
          <table:table-cell office:value-type="time" office:time-value="PT18H50M19S" table:style-name="ce5">
            <text:p>18:50:19</text:p>
          </table:table-cell>
          <table:table-cell office:value-type="time" office:time-value="PT18H50M20S" table:style-name="ce5">
            <text:p>18:50:20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3" table:style-name="ce1">
            <text:p>0,153</text:p>
          </table:table-cell>
          <table:table-cell office:value-type="float" office:value="0.15498899999999999" table:formula="of:=[.C286]/1000*[.E286]" table:style-name="ce1">
            <text:p>0,154989</text:p>
          </table:table-cell>
          <table:table-cell table:number-columns-repeated="16378"/>
        </table:table-row>
        <table:table-row table:style-name="ro2">
          <table:table-cell office:value-type="time" office:time-value="PT18H50M20S" table:style-name="ce5">
            <text:p>18:50:20</text:p>
          </table:table-cell>
          <table:table-cell office:value-type="time" office:time-value="PT18H50M21S" table:style-name="ce5">
            <text:p>18:50:21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8" table:style-name="ce1">
            <text:p>0,18</text:p>
          </table:table-cell>
          <table:table-cell office:value-type="float" office:value="0.18233999999999997" table:formula="of:=[.C287]/1000*[.E287]" table:style-name="ce1">
            <text:p>0,18234</text:p>
          </table:table-cell>
          <table:table-cell table:number-columns-repeated="16378"/>
        </table:table-row>
        <table:table-row table:style-name="ro2">
          <table:table-cell office:value-type="time" office:time-value="PT18H50M21S" table:style-name="ce5">
            <text:p>18:50:21</text:p>
          </table:table-cell>
          <table:table-cell office:value-type="time" office:time-value="PT18H50M22S" table:style-name="ce5">
            <text:p>18:50:22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182" table:style-name="ce1">
            <text:p>0,182</text:p>
          </table:table-cell>
          <table:table-cell office:value-type="float" office:value="0.18418399999999999" table:formula="of:=[.C288]/1000*[.E288]" table:style-name="ce1">
            <text:p>0,184184</text:p>
          </table:table-cell>
          <table:table-cell table:number-columns-repeated="16378"/>
        </table:table-row>
        <table:table-row table:style-name="ro2">
          <table:table-cell office:value-type="time" office:time-value="PT18H50M22S" table:style-name="ce5">
            <text:p>18:50:22</text:p>
          </table:table-cell>
          <table:table-cell office:value-type="time" office:time-value="PT18H50M23S" table:style-name="ce5">
            <text:p>18:50:23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7423599999999997" table:formula="of:=[.C289]/1000*[.E289]" table:style-name="ce1">
            <text:p>0,174236</text:p>
          </table:table-cell>
          <table:table-cell table:number-columns-repeated="16378"/>
        </table:table-row>
        <table:table-row table:style-name="ro2">
          <table:table-cell office:value-type="time" office:time-value="PT18H50M23S" table:style-name="ce5">
            <text:p>18:50:23</text:p>
          </table:table-cell>
          <table:table-cell office:value-type="time" office:time-value="PT18H50M24S" table:style-name="ce5">
            <text:p>18:50:24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4" table:style-name="ce1">
            <text:p>0,154</text:p>
          </table:table-cell>
          <table:table-cell office:value-type="float" office:value="0.15600199999999997" table:formula="of:=[.C290]/1000*[.E290]" table:style-name="ce1">
            <text:p>0,156002</text:p>
          </table:table-cell>
          <table:table-cell table:number-columns-repeated="16378"/>
        </table:table-row>
        <table:table-row table:style-name="ro2">
          <table:table-cell office:value-type="time" office:time-value="PT18H50M24S" table:style-name="ce5">
            <text:p>18:50:24</text:p>
          </table:table-cell>
          <table:table-cell office:value-type="time" office:time-value="PT18H50M25S" table:style-name="ce5">
            <text:p>18:50:25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7299999999999999" table:style-name="ce1">
            <text:p>0,173</text:p>
          </table:table-cell>
          <table:table-cell office:value-type="float" office:value="0.17524899999999996" table:formula="of:=[.C291]/1000*[.E291]" table:style-name="ce1">
            <text:p>0,175249</text:p>
          </table:table-cell>
          <table:table-cell table:number-columns-repeated="16378"/>
        </table:table-row>
        <table:table-row table:style-name="ro2">
          <table:table-cell office:value-type="time" office:time-value="PT18H50M25S" table:style-name="ce5">
            <text:p>18:50:25</text:p>
          </table:table-cell>
          <table:table-cell office:value-type="time" office:time-value="PT18H50M26S" table:style-name="ce5">
            <text:p>18:50:26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70016" table:formula="of:=[.C292]/1000*[.E292]" table:style-name="ce1">
            <text:p>0,170016</text:p>
          </table:table-cell>
          <table:table-cell table:number-columns-repeated="16378"/>
        </table:table-row>
        <table:table-row table:style-name="ro2">
          <table:table-cell office:value-type="time" office:time-value="PT18H50M26S" table:style-name="ce5">
            <text:p>18:50:26</text:p>
          </table:table-cell>
          <table:table-cell office:value-type="time" office:time-value="PT18H50M27S" table:style-name="ce5">
            <text:p>18:50:27</text:p>
          </table:table-cell>
          <table:table-cell office:value-type="float" office:value="1012" table:style-name="ce1">
            <text:p>1012</text:p>
          </table:table-cell>
          <table:table-cell office:value-type="float" office:value="1.482" table:style-name="ce1">
            <text:p>1,482</text:p>
          </table:table-cell>
          <table:table-cell office:value-type="float" office:value="0.161" table:style-name="ce1">
            <text:p>0,161</text:p>
          </table:table-cell>
          <table:table-cell office:value-type="float" office:value="0.16293199999999999" table:formula="of:=[.C293]/1000*[.E293]" table:style-name="ce1">
            <text:p>0,162932</text:p>
          </table:table-cell>
          <table:table-cell table:number-columns-repeated="16378"/>
        </table:table-row>
        <table:table-row table:style-name="ro2">
          <table:table-cell office:value-type="time" office:time-value="PT18H50M27S" table:style-name="ce5">
            <text:p>18:50:27</text:p>
          </table:table-cell>
          <table:table-cell office:value-type="time" office:time-value="PT18H50M28S" table:style-name="ce5">
            <text:p>18:50:28</text:p>
          </table:table-cell>
          <table:table-cell office:value-type="float" office:value="1011" table:style-name="ce1">
            <text:p>1011</text:p>
          </table:table-cell>
          <table:table-cell office:value-type="float" office:value="1.978" table:style-name="ce1">
            <text:p>1,978</text:p>
          </table:table-cell>
          <table:table-cell office:value-type="float" office:value="0.185" table:style-name="ce1">
            <text:p>0,185</text:p>
          </table:table-cell>
          <table:table-cell office:value-type="float" office:value="0.18703499999999998" table:formula="of:=[.C294]/1000*[.E294]" table:style-name="ce1">
            <text:p>0,187035</text:p>
          </table:table-cell>
          <table:table-cell table:number-columns-repeated="16378"/>
        </table:table-row>
        <table:table-row table:style-name="ro2">
          <table:table-cell office:value-type="time" office:time-value="PT18H50M28S" table:style-name="ce5">
            <text:p>18:50:28</text:p>
          </table:table-cell>
          <table:table-cell office:value-type="time" office:time-value="PT18H50M29S" table:style-name="ce5">
            <text:p>18:50:29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65968" table:formula="of:=[.C295]/1000*[.E295]" table:style-name="ce1">
            <text:p>0,165968</text:p>
          </table:table-cell>
          <table:table-cell table:number-columns-repeated="16378"/>
        </table:table-row>
        <table:table-row table:style-name="ro2">
          <table:table-cell office:value-type="time" office:time-value="PT18H50M29S" table:style-name="ce5">
            <text:p>18:50:29</text:p>
          </table:table-cell>
          <table:table-cell office:value-type="time" office:time-value="PT18H50M30S" table:style-name="ce5">
            <text:p>18:50:30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68158" table:formula="of:=[.C296]/1000*[.E296]" table:style-name="ce1">
            <text:p>0,168158</text:p>
          </table:table-cell>
          <table:table-cell table:number-columns-repeated="16378"/>
        </table:table-row>
        <table:table-row table:style-name="ro2">
          <table:table-cell office:value-type="time" office:time-value="PT18H50M30S" table:style-name="ce5">
            <text:p>18:50:30</text:p>
          </table:table-cell>
          <table:table-cell office:value-type="time" office:time-value="PT18H50M31S" table:style-name="ce5">
            <text:p>18:50:31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23" table:style-name="ce1">
            <text:p>0,223</text:p>
          </table:table-cell>
          <table:table-cell office:value-type="float" office:value="0.22589899999999999" table:formula="of:=[.C297]/1000*[.E297]" table:style-name="ce1">
            <text:p>0,225899</text:p>
          </table:table-cell>
          <table:table-cell table:number-columns-repeated="16378"/>
        </table:table-row>
        <table:table-row table:style-name="ro2">
          <table:table-cell office:value-type="time" office:time-value="PT18H50M31S" table:style-name="ce5">
            <text:p>18:50:31</text:p>
          </table:table-cell>
          <table:table-cell office:value-type="time" office:time-value="PT18H50M32S" table:style-name="ce5">
            <text:p>18:50:32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18" table:style-name="ce1">
            <text:p>0,18</text:p>
          </table:table-cell>
          <table:table-cell office:value-type="float" office:value="0.18215999999999999" table:formula="of:=[.C298]/1000*[.E298]" table:style-name="ce1">
            <text:p>0,18216</text:p>
          </table:table-cell>
          <table:table-cell table:number-columns-repeated="16378"/>
        </table:table-row>
        <table:table-row table:style-name="ro2">
          <table:table-cell office:value-type="time" office:time-value="PT18H50M32S" table:style-name="ce5">
            <text:p>18:50:32</text:p>
          </table:table-cell>
          <table:table-cell office:value-type="time" office:time-value="PT18H50M33S" table:style-name="ce5">
            <text:p>18:50:33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1" table:style-name="ce1">
            <text:p>0,191</text:p>
          </table:table-cell>
          <table:table-cell office:value-type="float" office:value="0.19348299999999999" table:formula="of:=[.C299]/1000*[.E299]" table:style-name="ce1">
            <text:p>0,193483</text:p>
          </table:table-cell>
          <table:table-cell table:number-columns-repeated="16378"/>
        </table:table-row>
        <table:table-row table:style-name="ro2">
          <table:table-cell office:value-type="time" office:time-value="PT18H50M33S" table:style-name="ce5">
            <text:p>18:50:33</text:p>
          </table:table-cell>
          <table:table-cell office:value-type="time" office:time-value="PT18H50M34S" table:style-name="ce5">
            <text:p>18:50:34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56099999999999" table:formula="of:=[.C300]/1000*[.E300]" table:style-name="ce1">
            <text:p>0,199561</text:p>
          </table:table-cell>
          <table:table-cell table:number-columns-repeated="16378"/>
        </table:table-row>
        <table:table-row table:style-name="ro2">
          <table:table-cell office:value-type="time" office:time-value="PT18H50M34S" table:style-name="ce5">
            <text:p>18:50:34</text:p>
          </table:table-cell>
          <table:table-cell office:value-type="time" office:time-value="PT18H50M35S" table:style-name="ce5">
            <text:p>18:50:35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0399999999999999" table:style-name="ce1">
            <text:p>0,204</text:p>
          </table:table-cell>
          <table:table-cell office:value-type="float" office:value="0.20665199999999997" table:formula="of:=[.C301]/1000*[.E301]" table:style-name="ce1">
            <text:p>0,206652</text:p>
          </table:table-cell>
          <table:table-cell table:number-columns-repeated="16378"/>
        </table:table-row>
        <table:table-row table:style-name="ro2">
          <table:table-cell office:value-type="time" office:time-value="PT18H50M35S" table:style-name="ce5">
            <text:p>18:50:35</text:p>
          </table:table-cell>
          <table:table-cell office:value-type="time" office:time-value="PT18H50M36S" table:style-name="ce5">
            <text:p>18:50:36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52199999999997" table:formula="of:=[.C302]/1000*[.E302]" table:style-name="ce1">
            <text:p>0,196522</text:p>
          </table:table-cell>
          <table:table-cell table:number-columns-repeated="16378"/>
        </table:table-row>
        <table:table-row table:style-name="ro2">
          <table:table-cell office:value-type="time" office:time-value="PT18H50M36S" table:style-name="ce5">
            <text:p>18:50:36</text:p>
          </table:table-cell>
          <table:table-cell office:value-type="time" office:time-value="PT18H50M37S" table:style-name="ce5">
            <text:p>18:50:37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4210699999999996" table:formula="of:=[.C303]/1000*[.E303]" table:style-name="ce1">
            <text:p>0,242107</text:p>
          </table:table-cell>
          <table:table-cell table:number-columns-repeated="16378"/>
        </table:table-row>
        <table:table-row table:style-name="ro2">
          <table:table-cell office:value-type="time" office:time-value="PT18H50M37S" table:style-name="ce5">
            <text:p>18:50:37</text:p>
          </table:table-cell>
          <table:table-cell office:value-type="time" office:time-value="PT18H50M38S" table:style-name="ce5">
            <text:p>18:50:38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00574" table:formula="of:=[.C304]/1000*[.E304]" table:style-name="ce1">
            <text:p>0,200574</text:p>
          </table:table-cell>
          <table:table-cell table:number-columns-repeated="16378"/>
        </table:table-row>
        <table:table-row table:style-name="ro2">
          <table:table-cell office:value-type="time" office:time-value="PT18H50M38S" table:style-name="ce5">
            <text:p>18:50:38</text:p>
          </table:table-cell>
          <table:table-cell office:value-type="time" office:time-value="PT18H50M39S" table:style-name="ce5">
            <text:p>18:50:39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185" table:style-name="ce1">
            <text:p>0,185</text:p>
          </table:table-cell>
          <table:table-cell office:value-type="float" office:value="0.18722" table:formula="of:=[.C305]/1000*[.E305]" table:style-name="ce1">
            <text:p>0,18722</text:p>
          </table:table-cell>
          <table:table-cell table:number-columns-repeated="16378"/>
        </table:table-row>
        <table:table-row table:style-name="ro2">
          <table:table-cell office:value-type="time" office:time-value="PT18H50M39S" table:style-name="ce5">
            <text:p>18:50:39</text:p>
          </table:table-cell>
          <table:table-cell office:value-type="time" office:time-value="PT18H50M40S" table:style-name="ce5">
            <text:p>18:50:40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3" table:style-name="ce1">
            <text:p>0,193</text:p>
          </table:table-cell>
          <table:table-cell office:value-type="float" office:value="0.19550899999999999" table:formula="of:=[.C306]/1000*[.E306]" table:style-name="ce1">
            <text:p>0,195509</text:p>
          </table:table-cell>
          <table:table-cell table:number-columns-repeated="16378"/>
        </table:table-row>
        <table:table-row table:style-name="ro2">
          <table:table-cell office:value-type="time" office:time-value="PT18H50M40S" table:style-name="ce5">
            <text:p>18:50:40</text:p>
          </table:table-cell>
          <table:table-cell office:value-type="time" office:time-value="PT18H50M41S" table:style-name="ce5">
            <text:p>18:50:41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20138800000000001" table:formula="of:=[.C307]/1000*[.E307]" table:style-name="ce1">
            <text:p>0,201388</text:p>
          </table:table-cell>
          <table:table-cell table:number-columns-repeated="16378"/>
        </table:table-row>
        <table:table-row table:style-name="ro2">
          <table:table-cell office:value-type="time" office:time-value="PT18H50M41S" table:style-name="ce5">
            <text:p>18:50:41</text:p>
          </table:table-cell>
          <table:table-cell office:value-type="time" office:time-value="PT18H50M42S" table:style-name="ce5">
            <text:p>18:50:42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0.20766499999999996" table:formula="of:=[.C308]/1000*[.E308]" table:style-name="ce1">
            <text:p>0,207665</text:p>
          </table:table-cell>
          <table:table-cell table:number-columns-repeated="16378"/>
        </table:table-row>
        <table:table-row table:style-name="ro2">
          <table:table-cell office:value-type="time" office:time-value="PT18H50M42S" table:style-name="ce5">
            <text:p>18:50:42</text:p>
          </table:table-cell>
          <table:table-cell office:value-type="time" office:time-value="PT18H50M43S" table:style-name="ce5">
            <text:p>18:50:43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2" table:style-name="ce1">
            <text:p>0,182</text:p>
          </table:table-cell>
          <table:table-cell office:value-type="float" office:value="0.18436599999999997" table:formula="of:=[.C309]/1000*[.E309]" table:style-name="ce1">
            <text:p>0,184366</text:p>
          </table:table-cell>
          <table:table-cell table:number-columns-repeated="16378"/>
        </table:table-row>
        <table:table-row table:style-name="ro2">
          <table:table-cell office:value-type="time" office:time-value="PT18H50M43S" table:style-name="ce5">
            <text:p>18:50:43</text:p>
          </table:table-cell>
          <table:table-cell office:value-type="time" office:time-value="PT18H50M44S" table:style-name="ce5">
            <text:p>18:50:44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82" table:style-name="ce1">
            <text:p>0,182</text:p>
          </table:table-cell>
          <table:table-cell office:value-type="float" office:value="0.18436599999999997" table:formula="of:=[.C310]/1000*[.E310]" table:style-name="ce1">
            <text:p>0,184366</text:p>
          </table:table-cell>
          <table:table-cell table:number-columns-repeated="16378"/>
        </table:table-row>
        <table:table-row table:style-name="ro2">
          <table:table-cell office:value-type="time" office:time-value="PT18H50M44S" table:style-name="ce5">
            <text:p>18:50:44</text:p>
          </table:table-cell>
          <table:table-cell office:value-type="time" office:time-value="PT18H50M45S" table:style-name="ce5">
            <text:p>18:50:45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3" table:style-name="ce1">
            <text:p>0,183</text:p>
          </table:table-cell>
          <table:table-cell office:value-type="float" office:value="0.18537899999999999" table:formula="of:=[.C311]/1000*[.E311]" table:style-name="ce1">
            <text:p>0,185379</text:p>
          </table:table-cell>
          <table:table-cell table:number-columns-repeated="16378"/>
        </table:table-row>
        <table:table-row table:style-name="ro2">
          <table:table-cell office:value-type="time" office:time-value="PT18H50M45S" table:style-name="ce5">
            <text:p>18:50:45</text:p>
          </table:table-cell>
          <table:table-cell office:value-type="time" office:time-value="PT18H50M46S" table:style-name="ce5">
            <text:p>18:50:4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91" table:style-name="ce1">
            <text:p>0,191</text:p>
          </table:table-cell>
          <table:table-cell office:value-type="float" office:value="0.19348299999999999" table:formula="of:=[.C312]/1000*[.E312]" table:style-name="ce1">
            <text:p>0,193483</text:p>
          </table:table-cell>
          <table:table-cell table:number-columns-repeated="16378"/>
        </table:table-row>
        <table:table-row table:style-name="ro2">
          <table:table-cell office:value-type="time" office:time-value="PT18H50M46S" table:style-name="ce5">
            <text:p>18:50:46</text:p>
          </table:table-cell>
          <table:table-cell office:value-type="time" office:time-value="PT18H50M47S" table:style-name="ce5">
            <text:p>18:50:47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19600000000000001" table:style-name="ce1">
            <text:p>0,196</text:p>
          </table:table-cell>
          <table:table-cell office:value-type="float" office:value="0.198352" table:formula="of:=[.C313]/1000*[.E313]" table:style-name="ce1">
            <text:p>0,198352</text:p>
          </table:table-cell>
          <table:table-cell table:number-columns-repeated="16378"/>
        </table:table-row>
        <table:table-row table:style-name="ro2">
          <table:table-cell office:value-type="time" office:time-value="PT18H50M47S" table:style-name="ce5">
            <text:p>18:50:47</text:p>
          </table:table-cell>
          <table:table-cell office:value-type="time" office:time-value="PT18H50M48S" table:style-name="ce5">
            <text:p>18:50:48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0.20361299999999999" table:formula="of:=[.C314]/1000*[.E314]" table:style-name="ce1">
            <text:p>0,203613</text:p>
          </table:table-cell>
          <table:table-cell table:number-columns-repeated="16378"/>
        </table:table-row>
        <table:table-row table:style-name="ro2">
          <table:table-cell office:value-type="time" office:time-value="PT18H50M48S" table:style-name="ce5">
            <text:p>18:50:48</text:p>
          </table:table-cell>
          <table:table-cell office:value-type="time" office:time-value="PT18H50M49S" table:style-name="ce5">
            <text:p>18:50:49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0.20341200000000001" table:formula="of:=[.C315]/1000*[.E315]" table:style-name="ce1">
            <text:p>0,203412</text:p>
          </table:table-cell>
          <table:table-cell table:number-columns-repeated="16378"/>
        </table:table-row>
        <table:table-row table:style-name="ro2">
          <table:table-cell office:value-type="time" office:time-value="PT18H50M49S" table:style-name="ce5">
            <text:p>18:50:49</text:p>
          </table:table-cell>
          <table:table-cell office:value-type="time" office:time-value="PT18H50M50S" table:style-name="ce5">
            <text:p>18:50:50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3100000000000001" table:style-name="ce1">
            <text:p>0,231</text:p>
          </table:table-cell>
          <table:table-cell office:value-type="float" office:value="0.23400299999999999" table:formula="of:=[.C316]/1000*[.E316]" table:style-name="ce1">
            <text:p>0,234003</text:p>
          </table:table-cell>
          <table:table-cell table:number-columns-repeated="16378"/>
        </table:table-row>
        <table:table-row table:style-name="ro2">
          <table:table-cell office:value-type="time" office:time-value="PT18H50M50S" table:style-name="ce5">
            <text:p>18:50:50</text:p>
          </table:table-cell>
          <table:table-cell office:value-type="time" office:time-value="PT18H50M51S" table:style-name="ce5">
            <text:p>18:50:51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21" table:style-name="ce1">
            <text:p>0,221</text:p>
          </table:table-cell>
          <table:table-cell office:value-type="float" office:value="0.22365200000000002" table:formula="of:=[.C317]/1000*[.E317]" table:style-name="ce1">
            <text:p>0,223652</text:p>
          </table:table-cell>
          <table:table-cell table:number-columns-repeated="16378"/>
        </table:table-row>
        <table:table-row table:style-name="ro2">
          <table:table-cell office:value-type="time" office:time-value="PT18H50M51S" table:style-name="ce5">
            <text:p>18:50:51</text:p>
          </table:table-cell>
          <table:table-cell office:value-type="time" office:time-value="PT18H50M52S" table:style-name="ce5">
            <text:p>18:50:52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0.21475599999999997" table:formula="of:=[.C318]/1000*[.E318]" table:style-name="ce1">
            <text:p>0,214756</text:p>
          </table:table-cell>
          <table:table-cell table:number-columns-repeated="16378"/>
        </table:table-row>
        <table:table-row table:style-name="ro2">
          <table:table-cell office:value-type="time" office:time-value="PT18H50M52S" table:style-name="ce5">
            <text:p>18:50:52</text:p>
          </table:table-cell>
          <table:table-cell office:value-type="time" office:time-value="PT18H50M53S" table:style-name="ce5">
            <text:p>18:50:53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0.21454399999999998" table:formula="of:=[.C319]/1000*[.E319]" table:style-name="ce1">
            <text:p>0,214544</text:p>
          </table:table-cell>
          <table:table-cell table:number-columns-repeated="16378"/>
        </table:table-row>
        <table:table-row table:style-name="ro2">
          <table:table-cell office:value-type="time" office:time-value="PT18H50M53S" table:style-name="ce5">
            <text:p>18:50:53</text:p>
          </table:table-cell>
          <table:table-cell office:value-type="time" office:time-value="PT18H50M54S" table:style-name="ce5">
            <text:p>18:50:54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00376" table:formula="of:=[.C320]/1000*[.E320]" table:style-name="ce1">
            <text:p>0,200376</text:p>
          </table:table-cell>
          <table:table-cell table:number-columns-repeated="16378"/>
        </table:table-row>
        <table:table-row table:style-name="ro2">
          <table:table-cell office:value-type="time" office:time-value="PT18H50M54S" table:style-name="ce5">
            <text:p>18:50:54</text:p>
          </table:table-cell>
          <table:table-cell office:value-type="time" office:time-value="PT18H50M56S" table:style-name="ce5">
            <text:p>18:50:56</text:p>
          </table:table-cell>
          <table:table-cell office:value-type="float" office:value="1011" table:style-name="ce1">
            <text:p>1011</text:p>
          </table:table-cell>
          <table:table-cell office:value-type="float" office:value="2.72" table:style-name="ce1">
            <text:p>2,72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22747499999999998" table:formula="of:=[.C321]/1000*[.E321]" table:style-name="ce1">
            <text:p>0,227475</text:p>
          </table:table-cell>
          <table:table-cell table:number-columns-repeated="16378"/>
        </table:table-row>
        <table:table-row table:style-name="ro2">
          <table:table-cell office:value-type="time" office:time-value="PT18H50M56S" table:style-name="ce5">
            <text:p>18:50:56</text:p>
          </table:table-cell>
          <table:table-cell office:value-type="time" office:time-value="PT18H50M57S" table:style-name="ce5">
            <text:p>18:50:57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55" table:style-name="ce1">
            <text:p>0,255</text:p>
          </table:table-cell>
          <table:table-cell office:value-type="float" office:value="0.25806000000000001" table:formula="of:=[.C322]/1000*[.E322]" table:style-name="ce1">
            <text:p>0,25806</text:p>
          </table:table-cell>
          <table:table-cell table:number-columns-repeated="16378"/>
        </table:table-row>
        <table:table-row table:style-name="ro2">
          <table:table-cell office:value-type="time" office:time-value="PT18H50M57S" table:style-name="ce5">
            <text:p>18:50:57</text:p>
          </table:table-cell>
          <table:table-cell office:value-type="time" office:time-value="PT18H50M58S" table:style-name="ce5">
            <text:p>18:50:58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19" table:style-name="ce1">
            <text:p>0,219</text:p>
          </table:table-cell>
          <table:table-cell office:value-type="float" office:value="0.22162799999999999" table:formula="of:=[.C323]/1000*[.E323]" table:style-name="ce1">
            <text:p>0,221628</text:p>
          </table:table-cell>
          <table:table-cell table:number-columns-repeated="16378"/>
        </table:table-row>
        <table:table-row table:style-name="ro2">
          <table:table-cell office:value-type="time" office:time-value="PT18H50M58S" table:style-name="ce5">
            <text:p>18:50:58</text:p>
          </table:table-cell>
          <table:table-cell office:value-type="time" office:time-value="PT18H50M59S" table:style-name="ce5">
            <text:p>18:50:59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17" table:style-name="ce1">
            <text:p>0,217</text:p>
          </table:table-cell>
          <table:table-cell office:value-type="float" office:value="0.21982099999999999" table:formula="of:=[.C324]/1000*[.E324]" table:style-name="ce1">
            <text:p>0,219821</text:p>
          </table:table-cell>
          <table:table-cell table:number-columns-repeated="16378"/>
        </table:table-row>
        <table:table-row table:style-name="ro2">
          <table:table-cell office:value-type="time" office:time-value="PT18H50M59S" table:style-name="ce5">
            <text:p>18:50:59</text:p>
          </table:table-cell>
          <table:table-cell office:value-type="time" office:time-value="PT18H51M0S" table:style-name="ce5">
            <text:p>18:51:00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" table:style-name="ce1">
            <text:p>0,21</text:p>
          </table:table-cell>
          <table:table-cell office:value-type="float" office:value="0.21272999999999997" table:formula="of:=[.C325]/1000*[.E325]" table:style-name="ce1">
            <text:p>0,21273</text:p>
          </table:table-cell>
          <table:table-cell table:number-columns-repeated="16378"/>
        </table:table-row>
        <table:table-row table:style-name="ro2">
          <table:table-cell office:value-type="time" office:time-value="PT18H51M0S" table:style-name="ce5">
            <text:p>18:51:00</text:p>
          </table:table-cell>
          <table:table-cell office:value-type="time" office:time-value="PT18H51M1S" table:style-name="ce5">
            <text:p>18:51:01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4109399999999997" table:formula="of:=[.C326]/1000*[.E326]" table:style-name="ce1">
            <text:p>0,241094</text:p>
          </table:table-cell>
          <table:table-cell table:number-columns-repeated="16378"/>
        </table:table-row>
        <table:table-row table:style-name="ro2">
          <table:table-cell office:value-type="time" office:time-value="PT18H51M1S" table:style-name="ce5">
            <text:p>18:51:01</text:p>
          </table:table-cell>
          <table:table-cell office:value-type="time" office:time-value="PT18H51M2S" table:style-name="ce5">
            <text:p>18:51:02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6" table:style-name="ce1">
            <text:p>0,216</text:p>
          </table:table-cell>
          <table:table-cell office:value-type="float" office:value="0.21880799999999997" table:formula="of:=[.C327]/1000*[.E327]" table:style-name="ce1">
            <text:p>0,218808</text:p>
          </table:table-cell>
          <table:table-cell table:number-columns-repeated="16378"/>
        </table:table-row>
        <table:table-row table:style-name="ro2">
          <table:table-cell office:value-type="time" office:time-value="PT18H51M2S" table:style-name="ce5">
            <text:p>18:51:02</text:p>
          </table:table-cell>
          <table:table-cell office:value-type="time" office:time-value="PT18H51M3S" table:style-name="ce5">
            <text:p>18:51:03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6900000000000002" table:style-name="ce1">
            <text:p>0,269</text:p>
          </table:table-cell>
          <table:table-cell office:value-type="float" office:value="0.27249699999999999" table:formula="of:=[.C328]/1000*[.E328]" table:style-name="ce1">
            <text:p>0,272497</text:p>
          </table:table-cell>
          <table:table-cell table:number-columns-repeated="16378"/>
        </table:table-row>
        <table:table-row table:style-name="ro2">
          <table:table-cell office:value-type="time" office:time-value="PT18H51M3S" table:style-name="ce5">
            <text:p>18:51:03</text:p>
          </table:table-cell>
          <table:table-cell office:value-type="time" office:time-value="PT18H51M4S" table:style-name="ce5">
            <text:p>18:51:04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4210699999999996" table:formula="of:=[.C329]/1000*[.E329]" table:style-name="ce1">
            <text:p>0,242107</text:p>
          </table:table-cell>
          <table:table-cell table:number-columns-repeated="16378"/>
        </table:table-row>
        <table:table-row table:style-name="ro2">
          <table:table-cell office:value-type="time" office:time-value="PT18H51M4S" table:style-name="ce5">
            <text:p>18:51:04</text:p>
          </table:table-cell>
          <table:table-cell office:value-type="time" office:time-value="PT18H51M5S" table:style-name="ce5">
            <text:p>18:51:05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6" table:style-name="ce1">
            <text:p>0,26</text:p>
          </table:table-cell>
          <table:table-cell office:value-type="float" office:value="0.26338" table:formula="of:=[.C330]/1000*[.E330]" table:style-name="ce1">
            <text:p>0,26338</text:p>
          </table:table-cell>
          <table:table-cell table:number-columns-repeated="16378"/>
        </table:table-row>
        <table:table-row table:style-name="ro2">
          <table:table-cell office:value-type="time" office:time-value="PT18H51M5S" table:style-name="ce5">
            <text:p>18:51:05</text:p>
          </table:table-cell>
          <table:table-cell office:value-type="time" office:time-value="PT18H51M6S" table:style-name="ce5">
            <text:p>18:51:06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893799999999997" table:formula="of:=[.C331]/1000*[.E331]" table:style-name="ce1">
            <text:p>0,228938</text:p>
          </table:table-cell>
          <table:table-cell table:number-columns-repeated="16378"/>
        </table:table-row>
        <table:table-row table:style-name="ro2">
          <table:table-cell office:value-type="time" office:time-value="PT18H51M6S" table:style-name="ce5">
            <text:p>18:51:06</text:p>
          </table:table-cell>
          <table:table-cell office:value-type="time" office:time-value="PT18H51M7S" table:style-name="ce5">
            <text:p>18:51:07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4085599999999999" table:formula="of:=[.C332]/1000*[.E332]" table:style-name="ce1">
            <text:p>0,240856</text:p>
          </table:table-cell>
          <table:table-cell table:number-columns-repeated="16378"/>
        </table:table-row>
        <table:table-row table:style-name="ro2">
          <table:table-cell office:value-type="time" office:time-value="PT18H51M7S" table:style-name="ce5">
            <text:p>18:51:07</text:p>
          </table:table-cell>
          <table:table-cell office:value-type="time" office:time-value="PT18H51M8S" table:style-name="ce5">
            <text:p>18:51:08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0.24692800000000001" table:formula="of:=[.C333]/1000*[.E333]" table:style-name="ce1">
            <text:p>0,246928</text:p>
          </table:table-cell>
          <table:table-cell table:number-columns-repeated="16378"/>
        </table:table-row>
        <table:table-row table:style-name="ro2">
          <table:table-cell office:value-type="time" office:time-value="PT18H51M8S" table:style-name="ce5">
            <text:p>18:51:08</text:p>
          </table:table-cell>
          <table:table-cell office:value-type="time" office:time-value="PT18H51M9S" table:style-name="ce5">
            <text:p>18:51:09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49" table:style-name="ce1">
            <text:p>0,249</text:p>
          </table:table-cell>
          <table:table-cell office:value-type="float" office:value="0.25198799999999999" table:formula="of:=[.C334]/1000*[.E334]" table:style-name="ce1">
            <text:p>0,251988</text:p>
          </table:table-cell>
          <table:table-cell table:number-columns-repeated="16378"/>
        </table:table-row>
        <table:table-row table:style-name="ro2">
          <table:table-cell office:value-type="time" office:time-value="PT18H51M9S" table:style-name="ce5">
            <text:p>18:51:09</text:p>
          </table:table-cell>
          <table:table-cell office:value-type="time" office:time-value="PT18H51M10S" table:style-name="ce5">
            <text:p>18:51:10</text:p>
          </table:table-cell>
          <table:table-cell office:value-type="float" office:value="1011" table:style-name="ce1">
            <text:p>1011</text:p>
          </table:table-cell>
          <table:table-cell office:value-type="float" office:value="2.9670000000000001" table:style-name="ce1">
            <text:p>2,967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4162899999999995" table:formula="of:=[.C335]/1000*[.E335]" table:style-name="ce1">
            <text:p>0,241629</text:p>
          </table:table-cell>
          <table:table-cell table:number-columns-repeated="16378"/>
        </table:table-row>
        <table:table-row table:style-name="ro2">
          <table:table-cell office:value-type="time" office:time-value="PT18H51M10S" table:style-name="ce5">
            <text:p>18:51:10</text:p>
          </table:table-cell>
          <table:table-cell office:value-type="time" office:time-value="PT18H51M11S" table:style-name="ce5">
            <text:p>18:51:11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22770000000000001" table:formula="of:=[.C336]/1000*[.E336]" table:style-name="ce1">
            <text:p>0,2277</text:p>
          </table:table-cell>
          <table:table-cell table:number-columns-repeated="16378"/>
        </table:table-row>
        <table:table-row table:style-name="ro2">
          <table:table-cell office:value-type="time" office:time-value="PT18H51M11S" table:style-name="ce5">
            <text:p>18:51:11</text:p>
          </table:table-cell>
          <table:table-cell office:value-type="time" office:time-value="PT18H51M12S" table:style-name="ce5">
            <text:p>18:51:12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4210699999999996" table:formula="of:=[.C337]/1000*[.E337]" table:style-name="ce1">
            <text:p>0,242107</text:p>
          </table:table-cell>
          <table:table-cell table:number-columns-repeated="16378"/>
        </table:table-row>
        <table:table-row table:style-name="ro2">
          <table:table-cell office:value-type="time" office:time-value="PT18H51M12S" table:style-name="ce5">
            <text:p>18:51:12</text:p>
          </table:table-cell>
          <table:table-cell office:value-type="time" office:time-value="PT18H51M13S" table:style-name="ce5">
            <text:p>18:51:13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27121600000000001" table:formula="of:=[.C338]/1000*[.E338]" table:style-name="ce1">
            <text:p>0,271216</text:p>
          </table:table-cell>
          <table:table-cell table:number-columns-repeated="16378"/>
        </table:table-row>
        <table:table-row table:style-name="ro2">
          <table:table-cell office:value-type="time" office:time-value="PT18H51M13S" table:style-name="ce5">
            <text:p>18:51:13</text:p>
          </table:table-cell>
          <table:table-cell office:value-type="time" office:time-value="PT18H51M14S" table:style-name="ce5">
            <text:p>18:51:14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199999999999999" table:style-name="ce1">
            <text:p>0,242</text:p>
          </table:table-cell>
          <table:table-cell office:value-type="float" office:value="0.24514599999999998" table:formula="of:=[.C339]/1000*[.E339]" table:style-name="ce1">
            <text:p>0,245146</text:p>
          </table:table-cell>
          <table:table-cell table:number-columns-repeated="16378"/>
        </table:table-row>
        <table:table-row table:style-name="ro2">
          <table:table-cell office:value-type="time" office:time-value="PT18H51M14S" table:style-name="ce5">
            <text:p>18:51:14</text:p>
          </table:table-cell>
          <table:table-cell office:value-type="time" office:time-value="PT18H51M15S" table:style-name="ce5">
            <text:p>18:51:15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52" table:style-name="ce1">
            <text:p>0,252</text:p>
          </table:table-cell>
          <table:table-cell office:value-type="float" office:value="0.255276" table:formula="of:=[.C340]/1000*[.E340]" table:style-name="ce1">
            <text:p>0,255276</text:p>
          </table:table-cell>
          <table:table-cell table:number-columns-repeated="16378"/>
        </table:table-row>
        <table:table-row table:style-name="ro2">
          <table:table-cell office:value-type="time" office:time-value="PT18H51M15S" table:style-name="ce5">
            <text:p>18:51:15</text:p>
          </table:table-cell>
          <table:table-cell office:value-type="time" office:time-value="PT18H51M16S" table:style-name="ce5">
            <text:p>18:51:16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0.275536" table:formula="of:=[.C341]/1000*[.E341]" table:style-name="ce1">
            <text:p>0,275536</text:p>
          </table:table-cell>
          <table:table-cell table:number-columns-repeated="16378"/>
        </table:table-row>
        <table:table-row table:style-name="ro2">
          <table:table-cell office:value-type="time" office:time-value="PT18H51M16S" table:style-name="ce5">
            <text:p>18:51:16</text:p>
          </table:table-cell>
          <table:table-cell office:value-type="time" office:time-value="PT18H51M17S" table:style-name="ce5">
            <text:p>18:51:17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27121600000000001" table:formula="of:=[.C342]/1000*[.E342]" table:style-name="ce1">
            <text:p>0,271216</text:p>
          </table:table-cell>
          <table:table-cell table:number-columns-repeated="16378"/>
        </table:table-row>
        <table:table-row table:style-name="ro2">
          <table:table-cell office:value-type="time" office:time-value="PT18H51M17S" table:style-name="ce5">
            <text:p>18:51:17</text:p>
          </table:table-cell>
          <table:table-cell office:value-type="time" office:time-value="PT18H51M18S" table:style-name="ce5">
            <text:p>18:51:18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6210800000000001" table:formula="of:=[.C343]/1000*[.E343]" table:style-name="ce1">
            <text:p>0,262108</text:p>
          </table:table-cell>
          <table:table-cell table:number-columns-repeated="16378"/>
        </table:table-row>
        <table:table-row table:style-name="ro2">
          <table:table-cell office:value-type="time" office:time-value="PT18H51M18S" table:style-name="ce5">
            <text:p>18:51:18</text:p>
          </table:table-cell>
          <table:table-cell office:value-type="time" office:time-value="PT18H51M19S" table:style-name="ce5">
            <text:p>18:51:19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54" table:style-name="ce1">
            <text:p>0,254</text:p>
          </table:table-cell>
          <table:table-cell office:value-type="float" office:value="0.25730199999999998" table:formula="of:=[.C344]/1000*[.E344]" table:style-name="ce1">
            <text:p>0,257302</text:p>
          </table:table-cell>
          <table:table-cell table:number-columns-repeated="16378"/>
        </table:table-row>
        <table:table-row table:style-name="ro2">
          <table:table-cell office:value-type="time" office:time-value="PT18H51M19S" table:style-name="ce5">
            <text:p>18:51:19</text:p>
          </table:table-cell>
          <table:table-cell office:value-type="time" office:time-value="PT18H51M20S" table:style-name="ce5">
            <text:p>18:51:20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0.259328" table:formula="of:=[.C345]/1000*[.E345]" table:style-name="ce1">
            <text:p>0,259328</text:p>
          </table:table-cell>
          <table:table-cell table:number-columns-repeated="16378"/>
        </table:table-row>
        <table:table-row table:style-name="ro2">
          <table:table-cell office:value-type="time" office:time-value="PT18H51M20S" table:style-name="ce5">
            <text:p>18:51:20</text:p>
          </table:table-cell>
          <table:table-cell office:value-type="time" office:time-value="PT18H51M21S" table:style-name="ce5">
            <text:p>18:51:21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0.275536" table:formula="of:=[.C346]/1000*[.E346]" table:style-name="ce1">
            <text:p>0,275536</text:p>
          </table:table-cell>
          <table:table-cell table:number-columns-repeated="16378"/>
        </table:table-row>
        <table:table-row table:style-name="ro2">
          <table:table-cell office:value-type="time" office:time-value="PT18H51M21S" table:style-name="ce5">
            <text:p>18:51:21</text:p>
          </table:table-cell>
          <table:table-cell office:value-type="time" office:time-value="PT18H51M22S" table:style-name="ce5">
            <text:p>18:51:22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0.274252" table:formula="of:=[.C347]/1000*[.E347]" table:style-name="ce1">
            <text:p>0,274252</text:p>
          </table:table-cell>
          <table:table-cell table:number-columns-repeated="16378"/>
        </table:table-row>
        <table:table-row table:style-name="ro2">
          <table:table-cell office:value-type="time" office:time-value="PT18H51M22S" table:style-name="ce5">
            <text:p>18:51:22</text:p>
          </table:table-cell>
          <table:table-cell office:value-type="time" office:time-value="PT18H51M23S" table:style-name="ce5">
            <text:p>18:51:23</text:p>
          </table:table-cell>
          <table:table-cell office:value-type="float" office:value="1011" table:style-name="ce1">
            <text:p>1011</text:p>
          </table:table-cell>
          <table:table-cell office:value-type="float" office:value="3.7090000000000001" table:style-name="ce1">
            <text:p>3,709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521199999999997" table:formula="of:=[.C348]/1000*[.E348]" table:style-name="ce1">
            <text:p>0,295212</text:p>
          </table:table-cell>
          <table:table-cell table:number-columns-repeated="16378"/>
        </table:table-row>
        <table:table-row table:style-name="ro2">
          <table:table-cell office:value-type="time" office:time-value="PT18H51M23S" table:style-name="ce5">
            <text:p>18:51:23</text:p>
          </table:table-cell>
          <table:table-cell office:value-type="time" office:time-value="PT18H51M24S" table:style-name="ce5">
            <text:p>18:51:24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.30086099999999993" table:formula="of:=[.C349]/1000*[.E349]" table:style-name="ce1">
            <text:p>0,300861</text:p>
          </table:table-cell>
          <table:table-cell table:number-columns-repeated="16378"/>
        </table:table-row>
        <table:table-row table:style-name="ro2">
          <table:table-cell office:value-type="time" office:time-value="PT18H51M24S" table:style-name="ce5">
            <text:p>18:51:24</text:p>
          </table:table-cell>
          <table:table-cell office:value-type="time" office:time-value="PT18H51M25S" table:style-name="ce5">
            <text:p>18:51:25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047099999999996" table:formula="of:=[.C350]/1000*[.E350]" table:style-name="ce1">
            <text:p>0,270471</text:p>
          </table:table-cell>
          <table:table-cell table:number-columns-repeated="16378"/>
        </table:table-row>
        <table:table-row table:style-name="ro2">
          <table:table-cell office:value-type="time" office:time-value="PT18H51M25S" table:style-name="ce5">
            <text:p>18:51:25</text:p>
          </table:table-cell>
          <table:table-cell office:value-type="time" office:time-value="PT18H51M26S" table:style-name="ce5">
            <text:p>18:51:26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30348499999999995" table:formula="of:=[.C351]/1000*[.E351]" table:style-name="ce1">
            <text:p>0,303485</text:p>
          </table:table-cell>
          <table:table-cell table:number-columns-repeated="16378"/>
        </table:table-row>
        <table:table-row table:style-name="ro2">
          <table:table-cell office:value-type="time" office:time-value="PT18H51M26S" table:style-name="ce5">
            <text:p>18:51:26</text:p>
          </table:table-cell>
          <table:table-cell office:value-type="time" office:time-value="PT18H51M27S" table:style-name="ce5">
            <text:p>18:51:27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7" table:style-name="ce1">
            <text:p>0,27</text:p>
          </table:table-cell>
          <table:table-cell office:value-type="float" office:value="0.27350999999999998" table:formula="of:=[.C352]/1000*[.E352]" table:style-name="ce1">
            <text:p>0,27351</text:p>
          </table:table-cell>
          <table:table-cell table:number-columns-repeated="16378"/>
        </table:table-row>
        <table:table-row table:style-name="ro2">
          <table:table-cell office:value-type="time" office:time-value="PT18H51M27S" table:style-name="ce5">
            <text:p>18:51:27</text:p>
          </table:table-cell>
          <table:table-cell office:value-type="time" office:time-value="PT18H51M28S" table:style-name="ce5">
            <text:p>18:51:28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60099999999999" table:formula="of:=[.C353]/1000*[.E353]" table:style-name="ce1">
            <text:p>0,280601</text:p>
          </table:table-cell>
          <table:table-cell table:number-columns-repeated="16378"/>
        </table:table-row>
        <table:table-row table:style-name="ro2">
          <table:table-cell office:value-type="time" office:time-value="PT18H51M28S" table:style-name="ce5">
            <text:p>18:51:28</text:p>
          </table:table-cell>
          <table:table-cell office:value-type="time" office:time-value="PT18H51M29S" table:style-name="ce5">
            <text:p>18:51:29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0.28161399999999998" table:formula="of:=[.C354]/1000*[.E354]" table:style-name="ce1">
            <text:p>0,281614</text:p>
          </table:table-cell>
          <table:table-cell table:number-columns-repeated="16378"/>
        </table:table-row>
        <table:table-row table:style-name="ro2">
          <table:table-cell office:value-type="time" office:time-value="PT18H51M29S" table:style-name="ce5">
            <text:p>18:51:29</text:p>
          </table:table-cell>
          <table:table-cell office:value-type="time" office:time-value="PT18H51M30S" table:style-name="ce5">
            <text:p>18:51:30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9599999999999999" table:style-name="ce1">
            <text:p>0,296</text:p>
          </table:table-cell>
          <table:table-cell office:value-type="float" office:value="0.29984799999999995" table:formula="of:=[.C355]/1000*[.E355]" table:style-name="ce1">
            <text:p>0,299848</text:p>
          </table:table-cell>
          <table:table-cell table:number-columns-repeated="16378"/>
        </table:table-row>
        <table:table-row table:style-name="ro2">
          <table:table-cell office:value-type="time" office:time-value="PT18H51M30S" table:style-name="ce5">
            <text:p>18:51:30</text:p>
          </table:table-cell>
          <table:table-cell office:value-type="time" office:time-value="PT18H51M31S" table:style-name="ce5">
            <text:p>18:51:31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465299999999999" table:formula="of:=[.C356]/1000*[.E356]" table:style-name="ce1">
            <text:p>0,284653</text:p>
          </table:table-cell>
          <table:table-cell table:number-columns-repeated="16378"/>
        </table:table-row>
        <table:table-row table:style-name="ro2">
          <table:table-cell office:value-type="time" office:time-value="PT18H51M31S" table:style-name="ce5">
            <text:p>18:51:31</text:p>
          </table:table-cell>
          <table:table-cell office:value-type="time" office:time-value="PT18H51M32S" table:style-name="ce5">
            <text:p>18:51:32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28234800000000004" table:formula="of:=[.C357]/1000*[.E357]" table:style-name="ce1">
            <text:p>0,282348</text:p>
          </table:table-cell>
          <table:table-cell table:number-columns-repeated="16378"/>
        </table:table-row>
        <table:table-row table:style-name="ro2">
          <table:table-cell office:value-type="time" office:time-value="PT18H51M32S" table:style-name="ce5">
            <text:p>18:51:32</text:p>
          </table:table-cell>
          <table:table-cell office:value-type="time" office:time-value="PT18H51M33S" table:style-name="ce5">
            <text:p>18:51:33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3600000000000002" table:style-name="ce1">
            <text:p>0,336</text:p>
          </table:table-cell>
          <table:table-cell office:value-type="float" office:value="0.340368" table:formula="of:=[.C358]/1000*[.E358]" table:style-name="ce1">
            <text:p>0,340368</text:p>
          </table:table-cell>
          <table:table-cell table:number-columns-repeated="16378"/>
        </table:table-row>
        <table:table-row table:style-name="ro2">
          <table:table-cell office:value-type="time" office:time-value="PT18H51M33S" table:style-name="ce5">
            <text:p>18:51:33</text:p>
          </table:table-cell>
          <table:table-cell office:value-type="time" office:time-value="PT18H51M34S" table:style-name="ce5">
            <text:p>18:51:34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0.30491299999999993" table:formula="of:=[.C359]/1000*[.E359]" table:style-name="ce1">
            <text:p>0,304913</text:p>
          </table:table-cell>
          <table:table-cell table:number-columns-repeated="16378"/>
        </table:table-row>
        <table:table-row table:style-name="ro2">
          <table:table-cell office:value-type="time" office:time-value="PT18H51M34S" table:style-name="ce5">
            <text:p>18:51:34</text:p>
          </table:table-cell>
          <table:table-cell office:value-type="time" office:time-value="PT18H51M35S" table:style-name="ce5">
            <text:p>18:51:35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12" table:style-name="ce1">
            <text:p>0,312</text:p>
          </table:table-cell>
          <table:table-cell office:value-type="float" office:value="0.31605599999999995" table:formula="of:=[.C360]/1000*[.E360]" table:style-name="ce1">
            <text:p>0,316056</text:p>
          </table:table-cell>
          <table:table-cell table:number-columns-repeated="16378"/>
        </table:table-row>
        <table:table-row table:style-name="ro2">
          <table:table-cell office:value-type="time" office:time-value="PT18H51M35S" table:style-name="ce5">
            <text:p>18:51:35</text:p>
          </table:table-cell>
          <table:table-cell office:value-type="time" office:time-value="PT18H51M36S" table:style-name="ce5">
            <text:p>18:51:36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12" table:style-name="ce1">
            <text:p>0,312</text:p>
          </table:table-cell>
          <table:table-cell office:value-type="float" office:value="0.31574400000000002" table:formula="of:=[.C361]/1000*[.E361]" table:style-name="ce1">
            <text:p>0,315744</text:p>
          </table:table-cell>
          <table:table-cell table:number-columns-repeated="16378"/>
        </table:table-row>
        <table:table-row table:style-name="ro2">
          <table:table-cell office:value-type="time" office:time-value="PT18H51M36S" table:style-name="ce5">
            <text:p>18:51:36</text:p>
          </table:table-cell>
          <table:table-cell office:value-type="time" office:time-value="PT18H51M37S" table:style-name="ce5">
            <text:p>18:51:37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30258799999999997" table:formula="of:=[.C362]/1000*[.E362]" table:style-name="ce1">
            <text:p>0,302588</text:p>
          </table:table-cell>
          <table:table-cell table:number-columns-repeated="16378"/>
        </table:table-row>
        <table:table-row table:style-name="ro2">
          <table:table-cell office:value-type="time" office:time-value="PT18H51M37S" table:style-name="ce5">
            <text:p>18:51:37</text:p>
          </table:table-cell>
          <table:table-cell office:value-type="time" office:time-value="PT18H51M38S" table:style-name="ce5">
            <text:p>18:51:38</text:p>
          </table:table-cell>
          <table:table-cell office:value-type="float" office:value="1011" table:style-name="ce1">
            <text:p>1011</text:p>
          </table:table-cell>
          <table:table-cell office:value-type="float" office:value="3.956" table:style-name="ce1">
            <text:p>3,956</text:p>
          </table:table-cell>
          <table:table-cell office:value-type="float" office:value="0.316" table:style-name="ce1">
            <text:p>0,316</text:p>
          </table:table-cell>
          <table:table-cell office:value-type="float" office:value="0.31947599999999998" table:formula="of:=[.C363]/1000*[.E363]" table:style-name="ce1">
            <text:p>0,319476</text:p>
          </table:table-cell>
          <table:table-cell table:number-columns-repeated="16378"/>
        </table:table-row>
        <table:table-row table:style-name="ro2">
          <table:table-cell office:value-type="time" office:time-value="PT18H51M38S" table:style-name="ce5">
            <text:p>18:51:38</text:p>
          </table:table-cell>
          <table:table-cell office:value-type="time" office:time-value="PT18H51M39S" table:style-name="ce5">
            <text:p>18:51:39</text:p>
          </table:table-cell>
          <table:table-cell office:value-type="float" office:value="1020" table:style-name="ce1">
            <text:p>1020</text:p>
          </table:table-cell>
          <table:table-cell office:value-type="float" office:value="3.1859999999999999" table:style-name="ce1">
            <text:p>3,186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0.27642" table:formula="of:=[.C364]/1000*[.E364]" table:style-name="ce1">
            <text:p>0,27642</text:p>
          </table:table-cell>
          <table:table-cell table:number-columns-repeated="16378"/>
        </table:table-row>
        <table:table-row table:style-name="ro2">
          <table:table-cell office:value-type="time" office:time-value="PT18H51M39S" table:style-name="ce5">
            <text:p>18:51:39</text:p>
          </table:table-cell>
          <table:table-cell office:value-type="time" office:time-value="PT18H51M40S" table:style-name="ce5">
            <text:p>18:51:40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0.29782199999999998" table:formula="of:=[.C365]/1000*[.E365]" table:style-name="ce1">
            <text:p>0,297822</text:p>
          </table:table-cell>
          <table:table-cell table:number-columns-repeated="16378"/>
        </table:table-row>
        <table:table-row table:style-name="ro2">
          <table:table-cell office:value-type="time" office:time-value="PT18H51M40S" table:style-name="ce5">
            <text:p>18:51:40</text:p>
          </table:table-cell>
          <table:table-cell office:value-type="time" office:time-value="PT18H51M41S" table:style-name="ce5">
            <text:p>18:51:41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16" table:style-name="ce1">
            <text:p>0,316</text:p>
          </table:table-cell>
          <table:table-cell office:value-type="float" office:value="0.31979200000000002" table:formula="of:=[.C366]/1000*[.E366]" table:style-name="ce1">
            <text:p>0,319792</text:p>
          </table:table-cell>
          <table:table-cell table:number-columns-repeated="16378"/>
        </table:table-row>
        <table:table-row table:style-name="ro2">
          <table:table-cell office:value-type="time" office:time-value="PT18H51M41S" table:style-name="ce5">
            <text:p>18:51:41</text:p>
          </table:table-cell>
          <table:table-cell office:value-type="time" office:time-value="PT18H51M42S" table:style-name="ce5">
            <text:p>18:51:42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11" table:style-name="ce1">
            <text:p>0,311</text:p>
          </table:table-cell>
          <table:table-cell office:value-type="float" office:value="0.31473200000000001" table:formula="of:=[.C367]/1000*[.E367]" table:style-name="ce1">
            <text:p>0,314732</text:p>
          </table:table-cell>
          <table:table-cell table:number-columns-repeated="16378"/>
        </table:table-row>
        <table:table-row table:style-name="ro2">
          <table:table-cell office:value-type="time" office:time-value="PT18H51M42S" table:style-name="ce5">
            <text:p>18:51:42</text:p>
          </table:table-cell>
          <table:table-cell office:value-type="time" office:time-value="PT18H51M43S" table:style-name="ce5">
            <text:p>18:51:43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2600000000000001" table:style-name="ce1">
            <text:p>0,326</text:p>
          </table:table-cell>
          <table:table-cell office:value-type="float" office:value="0.33023799999999998" table:formula="of:=[.C368]/1000*[.E368]" table:style-name="ce1">
            <text:p>0,330238</text:p>
          </table:table-cell>
          <table:table-cell table:number-columns-repeated="16378"/>
        </table:table-row>
        <table:table-row table:style-name="ro2">
          <table:table-cell office:value-type="time" office:time-value="PT18H51M43S" table:style-name="ce5">
            <text:p>18:51:43</text:p>
          </table:table-cell>
          <table:table-cell office:value-type="time" office:time-value="PT18H51M44S" table:style-name="ce5">
            <text:p>18:51:44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0.32618599999999998" table:formula="of:=[.C369]/1000*[.E369]" table:style-name="ce1">
            <text:p>0,326186</text:p>
          </table:table-cell>
          <table:table-cell table:number-columns-repeated="16378"/>
        </table:table-row>
        <table:table-row table:style-name="ro2">
          <table:table-cell office:value-type="time" office:time-value="PT18H51M44S" table:style-name="ce5">
            <text:p>18:51:44</text:p>
          </table:table-cell>
          <table:table-cell office:value-type="time" office:time-value="PT18H51M45S" table:style-name="ce5">
            <text:p>18:51:45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0.32890000000000003" table:formula="of:=[.C370]/1000*[.E370]" table:style-name="ce1">
            <text:p>0,3289</text:p>
          </table:table-cell>
          <table:table-cell table:number-columns-repeated="16378"/>
        </table:table-row>
        <table:table-row table:style-name="ro2">
          <table:table-cell office:value-type="time" office:time-value="PT18H51M45S" table:style-name="ce5">
            <text:p>18:51:45</text:p>
          </table:table-cell>
          <table:table-cell office:value-type="time" office:time-value="PT18H51M46S" table:style-name="ce5">
            <text:p>18:51:4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08" table:style-name="ce1">
            <text:p>0,308</text:p>
          </table:table-cell>
          <table:table-cell office:value-type="float" office:value="0.31200399999999995" table:formula="of:=[.C371]/1000*[.E371]" table:style-name="ce1">
            <text:p>0,312004</text:p>
          </table:table-cell>
          <table:table-cell table:number-columns-repeated="16378"/>
        </table:table-row>
        <table:table-row table:style-name="ro2">
          <table:table-cell office:value-type="time" office:time-value="PT18H51M46S" table:style-name="ce5">
            <text:p>18:51:46</text:p>
          </table:table-cell>
          <table:table-cell office:value-type="time" office:time-value="PT18H51M47S" table:style-name="ce5">
            <text:p>18:51:47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13" table:style-name="ce1">
            <text:p>0,313</text:p>
          </table:table-cell>
          <table:table-cell office:value-type="float" office:value="0.31675599999999998" table:formula="of:=[.C372]/1000*[.E372]" table:style-name="ce1">
            <text:p>0,316756</text:p>
          </table:table-cell>
          <table:table-cell table:number-columns-repeated="16378"/>
        </table:table-row>
        <table:table-row table:style-name="ro2">
          <table:table-cell office:value-type="time" office:time-value="PT18H51M47S" table:style-name="ce5">
            <text:p>18:51:47</text:p>
          </table:table-cell>
          <table:table-cell office:value-type="time" office:time-value="PT18H51M48S" table:style-name="ce5">
            <text:p>18:51:48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17" table:style-name="ce1">
            <text:p>0,317</text:p>
          </table:table-cell>
          <table:table-cell office:value-type="float" office:value="0.32112099999999999" table:formula="of:=[.C373]/1000*[.E373]" table:style-name="ce1">
            <text:p>0,321121</text:p>
          </table:table-cell>
          <table:table-cell table:number-columns-repeated="16378"/>
        </table:table-row>
        <table:table-row table:style-name="ro2">
          <table:table-cell office:value-type="time" office:time-value="PT18H51M48S" table:style-name="ce5">
            <text:p>18:51:48</text:p>
          </table:table-cell>
          <table:table-cell office:value-type="time" office:time-value="PT18H51M49S" table:style-name="ce5">
            <text:p>18:51:49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2600000000000001" table:style-name="ce1">
            <text:p>0,326</text:p>
          </table:table-cell>
          <table:table-cell office:value-type="float" office:value="0.33023799999999998" table:formula="of:=[.C374]/1000*[.E374]" table:style-name="ce1">
            <text:p>0,330238</text:p>
          </table:table-cell>
          <table:table-cell table:number-columns-repeated="16378"/>
        </table:table-row>
        <table:table-row table:style-name="ro2">
          <table:table-cell office:value-type="time" office:time-value="PT18H51M49S" table:style-name="ce5">
            <text:p>18:51:49</text:p>
          </table:table-cell>
          <table:table-cell office:value-type="time" office:time-value="PT18H51M50S" table:style-name="ce5">
            <text:p>18:51:50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4599999999999997" table:style-name="ce1">
            <text:p>0,346</text:p>
          </table:table-cell>
          <table:table-cell office:value-type="float" office:value="0.35015199999999996" table:formula="of:=[.C375]/1000*[.E375]" table:style-name="ce1">
            <text:p>0,350152</text:p>
          </table:table-cell>
          <table:table-cell table:number-columns-repeated="16378"/>
        </table:table-row>
        <table:table-row table:style-name="ro2">
          <table:table-cell office:value-type="time" office:time-value="PT18H51M50S" table:style-name="ce5">
            <text:p>18:51:50</text:p>
          </table:table-cell>
          <table:table-cell office:value-type="time" office:time-value="PT18H51M51S" table:style-name="ce5">
            <text:p>18:51:51</text:p>
          </table:table-cell>
          <table:table-cell office:value-type="float" office:value="1010" table:style-name="ce1">
            <text:p>1010</text:p>
          </table:table-cell>
          <table:table-cell office:value-type="float" office:value="3.96" table:style-name="ce1">
            <text:p>3,96</text:p>
          </table:table-cell>
          <table:table-cell office:value-type="float" office:value="0.35099999999999998" table:style-name="ce1">
            <text:p>0,351</text:p>
          </table:table-cell>
          <table:table-cell office:value-type="float" office:value="0.35450999999999999" table:formula="of:=[.C376]/1000*[.E376]" table:style-name="ce1">
            <text:p>0,35451</text:p>
          </table:table-cell>
          <table:table-cell table:number-columns-repeated="16378"/>
        </table:table-row>
        <table:table-row table:style-name="ro2">
          <table:table-cell office:value-type="time" office:time-value="PT18H51M51S" table:style-name="ce5">
            <text:p>18:51:51</text:p>
          </table:table-cell>
          <table:table-cell office:value-type="time" office:time-value="PT18H51M52S" table:style-name="ce5">
            <text:p>18:51:52</text:p>
          </table:table-cell>
          <table:table-cell office:value-type="float" office:value="1008" table:style-name="ce1">
            <text:p>1008</text:p>
          </table:table-cell>
          <table:table-cell office:value-type="float" office:value="3.968" table:style-name="ce1">
            <text:p>3,968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30139199999999999" table:formula="of:=[.C377]/1000*[.E377]" table:style-name="ce1">
            <text:p>0,301392</text:p>
          </table:table-cell>
          <table:table-cell table:number-columns-repeated="16378"/>
        </table:table-row>
        <table:table-row table:style-name="ro2">
          <table:table-cell office:value-type="time" office:time-value="PT18H51M52S" table:style-name="ce5">
            <text:p>18:51:52</text:p>
          </table:table-cell>
          <table:table-cell office:value-type="time" office:time-value="PT18H51M53S" table:style-name="ce5">
            <text:p>18:51:53</text:p>
          </table:table-cell>
          <table:table-cell office:value-type="float" office:value="1011" table:style-name="ce1">
            <text:p>1011</text:p>
          </table:table-cell>
          <table:table-cell office:value-type="float" office:value="3.4620000000000002" table:style-name="ce1">
            <text:p>3,462</text:p>
          </table:table-cell>
          <table:table-cell office:value-type="float" office:value="0.308" table:style-name="ce1">
            <text:p>0,308</text:p>
          </table:table-cell>
          <table:table-cell office:value-type="float" office:value="0.31138799999999994" table:formula="of:=[.C378]/1000*[.E378]" table:style-name="ce1">
            <text:p>0,311388</text:p>
          </table:table-cell>
          <table:table-cell table:number-columns-repeated="16378"/>
        </table:table-row>
        <table:table-row table:style-name="ro2">
          <table:table-cell office:value-type="time" office:time-value="PT18H51M53S" table:style-name="ce5">
            <text:p>18:51:53</text:p>
          </table:table-cell>
          <table:table-cell office:value-type="time" office:time-value="PT18H51M54S" table:style-name="ce5">
            <text:p>18:51:54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4399999999999997" table:style-name="ce1">
            <text:p>0,344</text:p>
          </table:table-cell>
          <table:table-cell office:value-type="float" office:value="0.34847199999999995" table:formula="of:=[.C379]/1000*[.E379]" table:style-name="ce1">
            <text:p>0,348472</text:p>
          </table:table-cell>
          <table:table-cell table:number-columns-repeated="16378"/>
        </table:table-row>
        <table:table-row table:style-name="ro2">
          <table:table-cell office:value-type="time" office:time-value="PT18H51M54S" table:style-name="ce5">
            <text:p>18:51:54</text:p>
          </table:table-cell>
          <table:table-cell office:value-type="time" office:time-value="PT18H51M55S" table:style-name="ce5">
            <text:p>18:51:55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0.33125099999999996" table:formula="of:=[.C380]/1000*[.E380]" table:style-name="ce1">
            <text:p>0,331251</text:p>
          </table:table-cell>
          <table:table-cell table:number-columns-repeated="16378"/>
        </table:table-row>
        <table:table-row table:style-name="ro2">
          <table:table-cell office:value-type="time" office:time-value="PT18H51M55S" table:style-name="ce5">
            <text:p>18:51:55</text:p>
          </table:table-cell>
          <table:table-cell office:value-type="time" office:time-value="PT18H51M57S" table:style-name="ce5">
            <text:p>18:51:57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3200000000000002" table:style-name="ce1">
            <text:p>0,332</text:p>
          </table:table-cell>
          <table:table-cell office:value-type="float" office:value="0.336316" table:formula="of:=[.C381]/1000*[.E381]" table:style-name="ce1">
            <text:p>0,336316</text:p>
          </table:table-cell>
          <table:table-cell table:number-columns-repeated="16378"/>
        </table:table-row>
        <table:table-row table:style-name="ro2">
          <table:table-cell office:value-type="time" office:time-value="PT18H51M57S" table:style-name="ce5">
            <text:p>18:51:57</text:p>
          </table:table-cell>
          <table:table-cell office:value-type="time" office:time-value="PT18H51M58S" table:style-name="ce5">
            <text:p>18:51:58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4799999999999998" table:style-name="ce1">
            <text:p>0,348</text:p>
          </table:table-cell>
          <table:table-cell office:value-type="float" office:value="0.35252399999999995" table:formula="of:=[.C382]/1000*[.E382]" table:style-name="ce1">
            <text:p>0,352524</text:p>
          </table:table-cell>
          <table:table-cell table:number-columns-repeated="16378"/>
        </table:table-row>
        <table:table-row table:style-name="ro2">
          <table:table-cell office:value-type="time" office:time-value="PT18H51M58S" table:style-name="ce5">
            <text:p>18:51:58</text:p>
          </table:table-cell>
          <table:table-cell office:value-type="time" office:time-value="PT18H51M59S" table:style-name="ce5">
            <text:p>18:51:59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0300000000000002" table:style-name="ce1">
            <text:p>0,403</text:p>
          </table:table-cell>
          <table:table-cell office:value-type="float" office:value="0.40823899999999996" table:formula="of:=[.C383]/1000*[.E383]" table:style-name="ce1">
            <text:p>0,408239</text:p>
          </table:table-cell>
          <table:table-cell table:number-columns-repeated="16378"/>
        </table:table-row>
        <table:table-row table:style-name="ro2">
          <table:table-cell office:value-type="time" office:time-value="PT18H51M59S" table:style-name="ce5">
            <text:p>18:51:59</text:p>
          </table:table-cell>
          <table:table-cell office:value-type="time" office:time-value="PT18H52M0S" table:style-name="ce5">
            <text:p>18:52:00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5" table:style-name="ce1">
            <text:p>0,35</text:p>
          </table:table-cell>
          <table:table-cell office:value-type="float" office:value="0.35454999999999992" table:formula="of:=[.C384]/1000*[.E384]" table:style-name="ce1">
            <text:p>0,35455</text:p>
          </table:table-cell>
          <table:table-cell table:number-columns-repeated="16378"/>
        </table:table-row>
        <table:table-row table:style-name="ro2">
          <table:table-cell office:value-type="time" office:time-value="PT18H52M0S" table:style-name="ce5">
            <text:p>18:52:00</text:p>
          </table:table-cell>
          <table:table-cell office:value-type="time" office:time-value="PT18H52M1S" table:style-name="ce5">
            <text:p>18:52:01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4799999999999998" table:style-name="ce1">
            <text:p>0,348</text:p>
          </table:table-cell>
          <table:table-cell office:value-type="float" office:value="0.35252399999999995" table:formula="of:=[.C385]/1000*[.E385]" table:style-name="ce1">
            <text:p>0,352524</text:p>
          </table:table-cell>
          <table:table-cell table:number-columns-repeated="16378"/>
        </table:table-row>
        <table:table-row table:style-name="ro2">
          <table:table-cell office:value-type="time" office:time-value="PT18H52M1S" table:style-name="ce5">
            <text:p>18:52:01</text:p>
          </table:table-cell>
          <table:table-cell office:value-type="time" office:time-value="PT18H52M2S" table:style-name="ce5">
            <text:p>18:52:02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4899999999999998" table:style-name="ce1">
            <text:p>0,349</text:p>
          </table:table-cell>
          <table:table-cell office:value-type="float" office:value="0.353188" table:formula="of:=[.C386]/1000*[.E386]" table:style-name="ce1">
            <text:p>0,353188</text:p>
          </table:table-cell>
          <table:table-cell table:number-columns-repeated="16378"/>
        </table:table-row>
        <table:table-row table:style-name="ro2">
          <table:table-cell office:value-type="time" office:time-value="PT18H52M2S" table:style-name="ce5">
            <text:p>18:52:02</text:p>
          </table:table-cell>
          <table:table-cell office:value-type="time" office:time-value="PT18H52M3S" table:style-name="ce5">
            <text:p>18:52:03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9700000000000002" table:style-name="ce1">
            <text:p>0,397</text:p>
          </table:table-cell>
          <table:table-cell office:value-type="float" office:value="0.40216099999999999" table:formula="of:=[.C387]/1000*[.E387]" table:style-name="ce1">
            <text:p>0,402161</text:p>
          </table:table-cell>
          <table:table-cell table:number-columns-repeated="16378"/>
        </table:table-row>
        <table:table-row table:style-name="ro2">
          <table:table-cell office:value-type="time" office:time-value="PT18H52M3S" table:style-name="ce5">
            <text:p>18:52:03</text:p>
          </table:table-cell>
          <table:table-cell office:value-type="time" office:time-value="PT18H52M4S" table:style-name="ce5">
            <text:p>18:52:04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6299999999999999" table:style-name="ce1">
            <text:p>0,363</text:p>
          </table:table-cell>
          <table:table-cell office:value-type="float" office:value="0.36735600000000002" table:formula="of:=[.C388]/1000*[.E388]" table:style-name="ce1">
            <text:p>0,367356</text:p>
          </table:table-cell>
          <table:table-cell table:number-columns-repeated="16378"/>
        </table:table-row>
        <table:table-row table:style-name="ro2">
          <table:table-cell office:value-type="time" office:time-value="PT18H52M4S" table:style-name="ce5">
            <text:p>18:52:04</text:p>
          </table:table-cell>
          <table:table-cell office:value-type="time" office:time-value="PT18H52M5S" table:style-name="ce5">
            <text:p>18:52:05</text:p>
          </table:table-cell>
          <table:table-cell office:value-type="float" office:value="1017" table:style-name="ce1">
            <text:p>1017</text:p>
          </table:table-cell>
          <table:table-cell office:value-type="float" office:value="4.6710000000000003" table:style-name="ce1">
            <text:p>4,671</text:p>
          </table:table-cell>
          <table:table-cell office:value-type="float" office:value="0.379" table:style-name="ce1">
            <text:p>0,379</text:p>
          </table:table-cell>
          <table:table-cell office:value-type="float" office:value="0.38544299999999998" table:formula="of:=[.C389]/1000*[.E389]" table:style-name="ce1">
            <text:p>0,385443</text:p>
          </table:table-cell>
          <table:table-cell table:number-columns-repeated="16378"/>
        </table:table-row>
        <table:table-row table:style-name="ro2">
          <table:table-cell office:value-type="time" office:time-value="PT18H52M5S" table:style-name="ce5">
            <text:p>18:52:05</text:p>
          </table:table-cell>
          <table:table-cell office:value-type="time" office:time-value="PT18H52M6S" table:style-name="ce5">
            <text:p>18:52:06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01499999999993" table:formula="of:=[.C390]/1000*[.E390]" table:style-name="ce1">
            <text:p>0,369015</text:p>
          </table:table-cell>
          <table:table-cell table:number-columns-repeated="16378"/>
        </table:table-row>
        <table:table-row table:style-name="ro2">
          <table:table-cell office:value-type="time" office:time-value="PT18H52M6S" table:style-name="ce5">
            <text:p>18:52:06</text:p>
          </table:table-cell>
          <table:table-cell office:value-type="time" office:time-value="PT18H52M7S" table:style-name="ce5">
            <text:p>18:52:07</text:p>
          </table:table-cell>
          <table:table-cell office:value-type="float" office:value="1009" table:style-name="ce1">
            <text:p>1009</text:p>
          </table:table-cell>
          <table:table-cell office:value-type="float" office:value="4.2119999999999997" table:style-name="ce1">
            <text:p>4,212</text:p>
          </table:table-cell>
          <table:table-cell office:value-type="float" office:value="0.35799999999999998" table:style-name="ce1">
            <text:p>0,358</text:p>
          </table:table-cell>
          <table:table-cell office:value-type="float" office:value="0.36122199999999993" table:formula="of:=[.C391]/1000*[.E391]" table:style-name="ce1">
            <text:p>0,361222</text:p>
          </table:table-cell>
          <table:table-cell table:number-columns-repeated="16378"/>
        </table:table-row>
        <table:table-row table:style-name="ro2">
          <table:table-cell office:value-type="time" office:time-value="PT18H52M7S" table:style-name="ce5">
            <text:p>18:52:07</text:p>
          </table:table-cell>
          <table:table-cell office:value-type="time" office:time-value="PT18H52M8S" table:style-name="ce5">
            <text:p>18:52:08</text:p>
          </table:table-cell>
          <table:table-cell office:value-type="float" office:value="1010" table:style-name="ce1">
            <text:p>1010</text:p>
          </table:table-cell>
          <table:table-cell office:value-type="float" office:value="4.4550000000000001" table:style-name="ce1">
            <text:p>4,455</text:p>
          </table:table-cell>
          <table:table-cell office:value-type="float" office:value="0.35099999999999998" table:style-name="ce1">
            <text:p>0,351</text:p>
          </table:table-cell>
          <table:table-cell office:value-type="float" office:value="0.35450999999999999" table:formula="of:=[.C392]/1000*[.E392]" table:style-name="ce1">
            <text:p>0,35451</text:p>
          </table:table-cell>
          <table:table-cell table:number-columns-repeated="16378"/>
        </table:table-row>
        <table:table-row table:style-name="ro2">
          <table:table-cell office:value-type="time" office:time-value="PT18H52M8S" table:style-name="ce5">
            <text:p>18:52:08</text:p>
          </table:table-cell>
          <table:table-cell office:value-type="time" office:time-value="PT18H52M9S" table:style-name="ce5">
            <text:p>18:52:09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6099999999999999" table:style-name="ce1">
            <text:p>0,361</text:p>
          </table:table-cell>
          <table:table-cell office:value-type="float" office:value="0.36569299999999993" table:formula="of:=[.C393]/1000*[.E393]" table:style-name="ce1">
            <text:p>0,365693</text:p>
          </table:table-cell>
          <table:table-cell table:number-columns-repeated="16378"/>
        </table:table-row>
        <table:table-row table:style-name="ro2">
          <table:table-cell office:value-type="time" office:time-value="PT18H52M9S" table:style-name="ce5">
            <text:p>18:52:09</text:p>
          </table:table-cell>
          <table:table-cell office:value-type="time" office:time-value="PT18H52M10S" table:style-name="ce5">
            <text:p>18:52:10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74499999999993" table:formula="of:=[.C394]/1000*[.E394]" table:style-name="ce1">
            <text:p>0,369745</text:p>
          </table:table-cell>
          <table:table-cell table:number-columns-repeated="16378"/>
        </table:table-row>
        <table:table-row table:style-name="ro2">
          <table:table-cell office:value-type="time" office:time-value="PT18H52M10S" table:style-name="ce5">
            <text:p>18:52:10</text:p>
          </table:table-cell>
          <table:table-cell office:value-type="time" office:time-value="PT18H52M11S" table:style-name="ce5">
            <text:p>18:52:11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1" table:style-name="ce1">
            <text:p>0,371</text:p>
          </table:table-cell>
          <table:table-cell office:value-type="float" office:value="0.37582299999999996" table:formula="of:=[.C395]/1000*[.E395]" table:style-name="ce1">
            <text:p>0,375823</text:p>
          </table:table-cell>
          <table:table-cell table:number-columns-repeated="16378"/>
        </table:table-row>
        <table:table-row table:style-name="ro2">
          <table:table-cell office:value-type="time" office:time-value="PT18H52M11S" table:style-name="ce5">
            <text:p>18:52:11</text:p>
          </table:table-cell>
          <table:table-cell office:value-type="time" office:time-value="PT18H52M12S" table:style-name="ce5">
            <text:p>18:52:12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71" table:style-name="ce1">
            <text:p>0,371</text:p>
          </table:table-cell>
          <table:table-cell office:value-type="float" office:value="0.37582299999999996" table:formula="of:=[.C396]/1000*[.E396]" table:style-name="ce1">
            <text:p>0,375823</text:p>
          </table:table-cell>
          <table:table-cell table:number-columns-repeated="16378"/>
        </table:table-row>
        <table:table-row table:style-name="ro2">
          <table:table-cell office:value-type="time" office:time-value="PT18H52M12S" table:style-name="ce5">
            <text:p>18:52:12</text:p>
          </table:table-cell>
          <table:table-cell office:value-type="time" office:time-value="PT18H52M13S" table:style-name="ce5">
            <text:p>18:52:13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4" table:style-name="ce1">
            <text:p>0,374</text:p>
          </table:table-cell>
          <table:table-cell office:value-type="float" office:value="0.37886199999999998" table:formula="of:=[.C397]/1000*[.E397]" table:style-name="ce1">
            <text:p>0,378862</text:p>
          </table:table-cell>
          <table:table-cell table:number-columns-repeated="16378"/>
        </table:table-row>
        <table:table-row table:style-name="ro2">
          <table:table-cell office:value-type="time" office:time-value="PT18H52M13S" table:style-name="ce5">
            <text:p>18:52:13</text:p>
          </table:table-cell>
          <table:table-cell office:value-type="time" office:time-value="PT18H52M14S" table:style-name="ce5">
            <text:p>18:52:14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7" table:style-name="ce1">
            <text:p>0,377</text:p>
          </table:table-cell>
          <table:table-cell office:value-type="float" office:value="0.38190099999999999" table:formula="of:=[.C398]/1000*[.E398]" table:style-name="ce1">
            <text:p>0,381901</text:p>
          </table:table-cell>
          <table:table-cell table:number-columns-repeated="16378"/>
        </table:table-row>
        <table:table-row table:style-name="ro2">
          <table:table-cell office:value-type="time" office:time-value="PT18H52M14S" table:style-name="ce5">
            <text:p>18:52:14</text:p>
          </table:table-cell>
          <table:table-cell office:value-type="time" office:time-value="PT18H52M15S" table:style-name="ce5">
            <text:p>18:52:15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9" table:style-name="ce1">
            <text:p>0,379</text:p>
          </table:table-cell>
          <table:table-cell office:value-type="float" office:value="0.38392699999999996" table:formula="of:=[.C399]/1000*[.E399]" table:style-name="ce1">
            <text:p>0,383927</text:p>
          </table:table-cell>
          <table:table-cell table:number-columns-repeated="16378"/>
        </table:table-row>
        <table:table-row table:style-name="ro2">
          <table:table-cell office:value-type="time" office:time-value="PT18H52M15S" table:style-name="ce5">
            <text:p>18:52:15</text:p>
          </table:table-cell>
          <table:table-cell office:value-type="time" office:time-value="PT18H52M16S" table:style-name="ce5">
            <text:p>18:52:16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2" table:style-name="ce1">
            <text:p>0,372</text:p>
          </table:table-cell>
          <table:table-cell office:value-type="float" office:value="0.37683599999999995" table:formula="of:=[.C400]/1000*[.E400]" table:style-name="ce1">
            <text:p>0,376836</text:p>
          </table:table-cell>
          <table:table-cell table:number-columns-repeated="16378"/>
        </table:table-row>
        <table:table-row table:style-name="ro2">
          <table:table-cell office:value-type="time" office:time-value="PT18H52M16S" table:style-name="ce5">
            <text:p>18:52:16</text:p>
          </table:table-cell>
          <table:table-cell office:value-type="time" office:time-value="PT18H52M17S" table:style-name="ce5">
            <text:p>18:52:17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8200000000000001" table:style-name="ce1">
            <text:p>0,382</text:p>
          </table:table-cell>
          <table:table-cell office:value-type="float" office:value="0.38658399999999998" table:formula="of:=[.C401]/1000*[.E401]" table:style-name="ce1">
            <text:p>0,386584</text:p>
          </table:table-cell>
          <table:table-cell table:number-columns-repeated="16378"/>
        </table:table-row>
        <table:table-row table:style-name="ro2">
          <table:table-cell office:value-type="time" office:time-value="PT18H52M17S" table:style-name="ce5">
            <text:p>18:52:17</text:p>
          </table:table-cell>
          <table:table-cell office:value-type="time" office:time-value="PT18H52M18S" table:style-name="ce5">
            <text:p>18:52:18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40699999999999997" table:style-name="ce1">
            <text:p>0,407</text:p>
          </table:table-cell>
          <table:table-cell office:value-type="float" office:value="0.41188399999999997" table:formula="of:=[.C402]/1000*[.E402]" table:style-name="ce1">
            <text:p>0,411884</text:p>
          </table:table-cell>
          <table:table-cell table:number-columns-repeated="16378"/>
        </table:table-row>
        <table:table-row table:style-name="ro2">
          <table:table-cell office:value-type="time" office:time-value="PT18H52M18S" table:style-name="ce5">
            <text:p>18:52:18</text:p>
          </table:table-cell>
          <table:table-cell office:value-type="time" office:time-value="PT18H52M19S" table:style-name="ce5">
            <text:p>18:52:19</text:p>
          </table:table-cell>
          <table:table-cell office:value-type="float" office:value="1010" table:style-name="ce1">
            <text:p>1010</text:p>
          </table:table-cell>
          <table:table-cell office:value-type="float" office:value="5.4459999999999997" table:style-name="ce1">
            <text:p>5,446</text:p>
          </table:table-cell>
          <table:table-cell office:value-type="float" office:value="0.40600000000000003" table:style-name="ce1">
            <text:p>0,406</text:p>
          </table:table-cell>
          <table:table-cell office:value-type="float" office:value="0.41006000000000004" table:formula="of:=[.C403]/1000*[.E403]" table:style-name="ce1">
            <text:p>0,41006</text:p>
          </table:table-cell>
          <table:table-cell table:number-columns-repeated="16378"/>
        </table:table-row>
        <table:table-row table:style-name="ro2">
          <table:table-cell office:value-type="time" office:time-value="PT18H52M19S" table:style-name="ce5">
            <text:p>18:52:19</text:p>
          </table:table-cell>
          <table:table-cell office:value-type="time" office:time-value="PT18H52M20S" table:style-name="ce5">
            <text:p>18:52:20</text:p>
          </table:table-cell>
          <table:table-cell office:value-type="float" office:value="1009" table:style-name="ce1">
            <text:p>1009</text:p>
          </table:table-cell>
          <table:table-cell office:value-type="float" office:value="4.46" table:style-name="ce1">
            <text:p>4,46</text:p>
          </table:table-cell>
          <table:table-cell office:value-type="float" office:value="0.36899999999999999" table:style-name="ce1">
            <text:p>0,369</text:p>
          </table:table-cell>
          <table:table-cell office:value-type="float" office:value="0.37232099999999996" table:formula="of:=[.C404]/1000*[.E404]" table:style-name="ce1">
            <text:p>0,372321</text:p>
          </table:table-cell>
          <table:table-cell table:number-columns-repeated="16378"/>
        </table:table-row>
        <table:table-row table:style-name="ro2">
          <table:table-cell office:value-type="time" office:time-value="PT18H52M20S" table:style-name="ce5">
            <text:p>18:52:20</text:p>
          </table:table-cell>
          <table:table-cell office:value-type="time" office:time-value="PT18H52M21S" table:style-name="ce5">
            <text:p>18:52:21</text:p>
          </table:table-cell>
          <table:table-cell office:value-type="float" office:value="1010" table:style-name="ce1">
            <text:p>1010</text:p>
          </table:table-cell>
          <table:table-cell office:value-type="float" office:value="3.96" table:style-name="ce1">
            <text:p>3,96</text:p>
          </table:table-cell>
          <table:table-cell office:value-type="float" office:value="0.35899999999999999" table:style-name="ce1">
            <text:p>0,359</text:p>
          </table:table-cell>
          <table:table-cell office:value-type="float" office:value="0.36258999999999997" table:formula="of:=[.C405]/1000*[.E405]" table:style-name="ce1">
            <text:p>0,36259</text:p>
          </table:table-cell>
          <table:table-cell table:number-columns-repeated="16378"/>
        </table:table-row>
        <table:table-row table:style-name="ro2">
          <table:table-cell office:value-type="time" office:time-value="PT18H52M21S" table:style-name="ce5">
            <text:p>18:52:21</text:p>
          </table:table-cell>
          <table:table-cell office:value-type="time" office:time-value="PT18H52M22S" table:style-name="ce5">
            <text:p>18:52:22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8600000000000001" table:style-name="ce1">
            <text:p>0,386</text:p>
          </table:table-cell>
          <table:table-cell office:value-type="float" office:value="0.39063200000000003" table:formula="of:=[.C406]/1000*[.E406]" table:style-name="ce1">
            <text:p>0,390632</text:p>
          </table:table-cell>
          <table:table-cell table:number-columns-repeated="16378"/>
        </table:table-row>
        <table:table-row table:style-name="ro2">
          <table:table-cell office:value-type="time" office:time-value="PT18H52M22S" table:style-name="ce5">
            <text:p>18:52:22</text:p>
          </table:table-cell>
          <table:table-cell office:value-type="time" office:time-value="PT18H52M23S" table:style-name="ce5">
            <text:p>18:52:23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43457699999999994" table:formula="of:=[.C407]/1000*[.E407]" table:style-name="ce1">
            <text:p>0,434577</text:p>
          </table:table-cell>
          <table:table-cell table:number-columns-repeated="16378"/>
        </table:table-row>
        <table:table-row table:style-name="ro2">
          <table:table-cell office:value-type="time" office:time-value="PT18H52M23S" table:style-name="ce5">
            <text:p>18:52:23</text:p>
          </table:table-cell>
          <table:table-cell office:value-type="time" office:time-value="PT18H52M24S" table:style-name="ce5">
            <text:p>18:52:24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431699999999994" table:formula="of:=[.C408]/1000*[.E408]" table:style-name="ce1">
            <text:p>0,414317</text:p>
          </table:table-cell>
          <table:table-cell table:number-columns-repeated="16378"/>
        </table:table-row>
        <table:table-row table:style-name="ro2">
          <table:table-cell office:value-type="time" office:time-value="PT18H52M24S" table:style-name="ce5">
            <text:p>18:52:24</text:p>
          </table:table-cell>
          <table:table-cell office:value-type="time" office:time-value="PT18H52M25S" table:style-name="ce5">
            <text:p>18:52:25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42699999999999999" table:style-name="ce1">
            <text:p>0,427</text:p>
          </table:table-cell>
          <table:table-cell office:value-type="float" office:value="0.43255099999999996" table:formula="of:=[.C409]/1000*[.E409]" table:style-name="ce1">
            <text:p>0,432551</text:p>
          </table:table-cell>
          <table:table-cell table:number-columns-repeated="16378"/>
        </table:table-row>
        <table:table-row table:style-name="ro2">
          <table:table-cell office:value-type="time" office:time-value="PT18H52M25S" table:style-name="ce5">
            <text:p>18:52:25</text:p>
          </table:table-cell>
          <table:table-cell office:value-type="time" office:time-value="PT18H52M26S" table:style-name="ce5">
            <text:p>18:52:26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0400000000000003" table:style-name="ce1">
            <text:p>0,404</text:p>
          </table:table-cell>
          <table:table-cell office:value-type="float" office:value="0.409252" table:formula="of:=[.C410]/1000*[.E410]" table:style-name="ce1">
            <text:p>0,409252</text:p>
          </table:table-cell>
          <table:table-cell table:number-columns-repeated="16378"/>
        </table:table-row>
        <table:table-row table:style-name="ro2">
          <table:table-cell office:value-type="time" office:time-value="PT18H52M26S" table:style-name="ce5">
            <text:p>18:52:26</text:p>
          </table:table-cell>
          <table:table-cell office:value-type="time" office:time-value="PT18H52M27S" table:style-name="ce5">
            <text:p>18:52:27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0699999999999997" table:style-name="ce1">
            <text:p>0,407</text:p>
          </table:table-cell>
          <table:table-cell office:value-type="float" office:value="0.41229099999999991" table:formula="of:=[.C411]/1000*[.E411]" table:style-name="ce1">
            <text:p>0,412291</text:p>
          </table:table-cell>
          <table:table-cell table:number-columns-repeated="16378"/>
        </table:table-row>
        <table:table-row table:style-name="ro2">
          <table:table-cell office:value-type="time" office:time-value="PT18H52M27S" table:style-name="ce5">
            <text:p>18:52:27</text:p>
          </table:table-cell>
          <table:table-cell office:value-type="time" office:time-value="PT18H52M28S" table:style-name="ce5">
            <text:p>18:52:28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40500000000000003" table:style-name="ce1">
            <text:p>0,405</text:p>
          </table:table-cell>
          <table:table-cell office:value-type="float" office:value="0.41026499999999999" table:formula="of:=[.C412]/1000*[.E412]" table:style-name="ce1">
            <text:p>0,410265</text:p>
          </table:table-cell>
          <table:table-cell table:number-columns-repeated="16378"/>
        </table:table-row>
        <table:table-row table:style-name="ro2">
          <table:table-cell office:value-type="time" office:time-value="PT18H52M28S" table:style-name="ce5">
            <text:p>18:52:28</text:p>
          </table:table-cell>
          <table:table-cell office:value-type="time" office:time-value="PT18H52M29S" table:style-name="ce5">
            <text:p>18:52:29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1399999999999998" table:style-name="ce1">
            <text:p>0,414</text:p>
          </table:table-cell>
          <table:table-cell office:value-type="float" office:value="0.41938199999999992" table:formula="of:=[.C413]/1000*[.E413]" table:style-name="ce1">
            <text:p>0,419382</text:p>
          </table:table-cell>
          <table:table-cell table:number-columns-repeated="16378"/>
        </table:table-row>
        <table:table-row table:style-name="ro2">
          <table:table-cell office:value-type="time" office:time-value="PT18H52M29S" table:style-name="ce5">
            <text:p>18:52:29</text:p>
          </table:table-cell>
          <table:table-cell office:value-type="time" office:time-value="PT18H52M30S" table:style-name="ce5">
            <text:p>18:52:30</text:p>
          </table:table-cell>
          <table:table-cell office:value-type="float" office:value="1014" table:style-name="ce1">
            <text:p>1014</text:p>
          </table:table-cell>
          <table:table-cell office:value-type="float" office:value="4.931" table:style-name="ce1">
            <text:p>4,931</text:p>
          </table:table-cell>
          <table:table-cell office:value-type="float" office:value="0.41199999999999998" table:style-name="ce1">
            <text:p>0,412</text:p>
          </table:table-cell>
          <table:table-cell office:value-type="float" office:value="0.41776799999999997" table:formula="of:=[.C414]/1000*[.E414]" table:style-name="ce1">
            <text:p>0,417768</text:p>
          </table:table-cell>
          <table:table-cell table:number-columns-repeated="16378"/>
        </table:table-row>
        <table:table-row table:style-name="ro2">
          <table:table-cell office:value-type="time" office:time-value="PT18H52M30S" table:style-name="ce5">
            <text:p>18:52:30</text:p>
          </table:table-cell>
          <table:table-cell office:value-type="time" office:time-value="PT18H52M31S" table:style-name="ce5">
            <text:p>18:52:31</text:p>
          </table:table-cell>
          <table:table-cell office:value-type="float" office:value="1011" table:style-name="ce1">
            <text:p>1011</text:p>
          </table:table-cell>
          <table:table-cell office:value-type="float" office:value="4.6980000000000004" table:style-name="ce1">
            <text:p>4,698</text:p>
          </table:table-cell>
          <table:table-cell office:value-type="float" office:value="0.433" table:style-name="ce1">
            <text:p>0,433</text:p>
          </table:table-cell>
          <table:table-cell office:value-type="float" office:value="0.43776299999999996" table:formula="of:=[.C415]/1000*[.E415]" table:style-name="ce1">
            <text:p>0,437763</text:p>
          </table:table-cell>
          <table:table-cell table:number-columns-repeated="16378"/>
        </table:table-row>
        <table:table-row table:style-name="ro2">
          <table:table-cell office:value-type="time" office:time-value="PT18H52M31S" table:style-name="ce5">
            <text:p>18:52:31</text:p>
          </table:table-cell>
          <table:table-cell office:value-type="time" office:time-value="PT18H52M32S" table:style-name="ce5">
            <text:p>18:52:32</text:p>
          </table:table-cell>
          <table:table-cell office:value-type="float" office:value="1010" table:style-name="ce1">
            <text:p>1010</text:p>
          </table:table-cell>
          <table:table-cell office:value-type="float" office:value="4.95" table:style-name="ce1">
            <text:p>4,95</text:p>
          </table:table-cell>
          <table:table-cell office:value-type="float" office:value="0.41499999999999998" table:style-name="ce1">
            <text:p>0,415</text:p>
          </table:table-cell>
          <table:table-cell office:value-type="float" office:value="0.41914999999999997" table:formula="of:=[.C416]/1000*[.E416]" table:style-name="ce1">
            <text:p>0,41915</text:p>
          </table:table-cell>
          <table:table-cell table:number-columns-repeated="16378"/>
        </table:table-row>
        <table:table-row table:style-name="ro2">
          <table:table-cell office:value-type="time" office:time-value="PT18H52M32S" table:style-name="ce5">
            <text:p>18:52:32</text:p>
          </table:table-cell>
          <table:table-cell office:value-type="time" office:time-value="PT18H52M33S" table:style-name="ce5">
            <text:p>18:52:33</text:p>
          </table:table-cell>
          <table:table-cell office:value-type="float" office:value="1010" table:style-name="ce1">
            <text:p>1010</text:p>
          </table:table-cell>
          <table:table-cell office:value-type="float" office:value="5.4459999999999997" table:style-name="ce1">
            <text:p>5,446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308999999999996" table:formula="of:=[.C417]/1000*[.E417]" table:style-name="ce1">
            <text:p>0,41309</text:p>
          </table:table-cell>
          <table:table-cell table:number-columns-repeated="16378"/>
        </table:table-row>
        <table:table-row table:style-name="ro2">
          <table:table-cell office:value-type="time" office:time-value="PT18H52M33S" table:style-name="ce5">
            <text:p>18:52:33</text:p>
          </table:table-cell>
          <table:table-cell office:value-type="time" office:time-value="PT18H52M34S" table:style-name="ce5">
            <text:p>18:52:34</text:p>
          </table:table-cell>
          <table:table-cell office:value-type="float" office:value="1009" table:style-name="ce1">
            <text:p>1009</text:p>
          </table:table-cell>
          <table:table-cell office:value-type="float" office:value="4.9550000000000001" table:style-name="ce1">
            <text:p>4,955</text:p>
          </table:table-cell>
          <table:table-cell office:value-type="float" office:value="0.39300000000000002" table:style-name="ce1">
            <text:p>0,393</text:p>
          </table:table-cell>
          <table:table-cell office:value-type="float" office:value="0.39653699999999997" table:formula="of:=[.C418]/1000*[.E418]" table:style-name="ce1">
            <text:p>0,396537</text:p>
          </table:table-cell>
          <table:table-cell table:number-columns-repeated="16378"/>
        </table:table-row>
        <table:table-row table:style-name="ro2">
          <table:table-cell office:value-type="time" office:time-value="PT18H52M34S" table:style-name="ce5">
            <text:p>18:52:34</text:p>
          </table:table-cell>
          <table:table-cell office:value-type="time" office:time-value="PT18H52M35S" table:style-name="ce5">
            <text:p>18:52:35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3908" table:formula="of:=[.C419]/1000*[.E419]" table:style-name="ce1">
            <text:p>0,413908</text:p>
          </table:table-cell>
          <table:table-cell table:number-columns-repeated="16378"/>
        </table:table-row>
        <table:table-row table:style-name="ro2">
          <table:table-cell office:value-type="time" office:time-value="PT18H52M35S" table:style-name="ce5">
            <text:p>18:52:35</text:p>
          </table:table-cell>
          <table:table-cell office:value-type="time" office:time-value="PT18H52M36S" table:style-name="ce5">
            <text:p>18:52:36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2099999999999999" table:style-name="ce1">
            <text:p>0,421</text:p>
          </table:table-cell>
          <table:table-cell office:value-type="float" office:value="0.42647299999999994" table:formula="of:=[.C420]/1000*[.E420]" table:style-name="ce1">
            <text:p>0,426473</text:p>
          </table:table-cell>
          <table:table-cell table:number-columns-repeated="16378"/>
        </table:table-row>
        <table:table-row table:style-name="ro2">
          <table:table-cell office:value-type="time" office:time-value="PT18H52M36S" table:style-name="ce5">
            <text:p>18:52:36</text:p>
          </table:table-cell>
          <table:table-cell office:value-type="time" office:time-value="PT18H52M37S" table:style-name="ce5">
            <text:p>18:52:37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47813599999999995" table:formula="of:=[.C421]/1000*[.E421]" table:style-name="ce1">
            <text:p>0,478136</text:p>
          </table:table-cell>
          <table:table-cell table:number-columns-repeated="16378"/>
        </table:table-row>
        <table:table-row table:style-name="ro2">
          <table:table-cell office:value-type="time" office:time-value="PT18H52M37S" table:style-name="ce5">
            <text:p>18:52:37</text:p>
          </table:table-cell>
          <table:table-cell office:value-type="time" office:time-value="PT18H52M38S" table:style-name="ce5">
            <text:p>18:52:38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100000000000002" table:style-name="ce1">
            <text:p>0,461</text:p>
          </table:table-cell>
          <table:table-cell office:value-type="float" office:value="0.46699299999999999" table:formula="of:=[.C422]/1000*[.E422]" table:style-name="ce1">
            <text:p>0,466993</text:p>
          </table:table-cell>
          <table:table-cell table:number-columns-repeated="16378"/>
        </table:table-row>
        <table:table-row table:style-name="ro2">
          <table:table-cell office:value-type="time" office:time-value="PT18H52M38S" table:style-name="ce5">
            <text:p>18:52:38</text:p>
          </table:table-cell>
          <table:table-cell office:value-type="time" office:time-value="PT18H52M39S" table:style-name="ce5">
            <text:p>18:52:39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3099999999999999" table:style-name="ce1">
            <text:p>0,431</text:p>
          </table:table-cell>
          <table:table-cell office:value-type="float" office:value="0.43660299999999996" table:formula="of:=[.C423]/1000*[.E423]" table:style-name="ce1">
            <text:p>0,436603</text:p>
          </table:table-cell>
          <table:table-cell table:number-columns-repeated="16378"/>
        </table:table-row>
        <table:table-row table:style-name="ro2">
          <table:table-cell office:value-type="time" office:time-value="PT18H52M39S" table:style-name="ce5">
            <text:p>18:52:39</text:p>
          </table:table-cell>
          <table:table-cell office:value-type="time" office:time-value="PT18H52M40S" table:style-name="ce5">
            <text:p>18:52:40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4" table:style-name="ce1">
            <text:p>0,44</text:p>
          </table:table-cell>
          <table:table-cell office:value-type="float" office:value="0.44571999999999995" table:formula="of:=[.C424]/1000*[.E424]" table:style-name="ce1">
            <text:p>0,44572</text:p>
          </table:table-cell>
          <table:table-cell table:number-columns-repeated="16378"/>
        </table:table-row>
        <table:table-row table:style-name="ro2">
          <table:table-cell office:value-type="time" office:time-value="PT18H52M40S" table:style-name="ce5">
            <text:p>18:52:40</text:p>
          </table:table-cell>
          <table:table-cell office:value-type="time" office:time-value="PT18H52M41S" table:style-name="ce5">
            <text:p>18:52:41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36" table:style-name="ce1">
            <text:p>0,436</text:p>
          </table:table-cell>
          <table:table-cell office:value-type="float" office:value="0.44166799999999995" table:formula="of:=[.C425]/1000*[.E425]" table:style-name="ce1">
            <text:p>0,441668</text:p>
          </table:table-cell>
          <table:table-cell table:number-columns-repeated="16378"/>
        </table:table-row>
        <table:table-row table:style-name="ro2">
          <table:table-cell office:value-type="time" office:time-value="PT18H52M41S" table:style-name="ce5">
            <text:p>18:52:41</text:p>
          </table:table-cell>
          <table:table-cell office:value-type="time" office:time-value="PT18H52M42S" table:style-name="ce5">
            <text:p>18:52:42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5900000000000002" table:style-name="ce1">
            <text:p>0,459</text:p>
          </table:table-cell>
          <table:table-cell office:value-type="float" office:value="0.46450800000000003" table:formula="of:=[.C426]/1000*[.E426]" table:style-name="ce1">
            <text:p>0,464508</text:p>
          </table:table-cell>
          <table:table-cell table:number-columns-repeated="16378"/>
        </table:table-row>
        <table:table-row table:style-name="ro2">
          <table:table-cell office:value-type="time" office:time-value="PT18H52M42S" table:style-name="ce5">
            <text:p>18:52:42</text:p>
          </table:table-cell>
          <table:table-cell office:value-type="time" office:time-value="PT18H52M43S" table:style-name="ce5">
            <text:p>18:52:43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5" table:style-name="ce1">
            <text:p>0,45</text:p>
          </table:table-cell>
          <table:table-cell office:value-type="float" office:value="0.45540000000000003" table:formula="of:=[.C427]/1000*[.E427]" table:style-name="ce1">
            <text:p>0,4554</text:p>
          </table:table-cell>
          <table:table-cell table:number-columns-repeated="16378"/>
        </table:table-row>
        <table:table-row table:style-name="ro2">
          <table:table-cell office:value-type="time" office:time-value="PT18H52M43S" table:style-name="ce5">
            <text:p>18:52:43</text:p>
          </table:table-cell>
          <table:table-cell office:value-type="time" office:time-value="PT18H52M44S" table:style-name="ce5">
            <text:p>18:52:44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43" table:style-name="ce1">
            <text:p>0,443</text:p>
          </table:table-cell>
          <table:table-cell office:value-type="float" office:value="0.44831599999999999" table:formula="of:=[.C428]/1000*[.E428]" table:style-name="ce1">
            <text:p>0,448316</text:p>
          </table:table-cell>
          <table:table-cell table:number-columns-repeated="16378"/>
        </table:table-row>
        <table:table-row table:style-name="ro2">
          <table:table-cell office:value-type="time" office:time-value="PT18H52M44S" table:style-name="ce5">
            <text:p>18:52:44</text:p>
          </table:table-cell>
          <table:table-cell office:value-type="time" office:time-value="PT18H52M45S" table:style-name="ce5">
            <text:p>18:52:45</text:p>
          </table:table-cell>
          <table:table-cell office:value-type="float" office:value="1009" table:style-name="ce1">
            <text:p>1009</text:p>
          </table:table-cell>
          <table:table-cell office:value-type="float" office:value="5.9459999999999997" table:style-name="ce1">
            <text:p>5,946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0.44799599999999995" table:formula="of:=[.C429]/1000*[.E429]" table:style-name="ce1">
            <text:p>0,447996</text:p>
          </table:table-cell>
          <table:table-cell table:number-columns-repeated="16378"/>
        </table:table-row>
        <table:table-row table:style-name="ro2">
          <table:table-cell office:value-type="time" office:time-value="PT18H52M45S" table:style-name="ce5">
            <text:p>18:52:45</text:p>
          </table:table-cell>
          <table:table-cell office:value-type="time" office:time-value="PT18H52M46S" table:style-name="ce5">
            <text:p>18:52:46</text:p>
          </table:table-cell>
          <table:table-cell office:value-type="float" office:value="1010" table:style-name="ce1">
            <text:p>1010</text:p>
          </table:table-cell>
          <table:table-cell office:value-type="float" office:value="5.4459999999999997" table:style-name="ce1">
            <text:p>5,446</text:p>
          </table:table-cell>
          <table:table-cell office:value-type="float" office:value="0.433" table:style-name="ce1">
            <text:p>0,433</text:p>
          </table:table-cell>
          <table:table-cell office:value-type="float" office:value="0.43733" table:formula="of:=[.C430]/1000*[.E430]" table:style-name="ce1">
            <text:p>0,43733</text:p>
          </table:table-cell>
          <table:table-cell table:number-columns-repeated="16378"/>
        </table:table-row>
        <table:table-row table:style-name="ro2">
          <table:table-cell office:value-type="time" office:time-value="PT18H52M46S" table:style-name="ce5">
            <text:p>18:52:46</text:p>
          </table:table-cell>
          <table:table-cell office:value-type="time" office:time-value="PT18H52M47S" table:style-name="ce5">
            <text:p>18:52:47</text:p>
          </table:table-cell>
          <table:table-cell office:value-type="float" office:value="1008" table:style-name="ce1">
            <text:p>1008</text:p>
          </table:table-cell>
          <table:table-cell office:value-type="float" office:value="4.96" table:style-name="ce1">
            <text:p>4,96</text:p>
          </table:table-cell>
          <table:table-cell office:value-type="float" office:value="0.41099999999999998" table:style-name="ce1">
            <text:p>0,411</text:p>
          </table:table-cell>
          <table:table-cell office:value-type="float" office:value="0.41428799999999999" table:formula="of:=[.C431]/1000*[.E431]" table:style-name="ce1">
            <text:p>0,414288</text:p>
          </table:table-cell>
          <table:table-cell table:number-columns-repeated="16378"/>
        </table:table-row>
        <table:table-row table:style-name="ro2">
          <table:table-cell office:value-type="time" office:time-value="PT18H52M47S" table:style-name="ce5">
            <text:p>18:52:47</text:p>
          </table:table-cell>
          <table:table-cell office:value-type="time" office:time-value="PT18H52M48S" table:style-name="ce5">
            <text:p>18:52:48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434" table:style-name="ce1">
            <text:p>0,434</text:p>
          </table:table-cell>
          <table:table-cell office:value-type="float" office:value="0.43920799999999999" table:formula="of:=[.C432]/1000*[.E432]" table:style-name="ce1">
            <text:p>0,439208</text:p>
          </table:table-cell>
          <table:table-cell table:number-columns-repeated="16378"/>
        </table:table-row>
        <table:table-row table:style-name="ro2">
          <table:table-cell office:value-type="time" office:time-value="PT18H52M48S" table:style-name="ce5">
            <text:p>18:52:48</text:p>
          </table:table-cell>
          <table:table-cell office:value-type="time" office:time-value="PT18H52M49S" table:style-name="ce5">
            <text:p>18:52:49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49385600000000002" table:formula="of:=[.C433]/1000*[.E433]" table:style-name="ce1">
            <text:p>0,493856</text:p>
          </table:table-cell>
          <table:table-cell table:number-columns-repeated="16378"/>
        </table:table-row>
        <table:table-row table:style-name="ro2">
          <table:table-cell office:value-type="time" office:time-value="PT18H52M49S" table:style-name="ce5">
            <text:p>18:52:49</text:p>
          </table:table-cell>
          <table:table-cell office:value-type="time" office:time-value="PT18H52M50S" table:style-name="ce5">
            <text:p>18:52:50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400000000000002" table:style-name="ce1">
            <text:p>0,464</text:p>
          </table:table-cell>
          <table:table-cell office:value-type="float" office:value="0.47003200000000001" table:formula="of:=[.C434]/1000*[.E434]" table:style-name="ce1">
            <text:p>0,470032</text:p>
          </table:table-cell>
          <table:table-cell table:number-columns-repeated="16378"/>
        </table:table-row>
        <table:table-row table:style-name="ro2">
          <table:table-cell office:value-type="time" office:time-value="PT18H52M50S" table:style-name="ce5">
            <text:p>18:52:50</text:p>
          </table:table-cell>
          <table:table-cell office:value-type="time" office:time-value="PT18H52M51S" table:style-name="ce5">
            <text:p>18:52:51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5800000000000002" table:style-name="ce1">
            <text:p>0,458</text:p>
          </table:table-cell>
          <table:table-cell office:value-type="float" office:value="0.46395399999999998" table:formula="of:=[.C435]/1000*[.E435]" table:style-name="ce1">
            <text:p>0,463954</text:p>
          </table:table-cell>
          <table:table-cell table:number-columns-repeated="16378"/>
        </table:table-row>
        <table:table-row table:style-name="ro2">
          <table:table-cell office:value-type="time" office:time-value="PT18H52M51S" table:style-name="ce5">
            <text:p>18:52:51</text:p>
          </table:table-cell>
          <table:table-cell office:value-type="time" office:time-value="PT18H52M52S" table:style-name="ce5">
            <text:p>18:52:52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46200000000000002" table:style-name="ce1">
            <text:p>0,462</text:p>
          </table:table-cell>
          <table:table-cell office:value-type="float" office:value="0.46846800000000005" table:formula="of:=[.C436]/1000*[.E436]" table:style-name="ce1">
            <text:p>0,468468</text:p>
          </table:table-cell>
          <table:table-cell table:number-columns-repeated="16378"/>
        </table:table-row>
        <table:table-row table:style-name="ro2">
          <table:table-cell office:value-type="time" office:time-value="PT18H52M52S" table:style-name="ce5">
            <text:p>18:52:52</text:p>
          </table:table-cell>
          <table:table-cell office:value-type="time" office:time-value="PT18H52M53S" table:style-name="ce5">
            <text:p>18:52:53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300000000000002" table:style-name="ce1">
            <text:p>0,463</text:p>
          </table:table-cell>
          <table:table-cell office:value-type="float" office:value="0.46901899999999996" table:formula="of:=[.C437]/1000*[.E437]" table:style-name="ce1">
            <text:p>0,469019</text:p>
          </table:table-cell>
          <table:table-cell table:number-columns-repeated="16378"/>
        </table:table-row>
        <table:table-row table:style-name="ro2">
          <table:table-cell office:value-type="time" office:time-value="PT18H52M53S" table:style-name="ce5">
            <text:p>18:52:53</text:p>
          </table:table-cell>
          <table:table-cell office:value-type="time" office:time-value="PT18H52M54S" table:style-name="ce5">
            <text:p>18:52:54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400000000000002" table:style-name="ce1">
            <text:p>0,464</text:p>
          </table:table-cell>
          <table:table-cell office:value-type="float" office:value="0.47003200000000001" table:formula="of:=[.C438]/1000*[.E438]" table:style-name="ce1">
            <text:p>0,470032</text:p>
          </table:table-cell>
          <table:table-cell table:number-columns-repeated="16378"/>
        </table:table-row>
        <table:table-row table:style-name="ro2">
          <table:table-cell office:value-type="time" office:time-value="PT18H52M54S" table:style-name="ce5">
            <text:p>18:52:54</text:p>
          </table:table-cell>
          <table:table-cell office:value-type="time" office:time-value="PT18H52M55S" table:style-name="ce5">
            <text:p>18:52:55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8199999999999998" table:style-name="ce1">
            <text:p>0,482</text:p>
          </table:table-cell>
          <table:table-cell office:value-type="float" office:value="0.48826599999999992" table:formula="of:=[.C439]/1000*[.E439]" table:style-name="ce1">
            <text:p>0,488266</text:p>
          </table:table-cell>
          <table:table-cell table:number-columns-repeated="16378"/>
        </table:table-row>
        <table:table-row table:style-name="ro2">
          <table:table-cell office:value-type="time" office:time-value="PT18H52M55S" table:style-name="ce5">
            <text:p>18:52:55</text:p>
          </table:table-cell>
          <table:table-cell office:value-type="time" office:time-value="PT18H52M56S" table:style-name="ce5">
            <text:p>18:52:56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504" table:style-name="ce1">
            <text:p>0,504</text:p>
          </table:table-cell>
          <table:table-cell office:value-type="float" office:value="0.51055200000000001" table:formula="of:=[.C440]/1000*[.E440]" table:style-name="ce1">
            <text:p>0,510552</text:p>
          </table:table-cell>
          <table:table-cell table:number-columns-repeated="16378"/>
        </table:table-row>
        <table:table-row table:style-name="ro2">
          <table:table-cell office:value-type="time" office:time-value="PT18H52M56S" table:style-name="ce5">
            <text:p>18:52:56</text:p>
          </table:table-cell>
          <table:table-cell office:value-type="time" office:time-value="PT18H52M57S" table:style-name="ce5">
            <text:p>18:52:57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7099999999999997" table:style-name="ce1">
            <text:p>0,471</text:p>
          </table:table-cell>
          <table:table-cell office:value-type="float" office:value="0.47665199999999996" table:formula="of:=[.C441]/1000*[.E441]" table:style-name="ce1">
            <text:p>0,476652</text:p>
          </table:table-cell>
          <table:table-cell table:number-columns-repeated="16378"/>
        </table:table-row>
        <table:table-row table:style-name="ro2">
          <table:table-cell office:value-type="time" office:time-value="PT18H52M57S" table:style-name="ce5">
            <text:p>18:52:57</text:p>
          </table:table-cell>
          <table:table-cell office:value-type="time" office:time-value="PT18H52M58S" table:style-name="ce5">
            <text:p>18:52:58</text:p>
          </table:table-cell>
          <table:table-cell office:value-type="float" office:value="1010" table:style-name="ce1">
            <text:p>1010</text:p>
          </table:table-cell>
          <table:table-cell office:value-type="float" office:value="5.6929999999999996" table:style-name="ce1">
            <text:p>5,693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47671999999999998" table:formula="of:=[.C442]/1000*[.E442]" table:style-name="ce1">
            <text:p>0,47672</text:p>
          </table:table-cell>
          <table:table-cell table:number-columns-repeated="16378"/>
        </table:table-row>
        <table:table-row table:style-name="ro2">
          <table:table-cell office:value-type="time" office:time-value="PT18H52M58S" table:style-name="ce5">
            <text:p>18:52:58</text:p>
          </table:table-cell>
          <table:table-cell office:value-type="time" office:time-value="PT18H52M59S" table:style-name="ce5">
            <text:p>18:52:59</text:p>
          </table:table-cell>
          <table:table-cell office:value-type="float" office:value="1008" table:style-name="ce1">
            <text:p>1008</text:p>
          </table:table-cell>
          <table:table-cell office:value-type="float" office:value="6.2" table:style-name="ce1">
            <text:p>6,2</text:p>
          </table:table-cell>
          <table:table-cell office:value-type="float" office:value="0.47599999999999998" table:style-name="ce1">
            <text:p>0,476</text:p>
          </table:table-cell>
          <table:table-cell office:value-type="float" office:value="0.47980799999999996" table:formula="of:=[.C443]/1000*[.E443]" table:style-name="ce1">
            <text:p>0,479808</text:p>
          </table:table-cell>
          <table:table-cell table:number-columns-repeated="16378"/>
        </table:table-row>
        <table:table-row table:style-name="ro2">
          <table:table-cell office:value-type="time" office:time-value="PT18H52M59S" table:style-name="ce5">
            <text:p>18:52:59</text:p>
          </table:table-cell>
          <table:table-cell office:value-type="time" office:time-value="PT18H53M1S" table:style-name="ce5">
            <text:p>18:53:01</text:p>
          </table:table-cell>
          <table:table-cell office:value-type="float" office:value="1011" table:style-name="ce1">
            <text:p>1011</text:p>
          </table:table-cell>
          <table:table-cell office:value-type="float" office:value="5.1929999999999996" table:style-name="ce1">
            <text:p>5,193</text:p>
          </table:table-cell>
          <table:table-cell office:value-type="float" office:value="0.45100000000000001" table:style-name="ce1">
            <text:p>0,451</text:p>
          </table:table-cell>
          <table:table-cell office:value-type="float" office:value="0.45596099999999995" table:formula="of:=[.C444]/1000*[.E444]" table:style-name="ce1">
            <text:p>0,455961</text:p>
          </table:table-cell>
          <table:table-cell table:number-columns-repeated="16378"/>
        </table:table-row>
        <table:table-row table:style-name="ro2">
          <table:table-cell office:value-type="time" office:time-value="PT18H53M1S" table:style-name="ce5">
            <text:p>18:53:01</text:p>
          </table:table-cell>
          <table:table-cell office:value-type="time" office:time-value="PT18H53M2S" table:style-name="ce5">
            <text:p>18:53:02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02" table:style-name="ce1">
            <text:p>0,502</text:p>
          </table:table-cell>
          <table:table-cell office:value-type="float" office:value="0.50852599999999992" table:formula="of:=[.C445]/1000*[.E445]" table:style-name="ce1">
            <text:p>0,508526</text:p>
          </table:table-cell>
          <table:table-cell table:number-columns-repeated="16378"/>
        </table:table-row>
        <table:table-row table:style-name="ro2">
          <table:table-cell office:value-type="time" office:time-value="PT18H53M2S" table:style-name="ce5">
            <text:p>18:53:02</text:p>
          </table:table-cell>
          <table:table-cell office:value-type="time" office:time-value="PT18H53M3S" table:style-name="ce5">
            <text:p>18:53:03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96" table:style-name="ce1">
            <text:p>0,496</text:p>
          </table:table-cell>
          <table:table-cell office:value-type="float" office:value="0.50244799999999989" table:formula="of:=[.C446]/1000*[.E446]" table:style-name="ce1">
            <text:p>0,502448</text:p>
          </table:table-cell>
          <table:table-cell table:number-columns-repeated="16378"/>
        </table:table-row>
        <table:table-row table:style-name="ro2">
          <table:table-cell office:value-type="time" office:time-value="PT18H53M3S" table:style-name="ce5">
            <text:p>18:53:03</text:p>
          </table:table-cell>
          <table:table-cell office:value-type="time" office:time-value="PT18H53M4S" table:style-name="ce5">
            <text:p>18:53:04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3100000000000003" table:style-name="ce1">
            <text:p>0,531</text:p>
          </table:table-cell>
          <table:table-cell office:value-type="float" office:value="0.53790300000000002" table:formula="of:=[.C447]/1000*[.E447]" table:style-name="ce1">
            <text:p>0,537903</text:p>
          </table:table-cell>
          <table:table-cell table:number-columns-repeated="16378"/>
        </table:table-row>
        <table:table-row table:style-name="ro2">
          <table:table-cell office:value-type="time" office:time-value="PT18H53M4S" table:style-name="ce5">
            <text:p>18:53:04</text:p>
          </table:table-cell>
          <table:table-cell office:value-type="time" office:time-value="PT18H53M5S" table:style-name="ce5">
            <text:p>18:53:05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95" table:style-name="ce1">
            <text:p>0,495</text:p>
          </table:table-cell>
          <table:table-cell office:value-type="float" office:value="0.50143499999999996" table:formula="of:=[.C448]/1000*[.E448]" table:style-name="ce1">
            <text:p>0,501435</text:p>
          </table:table-cell>
          <table:table-cell table:number-columns-repeated="16378"/>
        </table:table-row>
        <table:table-row table:style-name="ro2">
          <table:table-cell office:value-type="time" office:time-value="PT18H53M5S" table:style-name="ce5">
            <text:p>18:53:05</text:p>
          </table:table-cell>
          <table:table-cell office:value-type="time" office:time-value="PT18H53M6S" table:style-name="ce5">
            <text:p>18:53:06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0.49130499999999994" table:formula="of:=[.C449]/1000*[.E449]" table:style-name="ce1">
            <text:p>0,491305</text:p>
          </table:table-cell>
          <table:table-cell table:number-columns-repeated="16378"/>
        </table:table-row>
        <table:table-row table:style-name="ro2">
          <table:table-cell office:value-type="time" office:time-value="PT18H53M6S" table:style-name="ce5">
            <text:p>18:53:06</text:p>
          </table:table-cell>
          <table:table-cell office:value-type="time" office:time-value="PT18H53M7S" table:style-name="ce5">
            <text:p>18:53:07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8899999999999999" table:style-name="ce1">
            <text:p>0,489</text:p>
          </table:table-cell>
          <table:table-cell office:value-type="float" office:value="0.49535699999999994" table:formula="of:=[.C450]/1000*[.E450]" table:style-name="ce1">
            <text:p>0,495357</text:p>
          </table:table-cell>
          <table:table-cell table:number-columns-repeated="16378"/>
        </table:table-row>
        <table:table-row table:style-name="ro2">
          <table:table-cell office:value-type="time" office:time-value="PT18H53M7S" table:style-name="ce5">
            <text:p>18:53:07</text:p>
          </table:table-cell>
          <table:table-cell office:value-type="time" office:time-value="PT18H53M8S" table:style-name="ce5">
            <text:p>18:53:08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66899999999994" table:formula="of:=[.C451]/1000*[.E451]" table:style-name="ce1">
            <text:p>0,519669</text:p>
          </table:table-cell>
          <table:table-cell table:number-columns-repeated="16378"/>
        </table:table-row>
        <table:table-row table:style-name="ro2">
          <table:table-cell office:value-type="time" office:time-value="PT18H53M8S" table:style-name="ce5">
            <text:p>18:53:08</text:p>
          </table:table-cell>
          <table:table-cell office:value-type="time" office:time-value="PT18H53M9S" table:style-name="ce5">
            <text:p>18:53:09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95" table:style-name="ce1">
            <text:p>0,495</text:p>
          </table:table-cell>
          <table:table-cell office:value-type="float" office:value="0.50143499999999996" table:formula="of:=[.C452]/1000*[.E452]" table:style-name="ce1">
            <text:p>0,501435</text:p>
          </table:table-cell>
          <table:table-cell table:number-columns-repeated="16378"/>
        </table:table-row>
        <table:table-row table:style-name="ro2">
          <table:table-cell office:value-type="time" office:time-value="PT18H53M9S" table:style-name="ce5">
            <text:p>18:53:09</text:p>
          </table:table-cell>
          <table:table-cell office:value-type="time" office:time-value="PT18H53M10S" table:style-name="ce5">
            <text:p>18:53:10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05" table:style-name="ce1">
            <text:p>0,505</text:p>
          </table:table-cell>
          <table:table-cell office:value-type="float" office:value="0.51156499999999994" table:formula="of:=[.C453]/1000*[.E453]" table:style-name="ce1">
            <text:p>0,511565</text:p>
          </table:table-cell>
          <table:table-cell table:number-columns-repeated="16378"/>
        </table:table-row>
        <table:table-row table:style-name="ro2">
          <table:table-cell office:value-type="time" office:time-value="PT18H53M10S" table:style-name="ce5">
            <text:p>18:53:10</text:p>
          </table:table-cell>
          <table:table-cell office:value-type="time" office:time-value="PT18H53M11S" table:style-name="ce5">
            <text:p>18:53:11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0.53028799999999998" table:formula="of:=[.C454]/1000*[.E454]" table:style-name="ce1">
            <text:p>0,530288</text:p>
          </table:table-cell>
          <table:table-cell table:number-columns-repeated="16378"/>
        </table:table-row>
        <table:table-row table:style-name="ro2">
          <table:table-cell office:value-type="time" office:time-value="PT18H53M11S" table:style-name="ce5">
            <text:p>18:53:11</text:p>
          </table:table-cell>
          <table:table-cell office:value-type="time" office:time-value="PT18H53M12S" table:style-name="ce5">
            <text:p>18:53:12</text:p>
          </table:table-cell>
          <table:table-cell office:value-type="float" office:value="1009" table:style-name="ce1">
            <text:p>1009</text:p>
          </table:table-cell>
          <table:table-cell office:value-type="float" office:value="6.194" table:style-name="ce1">
            <text:p>6,194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49844599999999994" table:formula="of:=[.C455]/1000*[.E455]" table:style-name="ce1">
            <text:p>0,498446</text:p>
          </table:table-cell>
          <table:table-cell table:number-columns-repeated="16378"/>
        </table:table-row>
        <table:table-row table:style-name="ro2">
          <table:table-cell office:value-type="time" office:time-value="PT18H53M12S" table:style-name="ce5">
            <text:p>18:53:12</text:p>
          </table:table-cell>
          <table:table-cell office:value-type="time" office:time-value="PT18H53M13S" table:style-name="ce5">
            <text:p>18:53:13</text:p>
          </table:table-cell>
          <table:table-cell office:value-type="float" office:value="1009" table:style-name="ce1">
            <text:p>1009</text:p>
          </table:table-cell>
          <table:table-cell office:value-type="float" office:value="5.6989999999999998" table:style-name="ce1">
            <text:p>5,699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0.48936499999999994" table:formula="of:=[.C456]/1000*[.E456]" table:style-name="ce1">
            <text:p>0,489365</text:p>
          </table:table-cell>
          <table:table-cell table:number-columns-repeated="16378"/>
        </table:table-row>
        <table:table-row table:style-name="ro2">
          <table:table-cell office:value-type="time" office:time-value="PT18H53M13S" table:style-name="ce5">
            <text:p>18:53:13</text:p>
          </table:table-cell>
          <table:table-cell office:value-type="time" office:time-value="PT18H53M14S" table:style-name="ce5">
            <text:p>18:53:14</text:p>
          </table:table-cell>
          <table:table-cell office:value-type="float" office:value="1008" table:style-name="ce1">
            <text:p>1008</text:p>
          </table:table-cell>
          <table:table-cell office:value-type="float" office:value="5.952" table:style-name="ce1">
            <text:p>5,952</text:p>
          </table:table-cell>
          <table:table-cell office:value-type="float" office:value="0.49" table:style-name="ce1">
            <text:p>0,49</text:p>
          </table:table-cell>
          <table:table-cell office:value-type="float" office:value="0.49391999999999997" table:formula="of:=[.C457]/1000*[.E457]" table:style-name="ce1">
            <text:p>0,49392</text:p>
          </table:table-cell>
          <table:table-cell table:number-columns-repeated="16378"/>
        </table:table-row>
        <table:table-row table:style-name="ro2">
          <table:table-cell office:value-type="time" office:time-value="PT18H53M14S" table:style-name="ce5">
            <text:p>18:53:14</text:p>
          </table:table-cell>
          <table:table-cell office:value-type="time" office:time-value="PT18H53M15S" table:style-name="ce5">
            <text:p>18:53:15</text:p>
          </table:table-cell>
          <table:table-cell office:value-type="float" office:value="1010" table:style-name="ce1">
            <text:p>1010</text:p>
          </table:table-cell>
          <table:table-cell office:value-type="float" office:value="5.9409999999999998" table:style-name="ce1">
            <text:p>5,941</text:p>
          </table:table-cell>
          <table:table-cell office:value-type="float" office:value="0.51400000000000001" table:style-name="ce1">
            <text:p>0,514</text:p>
          </table:table-cell>
          <table:table-cell office:value-type="float" office:value="0.51914000000000005" table:formula="of:=[.C458]/1000*[.E458]" table:style-name="ce1">
            <text:p>0,51914</text:p>
          </table:table-cell>
          <table:table-cell table:number-columns-repeated="16378"/>
        </table:table-row>
        <table:table-row table:style-name="ro2">
          <table:table-cell office:value-type="time" office:time-value="PT18H53M15S" table:style-name="ce5">
            <text:p>18:53:15</text:p>
          </table:table-cell>
          <table:table-cell office:value-type="time" office:time-value="PT18H53M16S" table:style-name="ce5">
            <text:p>18:53:16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4600000000000004" table:style-name="ce1">
            <text:p>0,546</text:p>
          </table:table-cell>
          <table:table-cell office:value-type="float" office:value="0.55255200000000004" table:formula="of:=[.C459]/1000*[.E459]" table:style-name="ce1">
            <text:p>0,552552</text:p>
          </table:table-cell>
          <table:table-cell table:number-columns-repeated="16378"/>
        </table:table-row>
        <table:table-row table:style-name="ro2">
          <table:table-cell office:value-type="time" office:time-value="PT18H53M16S" table:style-name="ce5">
            <text:p>18:53:16</text:p>
          </table:table-cell>
          <table:table-cell office:value-type="time" office:time-value="PT18H53M17S" table:style-name="ce5">
            <text:p>18:53:17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2300000000000002" table:style-name="ce1">
            <text:p>0,523</text:p>
          </table:table-cell>
          <table:table-cell office:value-type="float" office:value="0.52927600000000008" table:formula="of:=[.C460]/1000*[.E460]" table:style-name="ce1">
            <text:p>0,529276</text:p>
          </table:table-cell>
          <table:table-cell table:number-columns-repeated="16378"/>
        </table:table-row>
        <table:table-row table:style-name="ro2">
          <table:table-cell office:value-type="time" office:time-value="PT18H53M17S" table:style-name="ce5">
            <text:p>18:53:17</text:p>
          </table:table-cell>
          <table:table-cell office:value-type="time" office:time-value="PT18H53M18S" table:style-name="ce5">
            <text:p>18:53:18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53500000000000003" table:style-name="ce1">
            <text:p>0,535</text:p>
          </table:table-cell>
          <table:table-cell office:value-type="float" office:value="0.54195499999999996" table:formula="of:=[.C461]/1000*[.E461]" table:style-name="ce1">
            <text:p>0,541955</text:p>
          </table:table-cell>
          <table:table-cell table:number-columns-repeated="16378"/>
        </table:table-row>
        <table:table-row table:style-name="ro2">
          <table:table-cell office:value-type="time" office:time-value="PT18H53M18S" table:style-name="ce5">
            <text:p>18:53:18</text:p>
          </table:table-cell>
          <table:table-cell office:value-type="time" office:time-value="PT18H53M19S" table:style-name="ce5">
            <text:p>18:53:19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1600000000000001" table:style-name="ce1">
            <text:p>0,516</text:p>
          </table:table-cell>
          <table:table-cell office:value-type="float" office:value="0.52270799999999995" table:formula="of:=[.C462]/1000*[.E462]" table:style-name="ce1">
            <text:p>0,522708</text:p>
          </table:table-cell>
          <table:table-cell table:number-columns-repeated="16378"/>
        </table:table-row>
        <table:table-row table:style-name="ro2">
          <table:table-cell office:value-type="time" office:time-value="PT18H53M19S" table:style-name="ce5">
            <text:p>18:53:19</text:p>
          </table:table-cell>
          <table:table-cell office:value-type="time" office:time-value="PT18H53M20S" table:style-name="ce5">
            <text:p>18:53:20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2900000000000003" table:style-name="ce1">
            <text:p>0,529</text:p>
          </table:table-cell>
          <table:table-cell office:value-type="float" office:value="0.53587699999999994" table:formula="of:=[.C463]/1000*[.E463]" table:style-name="ce1">
            <text:p>0,535877</text:p>
          </table:table-cell>
          <table:table-cell table:number-columns-repeated="16378"/>
        </table:table-row>
        <table:table-row table:style-name="ro2">
          <table:table-cell office:value-type="time" office:time-value="PT18H53M20S" table:style-name="ce5">
            <text:p>18:53:20</text:p>
          </table:table-cell>
          <table:table-cell office:value-type="time" office:time-value="PT18H53M21S" table:style-name="ce5">
            <text:p>18:53:21</text:p>
          </table:table-cell>
          <table:table-cell office:value-type="float" office:value="1014" table:style-name="ce1">
            <text:p>1014</text:p>
          </table:table-cell>
          <table:table-cell office:value-type="float" office:value="6.1639999999999997" table:style-name="ce1">
            <text:p>6,164</text:p>
          </table:table-cell>
          <table:table-cell office:value-type="float" office:value="0.53400000000000003" table:style-name="ce1">
            <text:p>0,534</text:p>
          </table:table-cell>
          <table:table-cell office:value-type="float" office:value="0.54147600000000007" table:formula="of:=[.C464]/1000*[.E464]" table:style-name="ce1">
            <text:p>0,541476</text:p>
          </table:table-cell>
          <table:table-cell table:number-columns-repeated="16378"/>
        </table:table-row>
        <table:table-row table:style-name="ro2">
          <table:table-cell office:value-type="time" office:time-value="PT18H53M21S" table:style-name="ce5">
            <text:p>18:53:21</text:p>
          </table:table-cell>
          <table:table-cell office:value-type="time" office:time-value="PT18H53M22S" table:style-name="ce5">
            <text:p>18:53:22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53900000000000003" table:style-name="ce1">
            <text:p>0,539</text:p>
          </table:table-cell>
          <table:table-cell office:value-type="float" office:value="0.54546800000000006" table:formula="of:=[.C465]/1000*[.E465]" table:style-name="ce1">
            <text:p>0,545468</text:p>
          </table:table-cell>
          <table:table-cell table:number-columns-repeated="16378"/>
        </table:table-row>
        <table:table-row table:style-name="ro2">
          <table:table-cell office:value-type="time" office:time-value="PT18H53M22S" table:style-name="ce5">
            <text:p>18:53:22</text:p>
          </table:table-cell>
          <table:table-cell office:value-type="time" office:time-value="PT18H53M23S" table:style-name="ce5">
            <text:p>18:53:23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5700000000000005" table:style-name="ce1">
            <text:p>0,557</text:p>
          </table:table-cell>
          <table:table-cell office:value-type="float" office:value="0.56368400000000007" table:formula="of:=[.C466]/1000*[.E466]" table:style-name="ce1">
            <text:p>0,563684</text:p>
          </table:table-cell>
          <table:table-cell table:number-columns-repeated="16378"/>
        </table:table-row>
        <table:table-row table:style-name="ro2">
          <table:table-cell office:value-type="time" office:time-value="PT18H53M23S" table:style-name="ce5">
            <text:p>18:53:23</text:p>
          </table:table-cell>
          <table:table-cell office:value-type="time" office:time-value="PT18H53M24S" table:style-name="ce5">
            <text:p>18:53:24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54100000000000004" table:style-name="ce1">
            <text:p>0,541</text:p>
          </table:table-cell>
          <table:table-cell office:value-type="float" office:value="0.54695099999999996" table:formula="of:=[.C467]/1000*[.E467]" table:style-name="ce1">
            <text:p>0,546951</text:p>
          </table:table-cell>
          <table:table-cell table:number-columns-repeated="16378"/>
        </table:table-row>
        <table:table-row table:style-name="ro2">
          <table:table-cell office:value-type="time" office:time-value="PT18H53M24S" table:style-name="ce5">
            <text:p>18:53:24</text:p>
          </table:table-cell>
          <table:table-cell office:value-type="time" office:time-value="PT18H53M25S" table:style-name="ce5">
            <text:p>18:53:25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53900000000000003" table:style-name="ce1">
            <text:p>0,539</text:p>
          </table:table-cell>
          <table:table-cell office:value-type="float" office:value="0.544929" table:formula="of:=[.C468]/1000*[.E468]" table:style-name="ce1">
            <text:p>0,544929</text:p>
          </table:table-cell>
          <table:table-cell table:number-columns-repeated="16378"/>
        </table:table-row>
        <table:table-row table:style-name="ro2">
          <table:table-cell office:value-type="time" office:time-value="PT18H53M25S" table:style-name="ce5">
            <text:p>18:53:25</text:p>
          </table:table-cell>
          <table:table-cell office:value-type="time" office:time-value="PT18H53M26S" table:style-name="ce5">
            <text:p>18:53:26</text:p>
          </table:table-cell>
          <table:table-cell office:value-type="float" office:value="1010" table:style-name="ce1">
            <text:p>1010</text:p>
          </table:table-cell>
          <table:table-cell office:value-type="float" office:value="5.9409999999999998" table:style-name="ce1">
            <text:p>5,941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015" table:formula="of:=[.C469]/1000*[.E469]" table:style-name="ce1">
            <text:p>0,52015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office:value-type="string" table:style-name="ce2">
            <text:p>Total energy</text:p>
          </table:table-cell>
          <table:table-cell office:value-type="float" office:value="66.479806000000025" table:formula="of:=SUM([.F267:.F469])" table:style-name="ce2">
            <text:p>66,479806</text:p>
          </table:table-cell>
          <table:table-cell table:number-columns-repeated="16378" table:style-name="ce2"/>
        </table:table-row>
        <table:table-row table:number-rows-repeated="104810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1:17:26Z</meta:creation-date>
    <dc:date>2024-04-30T14:54:08Z</dc:date>
    <meta:editing-cycles>2</meta:editing-cycles>
    <meta:editing-duration>PT433S</meta:editing-duration>
  </office:meta>
</office:document-meta>
</file>